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0.97cm"/>
    </style:style>
    <style:style style:name="co2" style:family="table-column">
      <style:table-column-properties fo:break-before="auto" style:column-width="1.857cm"/>
    </style:style>
    <style:style style:name="co3" style:family="table-column">
      <style:table-column-properties fo:break-before="auto" style:column-width="5.516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2.439cm"/>
    </style:style>
    <style:style style:name="co6" style:family="table-column">
      <style:table-column-properties fo:break-before="auto" style:column-width="1.108cm"/>
    </style:style>
    <style:style style:name="co7" style:family="table-column">
      <style:table-column-properties fo:break-before="auto" style:column-width="1.136cm"/>
    </style:style>
    <style:style style:name="co8" style:family="table-column">
      <style:table-column-properties fo:break-before="auto" style:column-width="1.025cm"/>
    </style:style>
    <style:style style:name="co9" style:family="table-column">
      <style:table-column-properties fo:break-before="auto" style:column-width="2.272cm"/>
    </style:style>
    <style:style style:name="co10" style:family="table-column">
      <style:table-column-properties fo:break-before="auto" style:column-width="1.247cm"/>
    </style:style>
    <style:style style:name="co11" style:family="table-column">
      <style:table-column-properties fo:break-before="auto" style:column-width="1.829cm"/>
    </style:style>
    <style:style style:name="co12" style:family="table-column">
      <style:table-column-properties fo:break-before="auto" style:column-width="2.411cm"/>
    </style:style>
    <style:style style:name="co13" style:family="table-column">
      <style:table-column-properties fo:break-before="auto" style:column-width="2.522cm"/>
    </style:style>
    <style:style style:name="co14" style:family="table-column">
      <style:table-column-properties fo:break-before="auto" style:column-width="2.134cm"/>
    </style:style>
    <style:style style:name="co15" style:family="table-column">
      <style:table-column-properties fo:break-before="auto" style:column-width="1.275cm"/>
    </style:style>
    <style:style style:name="co16" style:family="table-column">
      <style:table-column-properties fo:break-before="auto" style:column-width="1.912cm"/>
    </style:style>
    <style:style style:name="co17" style:family="table-column">
      <style:table-column-properties fo:break-before="auto" style:column-width="3.022cm"/>
    </style:style>
    <style:style style:name="co18" style:family="table-column">
      <style:table-column-properties fo:break-before="auto" style:column-width="2.66cm"/>
    </style:style>
    <style:style style:name="co19" style:family="table-column">
      <style:table-column-properties fo:break-before="auto" style:column-width="1.496cm"/>
    </style:style>
    <style:style style:name="co20" style:family="table-column">
      <style:table-column-properties fo:break-before="auto" style:column-width="0.997cm"/>
    </style:style>
    <style:style style:name="co21" style:family="table-column">
      <style:table-column-properties fo:break-before="auto" style:column-width="3.325cm"/>
    </style:style>
    <style:style style:name="co22" style:family="table-column">
      <style:table-column-properties fo:break-before="auto" style:column-width="2.106cm"/>
    </style:style>
    <style:style style:name="co23" style:family="table-column">
      <style:table-column-properties fo:break-before="auto" style:column-width="1.524cm"/>
    </style:style>
    <style:style style:name="co24" style:family="table-column">
      <style:table-column-properties fo:break-before="auto" style:column-width="1.302cm"/>
    </style:style>
    <style:style style:name="co25" style:family="table-column">
      <style:table-column-properties fo:break-before="auto" style:column-width="1.635cm"/>
    </style:style>
    <style:style style:name="co26" style:family="table-column">
      <style:table-column-properties fo:break-before="auto" style:column-width="1.552cm"/>
    </style:style>
    <style:style style:name="co27" style:family="table-column">
      <style:table-column-properties fo:break-before="auto" style:column-width="2.633cm"/>
    </style:style>
    <style:style style:name="co28" style:family="table-column">
      <style:table-column-properties fo:break-before="auto" style:column-width="2.3cm"/>
    </style:style>
    <style:style style:name="co29" style:family="table-column">
      <style:table-column-properties fo:break-before="auto" style:column-width="1cm"/>
    </style:style>
    <style:style style:name="co30" style:family="table-column">
      <style:table-column-properties fo:break-before="auto" style:column-width="6.115cm"/>
    </style:style>
    <style:style style:name="co31" style:family="table-column">
      <style:table-column-properties fo:break-before="auto" style:column-width="2.438cm"/>
    </style:style>
    <style:style style:name="co32" style:family="table-column">
      <style:table-column-properties fo:break-before="auto" style:column-width="1.111cm"/>
    </style:style>
    <style:style style:name="co33" style:family="table-column">
      <style:table-column-properties fo:break-before="auto" style:column-width="1.138cm"/>
    </style:style>
    <style:style style:name="co34" style:family="table-column">
      <style:table-column-properties fo:break-before="auto" style:column-width="1.028cm"/>
    </style:style>
    <style:style style:name="co35" style:family="table-column">
      <style:table-column-properties fo:break-before="auto" style:column-width="2.577cm"/>
    </style:style>
    <style:style style:name="co36" style:family="table-column">
      <style:table-column-properties fo:break-before="auto" style:column-width="3.849cm"/>
    </style:style>
    <style:style style:name="co37" style:family="table-column">
      <style:table-column-properties fo:break-before="auto" style:column-width="1.637cm"/>
    </style:style>
    <style:style style:name="co38" style:family="table-column">
      <style:table-column-properties fo:break-before="auto" style:column-width="1.554cm"/>
    </style:style>
    <style:style style:name="co39" style:family="table-column">
      <style:table-column-properties fo:break-before="auto" style:column-width="2.521cm"/>
    </style:style>
    <style:style style:name="co40" style:family="table-column">
      <style:table-column-properties fo:break-before="auto" style:column-width="2.632cm"/>
    </style:style>
    <style:style style:name="co41" style:family="table-column">
      <style:table-column-properties fo:break-before="auto" style:column-width="1.191cm"/>
    </style:style>
    <style:style style:name="co42" style:family="table-column">
      <style:table-column-properties fo:break-before="auto" style:column-width="1.919cm"/>
    </style:style>
    <style:style style:name="co43" style:family="table-column">
      <style:table-column-properties fo:break-before="auto" style:column-width="3.029cm"/>
    </style:style>
    <style:style style:name="co44" style:family="table-column">
      <style:table-column-properties fo:break-before="auto" style:column-width="2.669cm"/>
    </style:style>
    <style:style style:name="co45" style:family="table-column">
      <style:table-column-properties fo:break-before="auto" style:column-width="1.281cm"/>
    </style:style>
    <style:style style:name="co46" style:family="table-column">
      <style:table-column-properties fo:break-before="auto" style:column-width="0.961cm"/>
    </style:style>
    <style:style style:name="co47" style:family="table-column">
      <style:table-column-properties fo:break-before="auto" style:column-width="1.226cm"/>
    </style:style>
    <style:style style:name="co48" style:family="table-column">
      <style:table-column-properties fo:break-before="auto" style:column-width="2.725cm"/>
    </style:style>
    <style:style style:name="co49" style:family="table-column">
      <style:table-column-properties fo:break-before="auto" style:column-width="1.041cm"/>
    </style:style>
    <style:style style:name="co5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craft_5f_armour">
      <style:table-properties table:display="true" style:writing-mode="lr-tb"/>
    </style:style>
    <style:style style:name="ta2" style:family="table" style:master-page-name="PageStyle_5f_craft_5f_weapon">
      <style:table-properties table:display="true" style:writing-mode="lr-tb"/>
    </style:style>
    <style:style style:name="ta3" style:family="table" style:master-page-name="PageStyle_5f_craft_5f_wondrous">
      <style:table-properties table:display="true" style:writing-mode="lr-tb"/>
    </style:style>
    <style:style style:name="ta4" style:family="table" style:master-page-name="PageStyle_5f_craft_5f_ring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craft_armou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default-cell-style-name="ce1"/>
        <table:table-column table:style-name="co19" table:default-cell-style-name="Default"/>
        <table:table-column table:style-name="co9" table:number-columns-repeated="223" table:default-cell-style-name="Default"/>
        <table:table-row table:style-name="ro1">
          <table:table-cell office:value-type="string">
            <text:p>2DA</text:p>
          </table:table-cell>
          <table:table-cell office:value-type="string">
            <text:p>V2.0</text:p>
          </table:table-cell>
          <table:table-cell/>
          <table:table-cell table:style-name="Default"/>
          <table:table-cell table:number-columns-repeated="27"/>
          <table:table-cell table:style-name="Default"/>
          <table:table-cell table:number-columns-repeated="224"/>
        </table:table-row>
        <table:table-row table:style-name="ro1">
          <table:table-cell table:number-columns-repeated="3"/>
          <table:table-cell table:style-name="Default"/>
          <table:table-cell table:number-columns-repeated="27"/>
          <table:table-cell table:style-name="Default"/>
          <table:table-cell table:number-columns-repeated="224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Label</text:p>
          </table:table-cell>
          <table:table-cell table:style-name="Default" office:value-type="string">
            <text:p>Description</text:p>
          </table:table-cell>
          <table:table-cell office:value-type="string">
            <text:p>PropertyType</text:p>
          </table:table-cell>
          <table:table-cell office:value-type="string">
            <text:p>Level</text:p>
          </table:table-cell>
          <table:table-cell office:value-type="string">
            <text:p>Race</text:p>
          </table:table-cell>
          <table:table-cell office:value-type="string">
            <text:p>Feat</text:p>
          </table:table-cell>
          <table:table-cell office:value-type="string">
            <text:p>SpellPattern</text:p>
          </table:table-cell>
          <table:table-cell office:value-type="string">
            <text:p>Spell1</text:p>
          </table:table-cell>
          <table:table-cell office:value-type="string">
            <text:p>Spell2</text:p>
          </table:table-cell>
          <table:table-cell office:value-type="string">
            <text:p>Spell3</text:p>
          </table:table-cell>
          <table:table-cell office:value-type="string">
            <text:p>SpellOR1</text:p>
          </table:table-cell>
          <table:table-cell office:value-type="string">
            <text:p>SpellOR2</text:p>
          </table:table-cell>
          <table:table-cell office:value-type="string">
            <text:p>AlignGE</text:p>
          </table:table-cell>
          <table:table-cell office:value-type="string">
            <text:p>AlignLC</text:p>
          </table:table-cell>
          <table:table-cell office:value-type="string">
            <text:p>Enhancement</text:p>
          </table:table-cell>
          <table:table-cell office:value-type="string">
            <text:p>AdditionalCost</text:p>
          </table:table-cell>
          <table:table-cell office:value-type="string">
            <text:p>ReplaceLast</text:p>
          </table:table-cell>
          <table:table-cell office:value-type="string">
            <text:p>Type1</text:p>
          </table:table-cell>
          <table:table-cell office:value-type="string">
            <text:p>SubType1</text:p>
          </table:table-cell>
          <table:table-cell office:value-type="string">
            <text:p>CostTableValue1</text:p>
          </table:table-cell>
          <table:table-cell office:value-type="string">
            <text:p>Param1Value1</text:p>
          </table:table-cell>
          <table:table-cell office:value-type="string">
            <text:p>Type2</text:p>
          </table:table-cell>
          <table:table-cell office:value-type="string">
            <text:p>SubType2</text:p>
          </table:table-cell>
          <table:table-cell office:value-type="string">
            <text:p>CostTableValue2</text:p>
          </table:table-cell>
          <table:table-cell office:value-type="string">
            <text:p>Param1Value2</text:p>
          </table:table-cell>
          <table:table-cell office:value-type="string">
            <text:p>Type3</text:p>
          </table:table-cell>
          <table:table-cell office:value-type="string">
            <text:p>SubType3</text:p>
          </table:table-cell>
          <table:table-cell office:value-type="string">
            <text:p>CostTableValue3</text:p>
          </table:table-cell>
          <table:table-cell office:value-type="string">
            <text:p>Param1Value3</text:p>
          </table:table-cell>
          <table:table-cell table:style-name="Default" office:value-type="string">
            <text:p>Epic</text:p>
          </table:table-cell>
          <table:table-cell office:value-type="string">
            <text:p>Special</text:p>
          </table:table-cell>
          <table:table-cell table:number-columns-repeated="22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828726">
            <text:p>16828726</text:p>
          </table:table-cell>
          <table:table-cell office:value-type="string">
            <text:p>Enhancement_+1</text:p>
          </table:table-cell>
          <table:table-cell table:style-name="Default"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4]+1)" office:value-type="float" office:value="3">
            <text:p>3</text:p>
          </table:table-cell>
          <table:table-cell table:number-columns-repeated="10"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9" office:value-type="string">
            <text:p>****</text:p>
          </table:table-cell>
          <table:table-cell table:formula="oooc:=(OR([.F4]&gt;20;AND(NOT([.Q4]=&quot;****&quot;);[.Q4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828727">
            <text:p>16828727</text:p>
          </table:table-cell>
          <table:table-cell office:value-type="string">
            <text:p>Enhancement_+2</text:p>
          </table:table-cell>
          <table:table-cell table:style-name="Default"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5]+1)" office:value-type="float" office:value="6">
            <text:p>6</text:p>
          </table:table-cell>
          <table:table-cell table:number-columns-repeated="10" office:value-type="string">
            <text:p>****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OR([.F5]&gt;20;AND(NOT([.Q5]=&quot;****&quot;);[.Q5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828728">
            <text:p>16828728</text:p>
          </table:table-cell>
          <table:table-cell office:value-type="string">
            <text:p>Enhancement_+3</text:p>
          </table:table-cell>
          <table:table-cell table:style-name="Default"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6]+1)" office:value-type="float" office:value="9">
            <text:p>9</text:p>
          </table:table-cell>
          <table:table-cell table:number-columns-repeated="10" office:value-type="string">
            <text:p>****</text:p>
          </table:table-cell>
          <table:table-cell office:value-type="float" office:value="3">
            <text:p>3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table:number-columns-repeated="9" office:value-type="string">
            <text:p>****</text:p>
          </table:table-cell>
          <table:table-cell table:formula="oooc:=(OR([.F6]&gt;20;AND(NOT([.Q6]=&quot;****&quot;);[.Q6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828729">
            <text:p>16828729</text:p>
          </table:table-cell>
          <table:table-cell office:value-type="string">
            <text:p>Enhancement_+4</text:p>
          </table:table-cell>
          <table:table-cell table:style-name="Default"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7]+1)" office:value-type="float" office:value="12">
            <text:p>12</text:p>
          </table:table-cell>
          <table:table-cell table:number-columns-repeated="10" office:value-type="string">
            <text:p>****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formula="oooc:=(OR([.F7]&gt;20;AND(NOT([.Q7]=&quot;****&quot;);[.Q7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828730">
            <text:p>16828730</text:p>
          </table:table-cell>
          <table:table-cell office:value-type="string">
            <text:p>Enhancement_+5</text:p>
          </table:table-cell>
          <table:table-cell table:style-name="Default"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8]+1)" office:value-type="float" office:value="15">
            <text:p>15</text:p>
          </table:table-cell>
          <table:table-cell table:number-columns-repeated="10" office:value-type="string">
            <text:p>****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table:number-columns-repeated="9" office:value-type="string">
            <text:p>****</text:p>
          </table:table-cell>
          <table:table-cell table:formula="oooc:=(OR([.F8]&gt;20;AND(NOT([.Q8]=&quot;****&quot;);[.Q8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828731">
            <text:p>16828731</text:p>
          </table:table-cell>
          <table:table-cell office:value-type="string">
            <text:p>Enhancement_+6</text:p>
          </table:table-cell>
          <table:table-cell table:style-name="Default"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9]+1)" office:value-type="float" office:value="18">
            <text:p>18</text:p>
          </table:table-cell>
          <table:table-cell table:number-columns-repeated="10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formula="oooc:=(OR([.F9]&gt;20;AND(NOT([.Q9]=&quot;****&quot;);[.Q9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828732">
            <text:p>16828732</text:p>
          </table:table-cell>
          <table:table-cell office:value-type="string">
            <text:p>Enhancement_+7</text:p>
          </table:table-cell>
          <table:table-cell table:style-name="Default"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10]+1)" office:value-type="float" office:value="21">
            <text:p>21</text:p>
          </table:table-cell>
          <table:table-cell table:number-columns-repeated="10" office:value-type="string">
            <text:p>****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7">
            <text:p>7</text:p>
          </table:table-cell>
          <table:table-cell table:number-columns-repeated="9" office:value-type="string">
            <text:p>****</text:p>
          </table:table-cell>
          <table:table-cell table:formula="oooc:=(OR([.F10]&gt;20;AND(NOT([.Q10]=&quot;****&quot;);[.Q10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828733">
            <text:p>16828733</text:p>
          </table:table-cell>
          <table:table-cell office:value-type="string">
            <text:p>Enhancement_+8</text:p>
          </table:table-cell>
          <table:table-cell table:style-name="Default"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11]+1)" office:value-type="float" office:value="24">
            <text:p>24</text:p>
          </table:table-cell>
          <table:table-cell table:number-columns-repeated="10" office:value-type="string">
            <text:p>****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table:number-columns-repeated="9" office:value-type="string">
            <text:p>****</text:p>
          </table:table-cell>
          <table:table-cell table:formula="oooc:=(OR([.F11]&gt;20;AND(NOT([.Q11]=&quot;****&quot;);[.Q11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828734">
            <text:p>16828734</text:p>
          </table:table-cell>
          <table:table-cell office:value-type="string">
            <text:p>Enhancement_+9</text:p>
          </table:table-cell>
          <table:table-cell table:style-name="Default"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12]+1)" office:value-type="float" office:value="27">
            <text:p>27</text:p>
          </table:table-cell>
          <table:table-cell table:number-columns-repeated="10" office:value-type="string">
            <text:p>****</text:p>
          </table:table-cell>
          <table:table-cell office:value-type="float" office:value="9">
            <text:p>9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9">
            <text:p>9</text:p>
          </table:table-cell>
          <table:table-cell table:number-columns-repeated="9" office:value-type="string">
            <text:p>****</text:p>
          </table:table-cell>
          <table:table-cell table:formula="oooc:=(OR([.F12]&gt;20;AND(NOT([.Q12]=&quot;****&quot;);[.Q12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828735">
            <text:p>16828735</text:p>
          </table:table-cell>
          <table:table-cell office:value-type="string">
            <text:p>Enhancement_+10</text:p>
          </table:table-cell>
          <table:table-cell table:style-name="Default"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13]+1)" office:value-type="float" office:value="30">
            <text:p>30</text:p>
          </table:table-cell>
          <table:table-cell table:number-columns-repeated="10" office:value-type="string">
            <text:p>****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OR([.F13]&gt;20;AND(NOT([.Q13]=&quot;****&quot;);[.Q13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828736">
            <text:p>16828736</text:p>
          </table:table-cell>
          <table:table-cell office:value-type="string">
            <text:p>Enhancement_+11</text:p>
          </table:table-cell>
          <table:table-cell table:style-name="Default"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14]+1)" office:value-type="float" office:value="33">
            <text:p>33</text:p>
          </table:table-cell>
          <table:table-cell table:number-columns-repeated="10" office:value-type="string">
            <text:p>****</text:p>
          </table:table-cell>
          <table:table-cell office:value-type="float" office:value="11">
            <text:p>11</text:p>
          </table:table-cell>
          <table:table-cell office:value-type="string">
            <text:p>****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1">
            <text:p>11</text:p>
          </table:table-cell>
          <table:table-cell table:number-columns-repeated="9" office:value-type="string">
            <text:p>****</text:p>
          </table:table-cell>
          <table:table-cell table:formula="oooc:=(OR([.F14]&gt;20;AND(NOT([.Q14]=&quot;****&quot;);[.Q14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6828737">
            <text:p>16828737</text:p>
          </table:table-cell>
          <table:table-cell office:value-type="string">
            <text:p>Enhancement_+12</text:p>
          </table:table-cell>
          <table:table-cell table:style-name="Default"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15]+1)" office:value-type="float" office:value="36">
            <text:p>36</text:p>
          </table:table-cell>
          <table:table-cell table:number-columns-repeated="10" office:value-type="string">
            <text:p>****</text:p>
          </table:table-cell>
          <table:table-cell office:value-type="float" office:value="12">
            <text:p>12</text:p>
          </table:table-cell>
          <table:table-cell office:value-type="string">
            <text:p>****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2">
            <text:p>12</text:p>
          </table:table-cell>
          <table:table-cell table:number-columns-repeated="9" office:value-type="string">
            <text:p>****</text:p>
          </table:table-cell>
          <table:table-cell table:formula="oooc:=(OR([.F15]&gt;20;AND(NOT([.Q15]=&quot;****&quot;);[.Q15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6828738">
            <text:p>16828738</text:p>
          </table:table-cell>
          <table:table-cell office:value-type="string">
            <text:p>Enhancement_+13</text:p>
          </table:table-cell>
          <table:table-cell table:style-name="Default"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16]+1)" office:value-type="float" office:value="39">
            <text:p>39</text:p>
          </table:table-cell>
          <table:table-cell table:number-columns-repeated="10" office:value-type="string">
            <text:p>****</text:p>
          </table:table-cell>
          <table:table-cell office:value-type="float" office:value="13">
            <text:p>13</text:p>
          </table:table-cell>
          <table:table-cell office:value-type="string">
            <text:p>****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3">
            <text:p>13</text:p>
          </table:table-cell>
          <table:table-cell table:number-columns-repeated="9" office:value-type="string">
            <text:p>****</text:p>
          </table:table-cell>
          <table:table-cell table:formula="oooc:=(OR([.F16]&gt;20;AND(NOT([.Q16]=&quot;****&quot;);[.Q16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828739">
            <text:p>16828739</text:p>
          </table:table-cell>
          <table:table-cell office:value-type="string">
            <text:p>Enhancement_+14</text:p>
          </table:table-cell>
          <table:table-cell table:style-name="Default"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17]+1)" office:value-type="float" office:value="42">
            <text:p>42</text:p>
          </table:table-cell>
          <table:table-cell table:number-columns-repeated="10" office:value-type="string">
            <text:p>****</text:p>
          </table:table-cell>
          <table:table-cell office:value-type="float" office:value="14">
            <text:p>14</text:p>
          </table:table-cell>
          <table:table-cell office:value-type="string">
            <text:p>****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4">
            <text:p>14</text:p>
          </table:table-cell>
          <table:table-cell table:number-columns-repeated="9" office:value-type="string">
            <text:p>****</text:p>
          </table:table-cell>
          <table:table-cell table:formula="oooc:=(OR([.F17]&gt;20;AND(NOT([.Q17]=&quot;****&quot;);[.Q17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828740">
            <text:p>16828740</text:p>
          </table:table-cell>
          <table:table-cell office:value-type="string">
            <text:p>Enhancement_+15</text:p>
          </table:table-cell>
          <table:table-cell table:style-name="Default"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18]+1)" office:value-type="float" office:value="45">
            <text:p>45</text:p>
          </table:table-cell>
          <table:table-cell table:number-columns-repeated="10" office:value-type="string">
            <text:p>****</text:p>
          </table:table-cell>
          <table:table-cell office:value-type="float" office:value="15">
            <text:p>15</text:p>
          </table:table-cell>
          <table:table-cell office:value-type="string">
            <text:p>****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table:number-columns-repeated="9" office:value-type="string">
            <text:p>****</text:p>
          </table:table-cell>
          <table:table-cell table:formula="oooc:=(OR([.F18]&gt;20;AND(NOT([.Q18]=&quot;****&quot;);[.Q18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828741">
            <text:p>16828741</text:p>
          </table:table-cell>
          <table:table-cell office:value-type="string">
            <text:p>Enhancement_+16</text:p>
          </table:table-cell>
          <table:table-cell table:style-name="Default"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19]+1)" office:value-type="float" office:value="48">
            <text:p>48</text:p>
          </table:table-cell>
          <table:table-cell table:number-columns-repeated="10" office:value-type="string">
            <text:p>****</text:p>
          </table:table-cell>
          <table:table-cell office:value-type="float" office:value="16">
            <text:p>16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6">
            <text:p>16</text:p>
          </table:table-cell>
          <table:table-cell table:number-columns-repeated="9" office:value-type="string">
            <text:p>****</text:p>
          </table:table-cell>
          <table:table-cell table:formula="oooc:=(OR([.F19]&gt;20;AND(NOT([.Q19]=&quot;****&quot;);[.Q19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828742">
            <text:p>16828742</text:p>
          </table:table-cell>
          <table:table-cell office:value-type="string">
            <text:p>Enhancement_+17</text:p>
          </table:table-cell>
          <table:table-cell table:style-name="Default"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20]+1)" office:value-type="float" office:value="51">
            <text:p>51</text:p>
          </table:table-cell>
          <table:table-cell table:number-columns-repeated="10" office:value-type="string">
            <text:p>****</text:p>
          </table:table-cell>
          <table:table-cell office:value-type="float" office:value="17">
            <text:p>17</text:p>
          </table:table-cell>
          <table:table-cell office:value-type="string">
            <text:p>****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7">
            <text:p>17</text:p>
          </table:table-cell>
          <table:table-cell table:number-columns-repeated="9" office:value-type="string">
            <text:p>****</text:p>
          </table:table-cell>
          <table:table-cell table:formula="oooc:=(OR([.F20]&gt;20;AND(NOT([.Q20]=&quot;****&quot;);[.Q20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828743">
            <text:p>16828743</text:p>
          </table:table-cell>
          <table:table-cell office:value-type="string">
            <text:p>Enhancement_+18</text:p>
          </table:table-cell>
          <table:table-cell table:style-name="Default"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21]+1)" office:value-type="float" office:value="54">
            <text:p>54</text:p>
          </table:table-cell>
          <table:table-cell table:number-columns-repeated="10" office:value-type="string">
            <text:p>****</text:p>
          </table:table-cell>
          <table:table-cell office:value-type="float" office:value="18">
            <text:p>18</text:p>
          </table:table-cell>
          <table:table-cell office:value-type="string">
            <text:p>****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8">
            <text:p>18</text:p>
          </table:table-cell>
          <table:table-cell table:number-columns-repeated="9" office:value-type="string">
            <text:p>****</text:p>
          </table:table-cell>
          <table:table-cell table:formula="oooc:=(OR([.F21]&gt;20;AND(NOT([.Q21]=&quot;****&quot;);[.Q21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828744">
            <text:p>16828744</text:p>
          </table:table-cell>
          <table:table-cell office:value-type="string">
            <text:p>Enhancement_+19</text:p>
          </table:table-cell>
          <table:table-cell table:style-name="Default"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22]+1)" office:value-type="float" office:value="57">
            <text:p>57</text:p>
          </table:table-cell>
          <table:table-cell table:number-columns-repeated="10" office:value-type="string">
            <text:p>****</text:p>
          </table:table-cell>
          <table:table-cell office:value-type="float" office:value="19">
            <text:p>19</text:p>
          </table:table-cell>
          <table:table-cell office:value-type="string">
            <text:p>****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9">
            <text:p>19</text:p>
          </table:table-cell>
          <table:table-cell table:number-columns-repeated="9" office:value-type="string">
            <text:p>****</text:p>
          </table:table-cell>
          <table:table-cell table:formula="oooc:=(OR([.F22]&gt;20;AND(NOT([.Q22]=&quot;****&quot;);[.Q22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828745">
            <text:p>16828745</text:p>
          </table:table-cell>
          <table:table-cell office:value-type="string">
            <text:p>Enhancement_+20</text:p>
          </table:table-cell>
          <table:table-cell table:style-name="Default"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23]+1)" office:value-type="float" office:value="60">
            <text:p>60</text:p>
          </table:table-cell>
          <table:table-cell table:number-columns-repeated="10" office:value-type="string">
            <text:p>****</text:p>
          </table:table-cell>
          <table:table-cell office:value-type="float" office:value="20">
            <text:p>20</text:p>
          </table:table-cell>
          <table:table-cell office:value-type="string">
            <text:p>****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20">
            <text:p>20</text:p>
          </table:table-cell>
          <table:table-cell table:number-columns-repeated="9" office:value-type="string">
            <text:p>****</text:p>
          </table:table-cell>
          <table:table-cell table:formula="oooc:=(OR([.F23]&gt;20;AND(NOT([.Q23]=&quot;****&quot;);[.Q23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828747">
            <text:p>16828747</text:p>
          </table:table-cell>
          <table:table-cell office:value-type="string">
            <text:p>Acid_Resistance</text:p>
          </table:table-cell>
          <table:table-cell table:formula="oooc:=[.B24]+1" office:value-type="float" office:value="16828748">
            <text:p>16828748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OR([.F24]&gt;20;AND(NOT([.Q24]=&quot;****&quot;);[.Q24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6828749">
            <text:p>16828749</text:p>
          </table:table-cell>
          <table:table-cell office:value-type="string">
            <text:p>Acid_Resistance_Improved</text:p>
          </table:table-cell>
          <table:table-cell table:formula="oooc:=[.B25]+1" office:value-type="float" office:value="16828750">
            <text:p>16828750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42000">
            <text:p>420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formula="oooc:=(OR([.F25]&gt;20;AND(NOT([.Q25]=&quot;****&quot;);[.Q25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6828751">
            <text:p>16828751</text:p>
          </table:table-cell>
          <table:table-cell office:value-type="string">
            <text:p>Acid_Resistance_Greater</text:p>
          </table:table-cell>
          <table:table-cell table:formula="oooc:=[.B26]+1" office:value-type="float" office:value="16828752">
            <text:p>16828752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66000">
            <text:p>6600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number-columns-repeated="2"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formula="oooc:=(OR([.F26]&gt;20;AND(NOT([.Q26]=&quot;****&quot;);[.Q26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6828801">
            <text:p>16828801</text:p>
          </table:table-cell>
          <table:table-cell office:value-type="string">
            <text:p>Acid_Warding</text:p>
          </table:table-cell>
          <table:table-cell table:formula="oooc:=[.B27]+1" office:value-type="float" office:value="16828802">
            <text:p>16828802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OR([.F27]&gt;20;AND(NOT([.Q27]=&quot;****&quot;);[.Q27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6828753">
            <text:p>16828753</text:p>
          </table:table-cell>
          <table:table-cell office:value-type="string">
            <text:p>Arrow_Deflection</text:p>
          </table:table-cell>
          <table:table-cell table:formula="oooc:=[.B28]+1" office:value-type="float" office:value="16828754">
            <text:p>16828754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table:number-columns-repeated="6"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12">
            <text:p>12</text:p>
          </table:table-cell>
          <table:table-cell office:value-type="float" office:value="201">
            <text:p>201</text:p>
          </table:table-cell>
          <table:table-cell table:number-columns-repeated="10" office:value-type="string">
            <text:p>****</text:p>
          </table:table-cell>
          <table:table-cell table:formula="oooc:=(OR([.F28]&gt;20;AND(NOT([.Q28]=&quot;****&quot;);[.Q28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6828755">
            <text:p>16828755</text:p>
          </table:table-cell>
          <table:table-cell office:value-type="string">
            <text:p>Cold_Resistance</text:p>
          </table:table-cell>
          <table:table-cell table:formula="oooc:=[.B29]+1" office:value-type="float" office:value="16828756">
            <text:p>16828756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OR([.F29]&gt;20;AND(NOT([.Q29]=&quot;****&quot;);[.Q29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6828757">
            <text:p>16828757</text:p>
          </table:table-cell>
          <table:table-cell office:value-type="string">
            <text:p>Cold_Resistance_Improved</text:p>
          </table:table-cell>
          <table:table-cell table:formula="oooc:=[.B30]+1" office:value-type="float" office:value="16828758">
            <text:p>16828758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42000">
            <text:p>420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formula="oooc:=(OR([.F30]&gt;20;AND(NOT([.Q30]=&quot;****&quot;);[.Q30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6828759">
            <text:p>16828759</text:p>
          </table:table-cell>
          <table:table-cell office:value-type="string">
            <text:p>Cold_Resistance_Greater</text:p>
          </table:table-cell>
          <table:table-cell table:formula="oooc:=[.B31]+1" office:value-type="float" office:value="16828760">
            <text:p>16828760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66000">
            <text:p>6600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formula="oooc:=(OR([.F31]&gt;20;AND(NOT([.Q31]=&quot;****&quot;);[.Q31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6828803">
            <text:p>16828803</text:p>
          </table:table-cell>
          <table:table-cell office:value-type="string">
            <text:p>Cold_Warding</text:p>
          </table:table-cell>
          <table:table-cell table:formula="oooc:=[.B32]+1" office:value-type="float" office:value="16828804">
            <text:p>16828804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OR([.F32]&gt;20;AND(NOT([.Q32]=&quot;****&quot;);[.Q32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6828761">
            <text:p>16828761</text:p>
          </table:table-cell>
          <table:table-cell office:value-type="string">
            <text:p>Electricity_Resistance</text:p>
          </table:table-cell>
          <table:table-cell table:formula="oooc:=[.B33]+1" office:value-type="float" office:value="16828762">
            <text:p>16828762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OR([.F33]&gt;20;AND(NOT([.Q33]=&quot;****&quot;);[.Q33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6828763">
            <text:p>16828763</text:p>
          </table:table-cell>
          <table:table-cell office:value-type="string">
            <text:p>Electricity_Resistance_Improved</text:p>
          </table:table-cell>
          <table:table-cell table:formula="oooc:=[.B34]+1" office:value-type="float" office:value="16828764">
            <text:p>16828764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42000">
            <text:p>420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formula="oooc:=(OR([.F34]&gt;20;AND(NOT([.Q34]=&quot;****&quot;);[.Q34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6828765">
            <text:p>16828765</text:p>
          </table:table-cell>
          <table:table-cell office:value-type="string">
            <text:p>Electricity_Resistance_Greater</text:p>
          </table:table-cell>
          <table:table-cell table:formula="oooc:=[.B35]+1" office:value-type="float" office:value="16828766">
            <text:p>16828766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66000">
            <text:p>6600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formula="oooc:=(OR([.F35]&gt;20;AND(NOT([.Q35]=&quot;****&quot;);[.Q35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6828813">
            <text:p>16828813</text:p>
          </table:table-cell>
          <table:table-cell office:value-type="string">
            <text:p>Lightning_Warding</text:p>
          </table:table-cell>
          <table:table-cell table:formula="oooc:=[.B36]+1" office:value-type="float" office:value="16828814">
            <text:p>16828814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OR([.F36]&gt;20;AND(NOT([.Q36]=&quot;****&quot;);[.Q36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6828767">
            <text:p>16828767</text:p>
          </table:table-cell>
          <table:table-cell office:value-type="string">
            <text:p>Etherealness</text:p>
          </table:table-cell>
          <table:table-cell table:formula="oooc:=[.B37]+1" office:value-type="float" office:value="16828768">
            <text:p>16828768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443">
            <text:p>443</text:p>
          </table:table-cell>
          <table:table-cell table:number-columns-repeated="7" office:value-type="string">
            <text:p>****</text:p>
          </table:table-cell>
          <table:table-cell office:value-type="float" office:value="49000">
            <text:p>49000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374">
            <text:p>374</text:p>
          </table:table-cell>
          <table:table-cell office:value-type="float" office:value="8">
            <text:p>8</text:p>
          </table:table-cell>
          <table:table-cell table:number-columns-repeated="9" office:value-type="string">
            <text:p>****</text:p>
          </table:table-cell>
          <table:table-cell table:formula="oooc:=(OR([.F37]&gt;20;AND(NOT([.Q37]=&quot;****&quot;);[.Q37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6828769">
            <text:p>16828769</text:p>
          </table:table-cell>
          <table:table-cell office:value-type="string">
            <text:p>Fire_Resistance</text:p>
          </table:table-cell>
          <table:table-cell table:formula="oooc:=[.B38]+1" office:value-type="float" office:value="16828770">
            <text:p>16828770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OR([.F38]&gt;20;AND(NOT([.Q38]=&quot;****&quot;);[.Q38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6828771">
            <text:p>16828771</text:p>
          </table:table-cell>
          <table:table-cell office:value-type="string">
            <text:p>Fire_Resistance_Improved</text:p>
          </table:table-cell>
          <table:table-cell table:formula="oooc:=[.B39]+1" office:value-type="float" office:value="16828772">
            <text:p>16828772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42000">
            <text:p>420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formula="oooc:=(OR([.F39]&gt;20;AND(NOT([.Q39]=&quot;****&quot;);[.Q39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6828773">
            <text:p>16828773</text:p>
          </table:table-cell>
          <table:table-cell office:value-type="string">
            <text:p>Fire_Resistance_Greater</text:p>
          </table:table-cell>
          <table:table-cell table:formula="oooc:=[.B40]+1" office:value-type="float" office:value="16828774">
            <text:p>16828774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66000">
            <text:p>6600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formula="oooc:=(OR([.F40]&gt;20;AND(NOT([.Q40]=&quot;****&quot;);[.Q40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6828805">
            <text:p>16828805</text:p>
          </table:table-cell>
          <table:table-cell office:value-type="string">
            <text:p>Fire_Warding</text:p>
          </table:table-cell>
          <table:table-cell table:formula="oooc:=[.B41]+1" office:value-type="float" office:value="16828806">
            <text:p>16828806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table:number-columns-repeated="2"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OR([.F41]&gt;20;AND(NOT([.Q41]=&quot;****&quot;);[.Q41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6828775">
            <text:p>16828775</text:p>
          </table:table-cell>
          <table:table-cell office:value-type="string">
            <text:p>Invulnerability_5_Magic</text:p>
          </table:table-cell>
          <table:table-cell table:formula="oooc:=[.B42]+1" office:value-type="float" office:value="16828776">
            <text:p>16828776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table:number-columns-repeated="6" office:value-type="string">
            <text:p>****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****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string">
            <text:p>****</text:p>
          </table:table-cell>
          <table:table-cell table:formula="oooc:=(OR([.F42]&gt;20;AND(NOT([.Q42]=&quot;****&quot;);[.Q42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6828807">
            <text:p>16828807</text:p>
          </table:table-cell>
          <table:table-cell office:value-type="string">
            <text:p>Great_Invulnerability_10_Magic</text:p>
          </table:table-cell>
          <table:table-cell table:formula="oooc:=[.B43]+1" office:value-type="float" office:value="16828808">
            <text:p>16828808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table:number-columns-repeated="6" office:value-type="string">
            <text:p>****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style-name="Default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6828903">
            <text:p>16828903</text:p>
          </table:table-cell>
          <table:table-cell office:value-type="string">
            <text:p>Great_Invulnerability_15_Magic</text:p>
          </table:table-cell>
          <table:table-cell table:style-name="Default" office:value-type="float" office:value="16828870">
            <text:p>16828870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table:number-columns-repeated="6" office:value-type="string">
            <text:p>****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" office:value-type="string">
            <text:p>****</text:p>
          </table:table-cell>
          <table:table-cell table:style-name="Default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6828904">
            <text:p>16828904</text:p>
          </table:table-cell>
          <table:table-cell office:value-type="string">
            <text:p>Great_Invulnerability_5_Epic</text:p>
          </table:table-cell>
          <table:table-cell table:style-name="Default" office:value-type="float" office:value="16828871">
            <text:p>16828871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9" office:value-type="string">
            <text:p>****</text:p>
          </table:table-cell>
          <table:table-cell table:formula="oooc:=(OR([.F45]&gt;20;AND(NOT([.Q45]=&quot;****&quot;);[.Q45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6828905">
            <text:p>16828905</text:p>
          </table:table-cell>
          <table:table-cell office:value-type="string">
            <text:p>Great_Invulnerability_10_Epic</text:p>
          </table:table-cell>
          <table:table-cell table:style-name="Default" office:value-type="float" office:value="16828872">
            <text:p>16828872</text:p>
          </table:table-cell>
          <table:table-cell office:value-type="string">
            <text:p>M</text:p>
          </table:table-cell>
          <table:table-cell office:value-type="float" office:value="22">
            <text:p>22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table:number-columns-repeated="6" office:value-type="string">
            <text:p>****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OR([.F46]&gt;20;AND(NOT([.Q46]=&quot;****&quot;);[.Q46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6828777">
            <text:p>16828777</text:p>
          </table:table-cell>
          <table:table-cell office:value-type="string">
            <text:p>Reflecting</text:p>
          </table:table-cell>
          <table:table-cell table:formula="oooc:=[.B47]+1" office:value-type="float" office:value="16828778">
            <text:p>16828778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67">
            <text:p>1567</text:p>
          </table:table-cell>
          <table:table-cell table:number-columns-repeated="6" office:value-type="string">
            <text:p>****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928">
            <text:p>928</text:p>
          </table:table-cell>
          <table:table-cell office:value-type="float" office:value="8">
            <text:p>8</text:p>
          </table:table-cell>
          <table:table-cell table:number-columns-repeated="9" office:value-type="string">
            <text:p>****</text:p>
          </table:table-cell>
          <table:table-cell table:formula="oooc:=(OR([.F47]&gt;20;AND(NOT([.Q47]=&quot;****&quot;);[.Q47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6828809">
            <text:p>16828809</text:p>
          </table:table-cell>
          <table:table-cell office:value-type="string">
            <text:p>Great_Reflection</text:p>
          </table:table-cell>
          <table:table-cell table:formula="oooc:=[.B48]+1" office:value-type="float" office:value="16828810">
            <text:p>16828810</text:p>
          </table:table-cell>
          <table:table-cell office:value-type="string">
            <text:p>M</text:p>
          </table:table-cell>
          <table:table-cell office:value-type="float" office:value="25">
            <text:p>25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67">
            <text:p>1567</text:p>
          </table:table-cell>
          <table:table-cell table:number-columns-repeated="6" office:value-type="string">
            <text:p>****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928">
            <text:p>928</text:p>
          </table:table-cell>
          <table:table-cell office:value-type="float" office:value="13">
            <text:p>13</text:p>
          </table:table-cell>
          <table:table-cell table:number-columns-repeated="9" office:value-type="string">
            <text:p>****</text:p>
          </table:table-cell>
          <table:table-cell table:formula="oooc:=(OR([.F48]&gt;20;AND(NOT([.Q48]=&quot;****&quot;);[.Q48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6828779">
            <text:p>16828779</text:p>
          </table:table-cell>
          <table:table-cell office:value-type="string">
            <text:p>Shadow</text:p>
          </table:table-cell>
          <table:table-cell table:formula="oooc:=[.B49]+1" office:value-type="float" office:value="16828780">
            <text:p>16828780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7" office:value-type="string">
            <text:p>****</text:p>
          </table:table-cell>
          <table:table-cell office:value-type="float" office:value="3750">
            <text:p>3750</text:p>
          </table:table-cell>
          <table:table-cell office:value-type="string">
            <text:p>****</text:p>
          </table:table-cell>
          <table:table-cell office:value-type="float" office:value="52">
            <text:p>52</text:p>
          </table:table-cell>
          <table:table-cell table:number-columns-repeated="2" office:value-type="float" office:value="5">
            <text:p>5</text:p>
          </table:table-cell>
          <table:table-cell table:number-columns-repeated="9" office:value-type="string">
            <text:p>****</text:p>
          </table:table-cell>
          <table:table-cell table:formula="oooc:=(OR([.F49]&gt;20;AND(NOT([.Q49]=&quot;****&quot;);[.Q49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6828781">
            <text:p>16828781</text:p>
          </table:table-cell>
          <table:table-cell office:value-type="string">
            <text:p>Shadow_Improved</text:p>
          </table:table-cell>
          <table:table-cell table:formula="oooc:=[.B50]+1" office:value-type="float" office:value="16828782">
            <text:p>16828782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7" office:value-type="string">
            <text:p>****</text:p>
          </table:table-cell>
          <table:table-cell office:value-type="float" office:value="15000">
            <text:p>1500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OR([.F50]&gt;20;AND(NOT([.Q50]=&quot;****&quot;);[.Q50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6828783">
            <text:p>16828783</text:p>
          </table:table-cell>
          <table:table-cell office:value-type="string">
            <text:p>Shadow_Greater</text:p>
          </table:table-cell>
          <table:table-cell table:formula="oooc:=[.B51]+1" office:value-type="float" office:value="16828784">
            <text:p>16828784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7" office:value-type="string">
            <text:p>****</text:p>
          </table:table-cell>
          <table:table-cell office:value-type="float" office:value="33750">
            <text:p>33750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9" office:value-type="string">
            <text:p>****</text:p>
          </table:table-cell>
          <table:table-cell table:formula="oooc:=(OR([.F51]&gt;20;AND(NOT([.Q51]=&quot;****&quot;);[.Q51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6828785">
            <text:p>16828785</text:p>
          </table:table-cell>
          <table:table-cell office:value-type="string">
            <text:p>Silent_Moves</text:p>
          </table:table-cell>
          <table:table-cell table:formula="oooc:=[.B52]+1" office:value-type="float" office:value="16828786">
            <text:p>16828786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3">
            <text:p>163</text:p>
          </table:table-cell>
          <table:table-cell table:number-columns-repeated="7" office:value-type="string">
            <text:p>****</text:p>
          </table:table-cell>
          <table:table-cell office:value-type="float" office:value="3750">
            <text:p>3750</text:p>
          </table:table-cell>
          <table:table-cell office:value-type="string">
            <text:p>****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9" office:value-type="string">
            <text:p>****</text:p>
          </table:table-cell>
          <table:table-cell table:formula="oooc:=(OR([.F52]&gt;20;AND(NOT([.Q52]=&quot;****&quot;);[.Q52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6828787">
            <text:p>16828787</text:p>
          </table:table-cell>
          <table:table-cell office:value-type="string">
            <text:p>Silent_Moves_Improved</text:p>
          </table:table-cell>
          <table:table-cell table:formula="oooc:=[.B53]+1" office:value-type="float" office:value="16828788">
            <text:p>16828788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3">
            <text:p>163</text:p>
          </table:table-cell>
          <table:table-cell table:number-columns-repeated="7" office:value-type="string">
            <text:p>****</text:p>
          </table:table-cell>
          <table:table-cell office:value-type="float" office:value="15000">
            <text:p>1500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OR([.F53]&gt;20;AND(NOT([.Q53]=&quot;****&quot;);[.Q53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6828789">
            <text:p>16828789</text:p>
          </table:table-cell>
          <table:table-cell office:value-type="string">
            <text:p>Silent_Moves_Greater</text:p>
          </table:table-cell>
          <table:table-cell table:formula="oooc:=[.B54]+1" office:value-type="float" office:value="16828790">
            <text:p>16828790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3">
            <text:p>163</text:p>
          </table:table-cell>
          <table:table-cell table:number-columns-repeated="7" office:value-type="string">
            <text:p>****</text:p>
          </table:table-cell>
          <table:table-cell office:value-type="float" office:value="33750">
            <text:p>33750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number-columns-repeated="9" office:value-type="string">
            <text:p>****</text:p>
          </table:table-cell>
          <table:table-cell table:formula="oooc:=(OR([.F54]&gt;20;AND(NOT([.Q54]=&quot;****&quot;);[.Q54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6828791">
            <text:p>16828791</text:p>
          </table:table-cell>
          <table:table-cell office:value-type="string">
            <text:p>Sonic_Resistance</text:p>
          </table:table-cell>
          <table:table-cell table:formula="oooc:=[.B55]+1" office:value-type="float" office:value="16828792">
            <text:p>16828792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OR([.F55]&gt;20;AND(NOT([.Q55]=&quot;****&quot;);[.Q55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6828793">
            <text:p>16828793</text:p>
          </table:table-cell>
          <table:table-cell office:value-type="string">
            <text:p>Sonic_Resistance_Improved</text:p>
          </table:table-cell>
          <table:table-cell table:formula="oooc:=[.B56]+1" office:value-type="float" office:value="16828794">
            <text:p>16828794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42000">
            <text:p>420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formula="oooc:=(OR([.F56]&gt;20;AND(NOT([.Q56]=&quot;****&quot;);[.Q56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6828795">
            <text:p>16828795</text:p>
          </table:table-cell>
          <table:table-cell office:value-type="string">
            <text:p>Sonic_Resistance_Greater</text:p>
          </table:table-cell>
          <table:table-cell table:formula="oooc:=[.B57]+1" office:value-type="float" office:value="16828796">
            <text:p>16828796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66000">
            <text:p>6600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formula="oooc:=(OR([.F57]&gt;20;AND(NOT([.Q57]=&quot;****&quot;);[.Q57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6828815">
            <text:p>16828815</text:p>
          </table:table-cell>
          <table:table-cell office:value-type="string">
            <text:p>Sonic_Warding</text:p>
          </table:table-cell>
          <table:table-cell table:formula="oooc:=[.B58]+1" office:value-type="float" office:value="16828816">
            <text:p>16828816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OR([.F58]&gt;20;AND(NOT([.Q58]=&quot;****&quot;);[.Q58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6828797">
            <text:p>16828797</text:p>
          </table:table-cell>
          <table:table-cell office:value-type="string">
            <text:p>Spell_Resistance_13</text:p>
          </table:table-cell>
          <table:table-cell table:formula="oooc:=[.B59]+1" office:value-type="float" office:value="16828798">
            <text:p>16828798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6"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27">
            <text:p>27</text:p>
          </table:table-cell>
          <table:table-cell table:number-columns-repeated="9" office:value-type="string">
            <text:p>****</text:p>
          </table:table-cell>
          <table:table-cell table:formula="oooc:=(OR([.F59]&gt;20;AND(NOT([.Q59]=&quot;****&quot;);[.Q59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6828906">
            <text:p>16828906</text:p>
          </table:table-cell>
          <table:table-cell office:value-type="string">
            <text:p>Spell_Resistance_15</text:p>
          </table:table-cell>
          <table:table-cell table:style-name="Default" office:value-type="float" office:value="16828873">
            <text:p>16828873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6" office:value-type="string">
            <text:p>****</text:p>
          </table:table-cell>
          <table:table-cell office:value-type="float" office:value="3">
            <text:p>3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28">
            <text:p>28</text:p>
          </table:table-cell>
          <table:table-cell table:number-columns-repeated="9" office:value-type="string">
            <text:p>****</text:p>
          </table:table-cell>
          <table:table-cell table:formula="oooc:=(OR([.F60]&gt;20;AND(NOT([.Q60]=&quot;****&quot;);[.Q60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6828907">
            <text:p>16828907</text:p>
          </table:table-cell>
          <table:table-cell office:value-type="string">
            <text:p>Spell_Resistance_17</text:p>
          </table:table-cell>
          <table:table-cell table:style-name="Default" office:value-type="float" office:value="16828874">
            <text:p>16828874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6" office:value-type="string">
            <text:p>****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29">
            <text:p>29</text:p>
          </table:table-cell>
          <table:table-cell table:number-columns-repeated="9" office:value-type="string">
            <text:p>****</text:p>
          </table:table-cell>
          <table:table-cell table:formula="oooc:=(OR([.F61]&gt;20;AND(NOT([.Q61]=&quot;****&quot;);[.Q61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6828908">
            <text:p>16828908</text:p>
          </table:table-cell>
          <table:table-cell office:value-type="string">
            <text:p>Spell_Resistance_19</text:p>
          </table:table-cell>
          <table:table-cell table:style-name="Default" office:value-type="float" office:value="16828875">
            <text:p>16828875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6" office:value-type="string">
            <text:p>****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0">
            <text:p>30</text:p>
          </table:table-cell>
          <table:table-cell table:number-columns-repeated="9" office:value-type="string">
            <text:p>****</text:p>
          </table:table-cell>
          <table:table-cell table:formula="oooc:=(OR([.F62]&gt;20;AND(NOT([.Q62]=&quot;****&quot;);[.Q62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6828811">
            <text:p>16828811</text:p>
          </table:table-cell>
          <table:table-cell office:value-type="string">
            <text:p>Spell_Resistance_21</text:p>
          </table:table-cell>
          <table:table-cell table:formula="oooc:=[.B63]+1" office:value-type="float" office:value="16828812">
            <text:p>16828812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1">
            <text:p>31</text:p>
          </table:table-cell>
          <table:table-cell table:number-columns-repeated="9" office:value-type="string">
            <text:p>****</text:p>
          </table:table-cell>
          <table:table-cell table:formula="oooc:=(OR([.F63]&gt;20;AND(NOT([.Q63]=&quot;****&quot;);[.Q63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6828909">
            <text:p>16828909</text:p>
          </table:table-cell>
          <table:table-cell office:value-type="string">
            <text:p>Spell_Resistance_23</text:p>
          </table:table-cell>
          <table:table-cell table:style-name="Default" office:value-type="float" office:value="16828876">
            <text:p>16828876</text:p>
          </table:table-cell>
          <table:table-cell office:value-type="string">
            <text:p>M</text:p>
          </table:table-cell>
          <table:table-cell office:value-type="float" office:value="22">
            <text:p>22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6" office:value-type="string">
            <text:p>****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2">
            <text:p>32</text:p>
          </table:table-cell>
          <table:table-cell table:number-columns-repeated="9" office:value-type="string">
            <text:p>****</text:p>
          </table:table-cell>
          <table:table-cell table:formula="oooc:=(OR([.F64]&gt;20;AND(NOT([.Q64]=&quot;****&quot;);[.Q64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6828910">
            <text:p>16828910</text:p>
          </table:table-cell>
          <table:table-cell office:value-type="string">
            <text:p>Spell_Resistance_25</text:p>
          </table:table-cell>
          <table:table-cell table:style-name="Default" office:value-type="float" office:value="16828877">
            <text:p>16828877</text:p>
          </table:table-cell>
          <table:table-cell office:value-type="string">
            <text:p>M</text:p>
          </table:table-cell>
          <table:table-cell office:value-type="float" office:value="23">
            <text:p>23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6" office:value-type="string">
            <text:p>****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6">
            <text:p>6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3">
            <text:p>33</text:p>
          </table:table-cell>
          <table:table-cell table:number-columns-repeated="9" office:value-type="string">
            <text:p>****</text:p>
          </table:table-cell>
          <table:table-cell table:formula="oooc:=(OR([.F65]&gt;20;AND(NOT([.Q65]=&quot;****&quot;);[.Q65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6828911">
            <text:p>16828911</text:p>
          </table:table-cell>
          <table:table-cell office:value-type="string">
            <text:p>Spell_Resistance_27</text:p>
          </table:table-cell>
          <table:table-cell table:style-name="Default" office:value-type="float" office:value="16828878">
            <text:p>16828878</text:p>
          </table:table-cell>
          <table:table-cell office:value-type="string">
            <text:p>M</text:p>
          </table:table-cell>
          <table:table-cell office:value-type="float" office:value="24">
            <text:p>24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6" office:value-type="string">
            <text:p>****</text:p>
          </table:table-cell>
          <table:table-cell office:value-type="float" office:value="9">
            <text:p>9</text:p>
          </table:table-cell>
          <table:table-cell office:value-type="string">
            <text:p>****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4">
            <text:p>34</text:p>
          </table:table-cell>
          <table:table-cell table:number-columns-repeated="9" office:value-type="string">
            <text:p>****</text:p>
          </table:table-cell>
          <table:table-cell table:formula="oooc:=(OR([.F66]&gt;20;AND(NOT([.Q66]=&quot;****&quot;);[.Q66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6828799">
            <text:p>16828799</text:p>
          </table:table-cell>
          <table:table-cell office:value-type="string">
            <text:p>Undead_Controlling</text:p>
          </table:table-cell>
          <table:table-cell table:formula="oooc:=[.B67]+1" office:value-type="float" office:value="16828800">
            <text:p>16828800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number-columns-repeated="7" office:value-type="string">
            <text:p>****</text:p>
          </table:table-cell>
          <table:table-cell office:value-type="float" office:value="49000">
            <text:p>49000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table:number-columns-repeated="9" office:value-type="string">
            <text:p>****</text:p>
          </table:table-cell>
          <table:table-cell table:formula="oooc:=(OR([.F67]&gt;20;AND(NOT([.Q67]=&quot;****&quot;);[.Q67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</table:table>
      <table:table table:name="craft_weapon" table:style-name="ta2" table:print="false">
        <table:table-column table:style-name="co20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11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default-cell-style-name="ce1"/>
        <table:table-column table:style-name="co19" table:default-cell-style-name="Default"/>
        <table:table-column table:style-name="co9" table:number-columns-repeated="223" table:default-cell-style-name="Default"/>
        <table:table-row table:style-name="ro1">
          <table:table-cell office:value-type="string">
            <text:p>2DA</text:p>
          </table:table-cell>
          <table:table-cell office:value-type="string">
            <text:p>V2.0</text:p>
          </table:table-cell>
          <table:table-cell table:number-columns-repeated="29"/>
          <table:table-cell table:style-name="Default"/>
          <table:table-cell table:number-columns-repeated="224"/>
        </table:table-row>
        <table:table-row table:style-name="ro1">
          <table:table-cell table:number-columns-repeated="31"/>
          <table:table-cell table:style-name="Default"/>
          <table:table-cell table:number-columns-repeated="224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Label</text:p>
          </table:table-cell>
          <table:table-cell office:value-type="string">
            <text:p>Description</text:p>
          </table:table-cell>
          <table:table-cell office:value-type="string">
            <text:p>PropertyType</text:p>
          </table:table-cell>
          <table:table-cell office:value-type="string">
            <text:p>Level</text:p>
          </table:table-cell>
          <table:table-cell office:value-type="string">
            <text:p>Race</text:p>
          </table:table-cell>
          <table:table-cell office:value-type="string">
            <text:p>Feat</text:p>
          </table:table-cell>
          <table:table-cell office:value-type="string">
            <text:p>SpellPattern</text:p>
          </table:table-cell>
          <table:table-cell office:value-type="string">
            <text:p>Spell1</text:p>
          </table:table-cell>
          <table:table-cell office:value-type="string">
            <text:p>Spell2</text:p>
          </table:table-cell>
          <table:table-cell office:value-type="string">
            <text:p>Spell3</text:p>
          </table:table-cell>
          <table:table-cell office:value-type="string">
            <text:p>SpellOR1</text:p>
          </table:table-cell>
          <table:table-cell office:value-type="string">
            <text:p>SpellOR2</text:p>
          </table:table-cell>
          <table:table-cell office:value-type="string">
            <text:p>AlignGE</text:p>
          </table:table-cell>
          <table:table-cell office:value-type="string">
            <text:p>AlignLC</text:p>
          </table:table-cell>
          <table:table-cell office:value-type="string">
            <text:p>Enhancement</text:p>
          </table:table-cell>
          <table:table-cell office:value-type="string">
            <text:p>AdditionalCost</text:p>
          </table:table-cell>
          <table:table-cell office:value-type="string">
            <text:p>ReplaceLast</text:p>
          </table:table-cell>
          <table:table-cell office:value-type="string">
            <text:p>Type1</text:p>
          </table:table-cell>
          <table:table-cell office:value-type="string">
            <text:p>SubType1</text:p>
          </table:table-cell>
          <table:table-cell office:value-type="string">
            <text:p>CostTableValue1</text:p>
          </table:table-cell>
          <table:table-cell office:value-type="string">
            <text:p>Param1Value1</text:p>
          </table:table-cell>
          <table:table-cell office:value-type="string">
            <text:p>Type2</text:p>
          </table:table-cell>
          <table:table-cell office:value-type="string">
            <text:p>SubType2</text:p>
          </table:table-cell>
          <table:table-cell office:value-type="string">
            <text:p>CostTableValue2</text:p>
          </table:table-cell>
          <table:table-cell office:value-type="string">
            <text:p>Param1Value2</text:p>
          </table:table-cell>
          <table:table-cell office:value-type="string">
            <text:p>Type3</text:p>
          </table:table-cell>
          <table:table-cell office:value-type="string">
            <text:p>SubType3</text:p>
          </table:table-cell>
          <table:table-cell office:value-type="string">
            <text:p>CostTableValue3</text:p>
          </table:table-cell>
          <table:table-cell office:value-type="string">
            <text:p>Param1Value3</text:p>
          </table:table-cell>
          <table:table-cell table:style-name="Default" office:value-type="string">
            <text:p>Epic</text:p>
          </table:table-cell>
          <table:table-cell office:value-type="string">
            <text:p>Special</text:p>
          </table:table-cell>
          <table:table-cell table:number-columns-repeated="22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828726">
            <text:p>16828726</text:p>
          </table:table-cell>
          <table:table-cell office:value-type="string">
            <text:p>Enhancement_+1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4]+1)" office:value-type="float" office:value="3">
            <text:p>3</text:p>
          </table:table-cell>
          <table:table-cell table:number-columns-repeated="10"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9" office:value-type="string">
            <text:p>****</text:p>
          </table:table-cell>
          <table:table-cell table:formula="oooc:=(OR([.F4]&gt;20;AND(NOT([.Q4]=&quot;****&quot;);[.Q4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828727">
            <text:p>16828727</text:p>
          </table:table-cell>
          <table:table-cell office:value-type="string">
            <text:p>Enhancement_+2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5]+1)" office:value-type="float" office:value="6">
            <text:p>6</text:p>
          </table:table-cell>
          <table:table-cell table:number-columns-repeated="10" office:value-type="string">
            <text:p>****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OR([.F5]&gt;20;AND(NOT([.Q5]=&quot;****&quot;);[.Q5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828728">
            <text:p>16828728</text:p>
          </table:table-cell>
          <table:table-cell office:value-type="string">
            <text:p>Enhancement_+3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6]+1)" office:value-type="float" office:value="9">
            <text:p>9</text:p>
          </table:table-cell>
          <table:table-cell table:number-columns-repeated="10" office:value-type="string">
            <text:p>****</text:p>
          </table:table-cell>
          <table:table-cell office:value-type="float" office:value="3">
            <text:p>3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table:number-columns-repeated="9" office:value-type="string">
            <text:p>****</text:p>
          </table:table-cell>
          <table:table-cell table:formula="oooc:=(OR([.F6]&gt;20;AND(NOT([.Q6]=&quot;****&quot;);[.Q6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828729">
            <text:p>16828729</text:p>
          </table:table-cell>
          <table:table-cell office:value-type="string">
            <text:p>Enhancement_+4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7]+1)" office:value-type="float" office:value="12">
            <text:p>12</text:p>
          </table:table-cell>
          <table:table-cell table:number-columns-repeated="10" office:value-type="string">
            <text:p>****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formula="oooc:=(OR([.F7]&gt;20;AND(NOT([.Q7]=&quot;****&quot;);[.Q7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828730">
            <text:p>16828730</text:p>
          </table:table-cell>
          <table:table-cell office:value-type="string">
            <text:p>Enhancement_+5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8]+1)" office:value-type="float" office:value="15">
            <text:p>15</text:p>
          </table:table-cell>
          <table:table-cell table:number-columns-repeated="10" office:value-type="string">
            <text:p>****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table:number-columns-repeated="9" office:value-type="string">
            <text:p>****</text:p>
          </table:table-cell>
          <table:table-cell table:formula="oooc:=(OR([.F8]&gt;20;AND(NOT([.Q8]=&quot;****&quot;);[.Q8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828731">
            <text:p>16828731</text:p>
          </table:table-cell>
          <table:table-cell office:value-type="string">
            <text:p>Enhancement_+6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9]+1)" office:value-type="float" office:value="18">
            <text:p>18</text:p>
          </table:table-cell>
          <table:table-cell table:number-columns-repeated="10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formula="oooc:=(OR([.F9]&gt;20;AND(NOT([.Q9]=&quot;****&quot;);[.Q9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828732">
            <text:p>16828732</text:p>
          </table:table-cell>
          <table:table-cell office:value-type="string">
            <text:p>Enhancement_+7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10]+1)" office:value-type="float" office:value="21">
            <text:p>21</text:p>
          </table:table-cell>
          <table:table-cell table:number-columns-repeated="10" office:value-type="string">
            <text:p>****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7">
            <text:p>7</text:p>
          </table:table-cell>
          <table:table-cell table:number-columns-repeated="9" office:value-type="string">
            <text:p>****</text:p>
          </table:table-cell>
          <table:table-cell table:formula="oooc:=(OR([.F10]&gt;20;AND(NOT([.Q10]=&quot;****&quot;);[.Q10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828733">
            <text:p>16828733</text:p>
          </table:table-cell>
          <table:table-cell office:value-type="string">
            <text:p>Enhancement_+8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11]+1)" office:value-type="float" office:value="24">
            <text:p>24</text:p>
          </table:table-cell>
          <table:table-cell table:number-columns-repeated="10" office:value-type="string">
            <text:p>****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table:number-columns-repeated="9" office:value-type="string">
            <text:p>****</text:p>
          </table:table-cell>
          <table:table-cell table:formula="oooc:=(OR([.F11]&gt;20;AND(NOT([.Q11]=&quot;****&quot;);[.Q11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828734">
            <text:p>16828734</text:p>
          </table:table-cell>
          <table:table-cell office:value-type="string">
            <text:p>Enhancement_+9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12]+1)" office:value-type="float" office:value="27">
            <text:p>27</text:p>
          </table:table-cell>
          <table:table-cell table:number-columns-repeated="10" office:value-type="string">
            <text:p>****</text:p>
          </table:table-cell>
          <table:table-cell office:value-type="float" office:value="9">
            <text:p>9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9">
            <text:p>9</text:p>
          </table:table-cell>
          <table:table-cell table:number-columns-repeated="9" office:value-type="string">
            <text:p>****</text:p>
          </table:table-cell>
          <table:table-cell table:formula="oooc:=(OR([.F12]&gt;20;AND(NOT([.Q12]=&quot;****&quot;);[.Q12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828735">
            <text:p>16828735</text:p>
          </table:table-cell>
          <table:table-cell office:value-type="string">
            <text:p>Enhancement_+10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13]+1)" office:value-type="float" office:value="30">
            <text:p>30</text:p>
          </table:table-cell>
          <table:table-cell table:number-columns-repeated="10" office:value-type="string">
            <text:p>****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OR([.F13]&gt;20;AND(NOT([.Q13]=&quot;****&quot;);[.Q13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828736">
            <text:p>16828736</text:p>
          </table:table-cell>
          <table:table-cell office:value-type="string">
            <text:p>Enhancement_+11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14]+1)" office:value-type="float" office:value="33">
            <text:p>33</text:p>
          </table:table-cell>
          <table:table-cell table:number-columns-repeated="10" office:value-type="string">
            <text:p>****</text:p>
          </table:table-cell>
          <table:table-cell office:value-type="float" office:value="11">
            <text:p>11</text:p>
          </table:table-cell>
          <table:table-cell office:value-type="string">
            <text:p>****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1">
            <text:p>11</text:p>
          </table:table-cell>
          <table:table-cell table:number-columns-repeated="9" office:value-type="string">
            <text:p>****</text:p>
          </table:table-cell>
          <table:table-cell table:formula="oooc:=(OR([.F14]&gt;20;AND(NOT([.Q14]=&quot;****&quot;);[.Q14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6828737">
            <text:p>16828737</text:p>
          </table:table-cell>
          <table:table-cell office:value-type="string">
            <text:p>Enhancement_+12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15]+1)" office:value-type="float" office:value="36">
            <text:p>36</text:p>
          </table:table-cell>
          <table:table-cell table:number-columns-repeated="10" office:value-type="string">
            <text:p>****</text:p>
          </table:table-cell>
          <table:table-cell office:value-type="float" office:value="12">
            <text:p>12</text:p>
          </table:table-cell>
          <table:table-cell office:value-type="string">
            <text:p>****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2">
            <text:p>12</text:p>
          </table:table-cell>
          <table:table-cell table:number-columns-repeated="9" office:value-type="string">
            <text:p>****</text:p>
          </table:table-cell>
          <table:table-cell table:formula="oooc:=(OR([.F15]&gt;20;AND(NOT([.Q15]=&quot;****&quot;);[.Q15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6828738">
            <text:p>16828738</text:p>
          </table:table-cell>
          <table:table-cell office:value-type="string">
            <text:p>Enhancement_+13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16]+1)" office:value-type="float" office:value="39">
            <text:p>39</text:p>
          </table:table-cell>
          <table:table-cell table:number-columns-repeated="10" office:value-type="string">
            <text:p>****</text:p>
          </table:table-cell>
          <table:table-cell office:value-type="float" office:value="13">
            <text:p>13</text:p>
          </table:table-cell>
          <table:table-cell office:value-type="string">
            <text:p>****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3">
            <text:p>13</text:p>
          </table:table-cell>
          <table:table-cell table:number-columns-repeated="9" office:value-type="string">
            <text:p>****</text:p>
          </table:table-cell>
          <table:table-cell table:formula="oooc:=(OR([.F16]&gt;20;AND(NOT([.Q16]=&quot;****&quot;);[.Q16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828739">
            <text:p>16828739</text:p>
          </table:table-cell>
          <table:table-cell office:value-type="string">
            <text:p>Enhancement_+14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17]+1)" office:value-type="float" office:value="42">
            <text:p>42</text:p>
          </table:table-cell>
          <table:table-cell table:number-columns-repeated="10" office:value-type="string">
            <text:p>****</text:p>
          </table:table-cell>
          <table:table-cell office:value-type="float" office:value="14">
            <text:p>14</text:p>
          </table:table-cell>
          <table:table-cell office:value-type="string">
            <text:p>****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4">
            <text:p>14</text:p>
          </table:table-cell>
          <table:table-cell table:number-columns-repeated="9" office:value-type="string">
            <text:p>****</text:p>
          </table:table-cell>
          <table:table-cell table:formula="oooc:=(OR([.F17]&gt;20;AND(NOT([.Q17]=&quot;****&quot;);[.Q17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828740">
            <text:p>16828740</text:p>
          </table:table-cell>
          <table:table-cell office:value-type="string">
            <text:p>Enhancement_+15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18]+1)" office:value-type="float" office:value="45">
            <text:p>45</text:p>
          </table:table-cell>
          <table:table-cell table:number-columns-repeated="10" office:value-type="string">
            <text:p>****</text:p>
          </table:table-cell>
          <table:table-cell office:value-type="float" office:value="15">
            <text:p>15</text:p>
          </table:table-cell>
          <table:table-cell office:value-type="string">
            <text:p>****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table:number-columns-repeated="9" office:value-type="string">
            <text:p>****</text:p>
          </table:table-cell>
          <table:table-cell table:formula="oooc:=(OR([.F18]&gt;20;AND(NOT([.Q18]=&quot;****&quot;);[.Q18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828741">
            <text:p>16828741</text:p>
          </table:table-cell>
          <table:table-cell office:value-type="string">
            <text:p>Enhancement_+16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19]+1)" office:value-type="float" office:value="48">
            <text:p>48</text:p>
          </table:table-cell>
          <table:table-cell table:number-columns-repeated="10" office:value-type="string">
            <text:p>****</text:p>
          </table:table-cell>
          <table:table-cell office:value-type="float" office:value="16">
            <text:p>16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6">
            <text:p>16</text:p>
          </table:table-cell>
          <table:table-cell table:number-columns-repeated="9" office:value-type="string">
            <text:p>****</text:p>
          </table:table-cell>
          <table:table-cell table:formula="oooc:=(OR([.F19]&gt;20;AND(NOT([.Q19]=&quot;****&quot;);[.Q19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828742">
            <text:p>16828742</text:p>
          </table:table-cell>
          <table:table-cell office:value-type="string">
            <text:p>Enhancement_+17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20]+1)" office:value-type="float" office:value="51">
            <text:p>51</text:p>
          </table:table-cell>
          <table:table-cell table:number-columns-repeated="10" office:value-type="string">
            <text:p>****</text:p>
          </table:table-cell>
          <table:table-cell office:value-type="float" office:value="17">
            <text:p>17</text:p>
          </table:table-cell>
          <table:table-cell office:value-type="string">
            <text:p>****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7">
            <text:p>17</text:p>
          </table:table-cell>
          <table:table-cell table:number-columns-repeated="9" office:value-type="string">
            <text:p>****</text:p>
          </table:table-cell>
          <table:table-cell table:formula="oooc:=(OR([.F20]&gt;20;AND(NOT([.Q20]=&quot;****&quot;);[.Q20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828743">
            <text:p>16828743</text:p>
          </table:table-cell>
          <table:table-cell office:value-type="string">
            <text:p>Enhancement_+18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21]+1)" office:value-type="float" office:value="54">
            <text:p>54</text:p>
          </table:table-cell>
          <table:table-cell table:number-columns-repeated="10" office:value-type="string">
            <text:p>****</text:p>
          </table:table-cell>
          <table:table-cell office:value-type="float" office:value="18">
            <text:p>18</text:p>
          </table:table-cell>
          <table:table-cell office:value-type="string">
            <text:p>****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8">
            <text:p>18</text:p>
          </table:table-cell>
          <table:table-cell table:number-columns-repeated="9" office:value-type="string">
            <text:p>****</text:p>
          </table:table-cell>
          <table:table-cell table:formula="oooc:=(OR([.F21]&gt;20;AND(NOT([.Q21]=&quot;****&quot;);[.Q21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828744">
            <text:p>16828744</text:p>
          </table:table-cell>
          <table:table-cell office:value-type="string">
            <text:p>Enhancement_+19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22]+1)" office:value-type="float" office:value="57">
            <text:p>57</text:p>
          </table:table-cell>
          <table:table-cell table:number-columns-repeated="10" office:value-type="string">
            <text:p>****</text:p>
          </table:table-cell>
          <table:table-cell office:value-type="float" office:value="19">
            <text:p>19</text:p>
          </table:table-cell>
          <table:table-cell office:value-type="string">
            <text:p>****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9">
            <text:p>19</text:p>
          </table:table-cell>
          <table:table-cell table:number-columns-repeated="9" office:value-type="string">
            <text:p>****</text:p>
          </table:table-cell>
          <table:table-cell table:formula="oooc:=(OR([.F22]&gt;20;AND(NOT([.Q22]=&quot;****&quot;);[.Q22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828745">
            <text:p>16828745</text:p>
          </table:table-cell>
          <table:table-cell office:value-type="string">
            <text:p>Enhancement_+20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23]+1)" office:value-type="float" office:value="60">
            <text:p>60</text:p>
          </table:table-cell>
          <table:table-cell table:number-columns-repeated="10" office:value-type="string">
            <text:p>****</text:p>
          </table:table-cell>
          <table:table-cell office:value-type="float" office:value="20">
            <text:p>20</text:p>
          </table:table-cell>
          <table:table-cell office:value-type="string">
            <text:p>****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20">
            <text:p>20</text:p>
          </table:table-cell>
          <table:table-cell table:number-columns-repeated="9" office:value-type="string">
            <text:p>****</text:p>
          </table:table-cell>
          <table:table-cell table:formula="oooc:=(OR([.F23]&gt;20;AND(NOT([.Q23]=&quot;****&quot;);[.Q23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828846">
            <text:p>16828846</text:p>
          </table:table-cell>
          <table:table-cell office:value-type="string">
            <text:p>Acidic_Blast</text:p>
          </table:table-cell>
          <table:table-cell table:style-name="ce1" table:formula="oooc:=[.B24]+1" office:value-type="float" office:value="16828847">
            <text:p>16828847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****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table:number-columns-repeated="9" office:value-type="string">
            <text:p>****</text:p>
          </table:table-cell>
          <table:table-cell table:formula="oooc:=(OR([.F24]&gt;20;AND(NOT([.Q24]=&quot;****&quot;);[.Q24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6828824">
            <text:p>16828824</text:p>
          </table:table-cell>
          <table:table-cell office:value-type="string">
            <text:p>Anarchic</text:p>
          </table:table-cell>
          <table:table-cell table:style-name="ce1" table:formula="oooc:=[.B25]+1" office:value-type="float" office:value="16828825">
            <text:p>16828825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table:number-columns-repeated="5" office:value-type="string">
            <text:p>****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8" office:value-type="string">
            <text:p>****</text:p>
          </table:table-cell>
          <table:table-cell table:formula="oooc:=(OR([.F25]&gt;20;AND(NOT([.Q25]=&quot;****&quot;);[.Q25]&gt;5)))*1" office:value-type="float" office:value="0">
            <text:p>0</text:p>
          </table:table-cell>
          <table:table-cell office:value-type="string">
            <text:p>****</text:p>
          </table:table-cell>
          <table:table-cell office:value-type="string">
            <text:p>Substituted hammer of the gods for spell</text:p>
          </table:table-cell>
          <table:table-cell table:number-columns-repeated="22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6828848">
            <text:p>16828848</text:p>
          </table:table-cell>
          <table:table-cell office:value-type="string">
            <text:p>Anarchic_Power</text:p>
          </table:table-cell>
          <table:table-cell table:style-name="ce1" table:formula="oooc:=[.B26]+1" office:value-type="float" office:value="16828849">
            <text:p>16828849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223">
            <text:p>3223</text:p>
          </table:table-cell>
          <table:table-cell table:number-columns-repeated="5" office:value-type="string">
            <text:p>****</text:p>
          </table:table-cell>
          <table:table-cell office:value-type="string">
            <text:p>C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****</text:p>
          </table:table-cell>
          <table:table-cell table:formula="oooc:=(OR([.F26]&gt;20;AND(NOT([.Q26]=&quot;****&quot;);[.Q26]&gt;5)))*1" office:value-type="float" office:value="1">
            <text:p>1</text:p>
          </table:table-cell>
          <table:table-cell office:value-type="string">
            <text:p>****</text:p>
          </table:table-cell>
          <table:table-cell office:value-type="string">
            <text:p>Add negative levels?</text:p>
          </table:table-cell>
          <table:table-cell table:number-columns-repeated="22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6828826">
            <text:p>16828826</text:p>
          </table:table-cell>
          <table:table-cell office:value-type="string">
            <text:p>Axiomatic</text:p>
          </table:table-cell>
          <table:table-cell table:style-name="ce1" table:formula="oooc:=[.B27]+1" office:value-type="float" office:value="16828827">
            <text:p>16828827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table:number-columns-repeated="5" office:value-type="string">
            <text:p>****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8" office:value-type="string">
            <text:p>****</text:p>
          </table:table-cell>
          <table:table-cell table:formula="oooc:=(OR([.F27]&gt;20;AND(NOT([.Q27]=&quot;****&quot;);[.Q27]&gt;5)))*1" office:value-type="float" office:value="0">
            <text:p>0</text:p>
          </table:table-cell>
          <table:table-cell office:value-type="string">
            <text:p>****</text:p>
          </table:table-cell>
          <table:table-cell office:value-type="string">
            <text:p>Substituted hammer of the gods for spell</text:p>
          </table:table-cell>
          <table:table-cell table:number-columns-repeated="22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6828850">
            <text:p>16828850</text:p>
          </table:table-cell>
          <table:table-cell office:value-type="string">
            <text:p>Axiomatic_Power</text:p>
          </table:table-cell>
          <table:table-cell table:style-name="ce1" table:formula="oooc:=[.B28]+1" office:value-type="float" office:value="16828851">
            <text:p>16828851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222">
            <text:p>3222</text:p>
          </table:table-cell>
          <table:table-cell table:number-columns-repeated="5" office:value-type="string">
            <text:p>****</text:p>
          </table:table-cell>
          <table:table-cell office:value-type="string">
            <text:p>L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****</text:p>
          </table:table-cell>
          <table:table-cell table:formula="oooc:=(OR([.F28]&gt;20;AND(NOT([.Q28]=&quot;****&quot;);[.Q28]&gt;5)))*1" office:value-type="float" office:value="1">
            <text:p>1</text:p>
          </table:table-cell>
          <table:table-cell office:value-type="string">
            <text:p>****</text:p>
          </table:table-cell>
          <table:table-cell office:value-type="string">
            <text:p>Add negative levels?</text:p>
          </table:table-cell>
          <table:table-cell table:number-columns-repeated="22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6828828">
            <text:p>16828828</text:p>
          </table:table-cell>
          <table:table-cell office:value-type="string">
            <text:p>Bane</text:p>
          </table:table-cell>
          <table:table-cell table:style-name="ce1" table:formula="oooc:=[.B29]+1" office:value-type="float" office:value="16828829">
            <text:p>16828829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table:number-columns-repeated="6"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****</text:p>
          </table:table-cell>
          <table:table-cell office:value-type="float" office:value="18">
            <text:p>18</text:p>
          </table:table-cell>
          <table:table-cell table:style-name="ce2" office:value-type="string">
            <text:p>****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****</text:p>
          </table:table-cell>
          <table:table-cell table:formula="oooc:=(OR([.F29]&gt;20;AND(NOT([.Q29]=&quot;****&quot;);[.Q29]&gt;5)))*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ane special handling</text:p>
          </table:table-cell>
          <table:table-cell table:number-columns-repeated="22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6828852">
            <text:p>16828852</text:p>
          </table:table-cell>
          <table:table-cell office:value-type="string">
            <text:p>Dread</text:p>
          </table:table-cell>
          <table:table-cell table:style-name="ce1" table:formula="oooc:=[.B30]+1" office:value-type="float" office:value="16828853">
            <text:p>16828853</text:p>
          </table:table-cell>
          <table:table-cell office:value-type="string">
            <text:p>M</text:p>
          </table:table-cell>
          <table:table-cell office:value-type="float" office:value="22">
            <text:p>22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table:number-columns-repeated="6" office:value-type="string">
            <text:p>****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style-name="ce2" office:value-type="string">
            <text:p>****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string">
            <text:p>****</text:p>
          </table:table-cell>
          <table:table-cell table:formula="oooc:=(OR([.F30]&gt;20;AND(NOT([.Q30]=&quot;****&quot;);[.Q30]&gt;5)))*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Dread special handling</text:p>
          </table:table-cell>
          <table:table-cell table:number-columns-repeated="22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6828830">
            <text:p>16828830</text:p>
          </table:table-cell>
          <table:table-cell office:value-type="string">
            <text:p>Disruption</text:p>
          </table:table-cell>
          <table:table-cell table:style-name="ce1" table:formula="oooc:=[.B31]+1" office:value-type="float" office:value="16828831">
            <text:p>16828831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table:number-columns-repeated="6"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8" office:value-type="string">
            <text:p>****</text:p>
          </table:table-cell>
          <table:table-cell table:formula="oooc:=(OR([.F31]&gt;20;AND(NOT([.Q31]=&quot;****&quot;);[.Q31]&gt;5)))*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ludgeoning only</text:p>
          </table:table-cell>
          <table:table-cell table:number-columns-repeated="22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6828862">
            <text:p>16828862</text:p>
          </table:table-cell>
          <table:table-cell office:value-type="string">
            <text:p>Mighty_Disruption</text:p>
          </table:table-cell>
          <table:table-cell table:style-name="ce1" table:formula="oooc:=[.B32]+1" office:value-type="float" office:value="16828863">
            <text:p>16828863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3">
            <text:p>153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table:number-columns-repeated="2" office:value-type="float" office:value="21">
            <text:p>21</text:p>
          </table:table-cell>
          <table:table-cell office:value-type="float" office:value="24">
            <text:p>24</text:p>
          </table:table-cell>
          <table:table-cell table:number-columns-repeated="8" office:value-type="string">
            <text:p>****</text:p>
          </table:table-cell>
          <table:table-cell table:formula="oooc:=(OR([.F32]&gt;20;AND(NOT([.Q32]=&quot;****&quot;);[.Q32]&gt;5)))*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Used res instead of true res</text:p>
          </table:table-cell>
          <table:table-cell table:number-columns-repeated="22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6828832">
            <text:p>16828832</text:p>
          </table:table-cell>
          <table:table-cell office:value-type="string">
            <text:p>Flaming</text:p>
          </table:table-cell>
          <table:table-cell table:style-name="ce1" table:formula="oooc:=[.B33]+1" office:value-type="float" office:value="16828833">
            <text:p>16828833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****</text:p>
          </table:table-cell>
          <table:table-cell office:value-type="float" office:value="25">
            <text:p>25</text:p>
          </table:table-cell>
          <table:table-cell office:value-type="float" office:value="542">
            <text:p>542</text:p>
          </table:table-cell>
          <table:table-cell table:number-columns-repeated="2" office:value-type="string">
            <text:p>****</text:p>
          </table:table-cell>
          <table:table-cell office:value-type="float" office:value="58">
            <text:p>58</text:p>
          </table:table-cell>
          <table:table-cell office:value-type="float" office:value="61">
            <text:p>6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****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9" office:value-type="string">
            <text:p>****</text:p>
          </table:table-cell>
          <table:table-cell table:formula="oooc:=(OR([.F33]&gt;20;AND(NOT([.Q33]=&quot;****&quot;);[.Q33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6828854">
            <text:p>16828854</text:p>
          </table:table-cell>
          <table:table-cell office:value-type="string">
            <text:p>Fiery_Blast</text:p>
          </table:table-cell>
          <table:table-cell table:style-name="ce1" table:formula="oooc:=[.B34]+1" office:value-type="float" office:value="16828855">
            <text:p>16828855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table:number-columns-repeated="9" office:value-type="string">
            <text:p>****</text:p>
          </table:table-cell>
          <table:table-cell table:formula="oooc:=(OR([.F34]&gt;20;AND(NOT([.Q34]=&quot;****&quot;);[.Q34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6828834">
            <text:p>16828834</text:p>
          </table:table-cell>
          <table:table-cell office:value-type="string">
            <text:p>Frost</text:p>
          </table:table-cell>
          <table:table-cell table:style-name="ce1" table:formula="oooc:=[.B35]+1" office:value-type="float" office:value="16828835">
            <text:p>16828835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****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****</text:p>
          </table:table-cell>
          <table:table-cell office:value-type="float" office:value="368">
            <text:p>368</text:p>
          </table:table-cell>
          <table:table-cell table:number-columns-repeated="3"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****</text:p>
          </table:table-cell>
          <table:table-cell office:value-type="float" office:value="16">
            <text:p>16</text:p>
          </table:table-cell>
          <table:table-cell table:number-columns-repeated="2" office:value-type="float" office:value="7">
            <text:p>7</text:p>
          </table:table-cell>
          <table:table-cell table:number-columns-repeated="9" office:value-type="string">
            <text:p>****</text:p>
          </table:table-cell>
          <table:table-cell table:formula="oooc:=(OR([.F35]&gt;20;AND(NOT([.Q35]=&quot;****&quot;);[.Q35]&gt;5)))*1" office:value-type="float" office:value="0">
            <text:p>0</text:p>
          </table:table-cell>
          <table:table-cell office:value-type="string">
            <text:p>****</text:p>
          </table:table-cell>
          <table:table-cell office:value-type="string">
            <text:p>Needs chill metal</text:p>
          </table:table-cell>
          <table:table-cell table:number-columns-repeated="22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6828858">
            <text:p>16828858</text:p>
          </table:table-cell>
          <table:table-cell office:value-type="string">
            <text:p>Icy_Blast</text:p>
          </table:table-cell>
          <table:table-cell table:style-name="ce1" table:formula="oooc:=[.B36]+1" office:value-type="float" office:value="16828859">
            <text:p>16828859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table:number-columns-repeated="9" office:value-type="string">
            <text:p>****</text:p>
          </table:table-cell>
          <table:table-cell table:formula="oooc:=(OR([.F36]&gt;20;AND(NOT([.Q36]=&quot;****&quot;);[.Q36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6828836">
            <text:p>16828836</text:p>
          </table:table-cell>
          <table:table-cell office:value-type="string">
            <text:p>Holy</text:p>
          </table:table-cell>
          <table:table-cell table:style-name="ce1" table:formula="oooc:=[.B37]+1" office:value-type="float" office:value="16828837">
            <text:p>16828837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table:number-columns-repeated="4" office:value-type="string">
            <text:p>****</text:p>
          </table:table-cell>
          <table:table-cell office:value-type="string">
            <text:p>G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8" office:value-type="string">
            <text:p>****</text:p>
          </table:table-cell>
          <table:table-cell table:formula="oooc:=(OR([.F37]&gt;20;AND(NOT([.Q37]=&quot;****&quot;);[.Q37]&gt;5)))*1" office:value-type="float" office:value="0">
            <text:p>0</text:p>
          </table:table-cell>
          <table:table-cell office:value-type="string">
            <text:p>****</text:p>
          </table:table-cell>
          <table:table-cell office:value-type="string">
            <text:p>Substituted hammer of the gods for spell</text:p>
          </table:table-cell>
          <table:table-cell table:number-columns-repeated="22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6828856">
            <text:p>16828856</text:p>
          </table:table-cell>
          <table:table-cell office:value-type="string">
            <text:p>Holy_Power</text:p>
          </table:table-cell>
          <table:table-cell table:style-name="ce1" table:formula="oooc:=[.B38]+1" office:value-type="float" office:value="16828857">
            <text:p>16828857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220">
            <text:p>3220</text:p>
          </table:table-cell>
          <table:table-cell table:number-columns-repeated="4" office:value-type="string">
            <text:p>****</text:p>
          </table:table-cell>
          <table:table-cell office:value-type="string">
            <text:p>G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****</text:p>
          </table:table-cell>
          <table:table-cell table:formula="oooc:=(OR([.F38]&gt;20;AND(NOT([.Q38]=&quot;****&quot;);[.Q38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6828838">
            <text:p>16828838</text:p>
          </table:table-cell>
          <table:table-cell office:value-type="string">
            <text:p>Keen</text:p>
          </table:table-cell>
          <table:table-cell table:style-name="ce1" table:formula="oooc:=[.B39]+1" office:value-type="float" office:value="16828839">
            <text:p>16828839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39">
            <text:p>539</text:p>
          </table:table-cell>
          <table:table-cell table:number-columns-repeated="6"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****</text:p>
          </table:table-cell>
          <table:table-cell office:value-type="float" office:value="43">
            <text:p>43</text:p>
          </table:table-cell>
          <table:table-cell table:number-columns-repeated="11" office:value-type="string">
            <text:p>****</text:p>
          </table:table-cell>
          <table:table-cell table:formula="oooc:=(OR([.F39]&gt;20;AND(NOT([.Q39]=&quot;****&quot;);[.Q39]&gt;5)))*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lashing/piercing only</text:p>
          </table:table-cell>
          <table:table-cell table:number-columns-repeated="22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6828840">
            <text:p>16828840</text:p>
          </table:table-cell>
          <table:table-cell office:value-type="string">
            <text:p>Shock</text:p>
          </table:table-cell>
          <table:table-cell table:style-name="ce1" table:formula="oooc:=[.B40]+1" office:value-type="float" office:value="16828841">
            <text:p>16828841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****</text:p>
          </table:table-cell>
          <table:table-cell office:value-type="float" office:value="24">
            <text:p>24</text:p>
          </table:table-cell>
          <table:table-cell table:number-columns-repeated="3" office:value-type="string">
            <text:p>****</text:p>
          </table:table-cell>
          <table:table-cell office:value-type="float" office:value="11">
            <text:p>11</text:p>
          </table:table-cell>
          <table:table-cell office:value-type="float" office:value="101">
            <text:p>10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****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9" office:value-type="string">
            <text:p>****</text:p>
          </table:table-cell>
          <table:table-cell table:formula="oooc:=(OR([.F40]&gt;20;AND(NOT([.Q40]=&quot;****&quot;);[.Q40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6828860">
            <text:p>16828860</text:p>
          </table:table-cell>
          <table:table-cell office:value-type="string">
            <text:p>Lightning_Blast</text:p>
          </table:table-cell>
          <table:table-cell table:style-name="ce1" table:formula="oooc:=[.B41]+1" office:value-type="float" office:value="16828861">
            <text:p>16828861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number-columns-repeated="9" office:value-type="string">
            <text:p>****</text:p>
          </table:table-cell>
          <table:table-cell table:formula="oooc:=(OR([.F41]&gt;20;AND(NOT([.Q41]=&quot;****&quot;);[.Q41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6828864">
            <text:p>16828864</text:p>
          </table:table-cell>
          <table:table-cell office:value-type="string">
            <text:p>Sonic_Blast</text:p>
          </table:table-cell>
          <table:table-cell table:style-name="ce1" table:formula="oooc:=[.B42]+1" office:value-type="float" office:value="16828865">
            <text:p>16828865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953">
            <text:p>1953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****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table:number-columns-repeated="9" office:value-type="string">
            <text:p>****</text:p>
          </table:table-cell>
          <table:table-cell table:formula="oooc:=(OR([.F42]&gt;20;AND(NOT([.Q42]=&quot;****&quot;);[.Q42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6828842">
            <text:p>16828842</text:p>
          </table:table-cell>
          <table:table-cell office:value-type="string">
            <text:p>Unholy</text:p>
          </table:table-cell>
          <table:table-cell table:style-name="ce1" table:formula="oooc:=[.B43]+1" office:value-type="float" office:value="16828843">
            <text:p>16828843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table:number-columns-repeated="4" office:value-type="string">
            <text:p>****</text:p>
          </table:table-cell>
          <table:table-cell office:value-type="string">
            <text:p>E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8" office:value-type="string">
            <text:p>****</text:p>
          </table:table-cell>
          <table:table-cell table:formula="oooc:=(OR([.F43]&gt;20;AND(NOT([.Q43]=&quot;****&quot;);[.Q43]&gt;5)))*1" office:value-type="float" office:value="0">
            <text:p>0</text:p>
          </table:table-cell>
          <table:table-cell office:value-type="string">
            <text:p>****</text:p>
          </table:table-cell>
          <table:table-cell office:value-type="string">
            <text:p>Substituted hammer of the gods for spell</text:p>
          </table:table-cell>
          <table:table-cell table:number-columns-repeated="22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6828866">
            <text:p>16828866</text:p>
          </table:table-cell>
          <table:table-cell office:value-type="string">
            <text:p>Unholy_Power</text:p>
          </table:table-cell>
          <table:table-cell table:style-name="ce1" table:formula="oooc:=[.B44]+1" office:value-type="float" office:value="16828867">
            <text:p>16828867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221">
            <text:p>3221</text:p>
          </table:table-cell>
          <table:table-cell table:number-columns-repeated="4" office:value-type="string">
            <text:p>****</text:p>
          </table:table-cell>
          <table:table-cell office:value-type="string">
            <text:p>E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****</text:p>
          </table:table-cell>
          <table:table-cell table:formula="oooc:=(OR([.F44]&gt;20;AND(NOT([.Q44]=&quot;****&quot;);[.Q44]&gt;5)))*1" office:value-type="float" office:value="1">
            <text:p>1</text:p>
          </table:table-cell>
          <table:table-cell office:value-type="string">
            <text:p>****</text:p>
          </table:table-cell>
          <table:table-cell office:value-type="string">
            <text:p>Looks like srd typo</text:p>
          </table:table-cell>
          <table:table-cell table:number-columns-repeated="222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6828844">
            <text:p>16828844</text:p>
          </table:table-cell>
          <table:table-cell office:value-type="string">
            <text:p>Vorpal</text:p>
          </table:table-cell>
          <table:table-cell table:style-name="ce1" table:formula="oooc:=[.B45]+1" office:value-type="float" office:value="16828845">
            <text:p>16828845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539">
            <text:p>539</text:p>
          </table:table-cell>
          <table:table-cell table:number-columns-repeated="5" office:value-type="string">
            <text:p>****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****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70">
            <text:p>70</text:p>
          </table:table-cell>
          <table:table-cell table:number-columns-repeated="9" office:value-type="string">
            <text:p>****</text:p>
          </table:table-cell>
          <table:table-cell table:formula="oooc:=(OR([.F45]&gt;20;AND(NOT([.Q45]=&quot;****&quot;);[.Q45]&gt;5)))*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lashing only, max DC</text:p>
          </table:table-cell>
          <table:table-cell table:number-columns-repeated="222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6828868">
            <text:p>16828868</text:p>
          </table:table-cell>
          <table:table-cell office:value-type="string">
            <text:p>Wounding</text:p>
          </table:table-cell>
          <table:table-cell table:style-name="ce1" table:formula="oooc:=[.B46]+1" office:value-type="float" office:value="16828869">
            <text:p>16828869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****</text:p>
          </table:table-cell>
          <table:table-cell office:value-type="float" office:value="24">
            <text:p>24</text:p>
          </table:table-cell>
          <table:table-cell table:number-columns-repeated="3" office:value-type="string">
            <text:p>****</text:p>
          </table:table-cell>
          <table:table-cell office:value-type="float" office:value="123">
            <text:p>123</text:p>
          </table:table-cell>
          <table:table-cell office:value-type="float" office:value="533">
            <text:p>533</text:p>
          </table:table-cell>
          <table:table-cell table:number-columns-repeated="2"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48">
            <text:p>48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number-columns-repeated="8" office:value-type="string">
            <text:p>****</text:p>
          </table:table-cell>
          <table:table-cell table:formula="oooc:=(OR([.F46]&gt;20;AND(NOT([.Q46]=&quot;****&quot;);[.Q46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</table:table>
      <table:table table:name="craft_wondrous" table:style-name="ta3" table:print="false">
        <table:table-column table:style-name="co29" table:default-cell-style-name="Default"/>
        <table:table-column table:style-name="co2" table:default-cell-style-name="Default"/>
        <table:table-column table:style-name="co30" table:default-cell-style-name="Default"/>
        <table:table-column table:style-name="co2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9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default-cell-style-name="Default"/>
        <table:table-column table:style-name="co11" table:number-columns-repeated="2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1" table:default-cell-style-name="ce1"/>
        <table:table-column table:style-name="co19" table:default-cell-style-name="Default"/>
        <table:table-column table:style-name="co9" table:number-columns-repeated="211" table:default-cell-style-name="Default"/>
        <table:table-row table:style-name="ro1">
          <table:table-cell office:value-type="string">
            <text:p>2DA</text:p>
          </table:table-cell>
          <table:table-cell office:value-type="string">
            <text:p>V2.0</text:p>
          </table:table-cell>
          <table:table-cell table:number-columns-repeated="41"/>
          <table:table-cell table:style-name="Default"/>
          <table:table-cell table:number-columns-repeated="212"/>
        </table:table-row>
        <table:table-row table:style-name="ro1">
          <table:table-cell table:number-columns-repeated="43"/>
          <table:table-cell table:style-name="Default"/>
          <table:table-cell table:number-columns-repeated="212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Label</text:p>
          </table:table-cell>
          <table:table-cell office:value-type="string">
            <text:p>Description</text:p>
          </table:table-cell>
          <table:table-cell office:value-type="string">
            <text:p>PropertyType</text:p>
          </table:table-cell>
          <table:table-cell office:value-type="string">
            <text:p>Level</text:p>
          </table:table-cell>
          <table:table-cell office:value-type="string">
            <text:p>Race</text:p>
          </table:table-cell>
          <table:table-cell office:value-type="string">
            <text:p>Feat</text:p>
          </table:table-cell>
          <table:table-cell office:value-type="string">
            <text:p>SpellPattern</text:p>
          </table:table-cell>
          <table:table-cell office:value-type="string">
            <text:p>Spell1</text:p>
          </table:table-cell>
          <table:table-cell office:value-type="string">
            <text:p>Spell2</text:p>
          </table:table-cell>
          <table:table-cell office:value-type="string">
            <text:p>Spell3</text:p>
          </table:table-cell>
          <table:table-cell office:value-type="string">
            <text:p>SpellOR1</text:p>
          </table:table-cell>
          <table:table-cell office:value-type="string">
            <text:p>SpellOR2</text:p>
          </table:table-cell>
          <table:table-cell office:value-type="string">
            <text:p>AlignGE</text:p>
          </table:table-cell>
          <table:table-cell office:value-type="string">
            <text:p>AlignLC</text:p>
          </table:table-cell>
          <table:table-cell office:value-type="string">
            <text:p>Enhancement</text:p>
          </table:table-cell>
          <table:table-cell office:value-type="string">
            <text:p>AdditionalCost</text:p>
          </table:table-cell>
          <table:table-cell office:value-type="string">
            <text:p>BaseItem</text:p>
          </table:table-cell>
          <table:table-cell office:value-type="string">
            <text:p>Type1</text:p>
          </table:table-cell>
          <table:table-cell office:value-type="string">
            <text:p>SubType1</text:p>
          </table:table-cell>
          <table:table-cell office:value-type="string">
            <text:p>CostTableValue1</text:p>
          </table:table-cell>
          <table:table-cell office:value-type="string">
            <text:p>Param1Value1</text:p>
          </table:table-cell>
          <table:table-cell office:value-type="string">
            <text:p>Type2</text:p>
          </table:table-cell>
          <table:table-cell office:value-type="string">
            <text:p>SubType2</text:p>
          </table:table-cell>
          <table:table-cell office:value-type="string">
            <text:p>CostTableValue2</text:p>
          </table:table-cell>
          <table:table-cell office:value-type="string">
            <text:p>Param1Value2</text:p>
          </table:table-cell>
          <table:table-cell office:value-type="string">
            <text:p>Type3</text:p>
          </table:table-cell>
          <table:table-cell office:value-type="string">
            <text:p>SubType3</text:p>
          </table:table-cell>
          <table:table-cell office:value-type="string">
            <text:p>CostTableValue3</text:p>
          </table:table-cell>
          <table:table-cell office:value-type="string">
            <text:p>Param1Value3</text:p>
          </table:table-cell>
          <table:table-cell office:value-type="string">
            <text:p>Type4</text:p>
          </table:table-cell>
          <table:table-cell office:value-type="string">
            <text:p>SubType4</text:p>
          </table:table-cell>
          <table:table-cell office:value-type="string">
            <text:p>CostTableValue4</text:p>
          </table:table-cell>
          <table:table-cell office:value-type="string">
            <text:p>Param1Value4</text:p>
          </table:table-cell>
          <table:table-cell office:value-type="string">
            <text:p>Type5</text:p>
          </table:table-cell>
          <table:table-cell office:value-type="string">
            <text:p>SubType5</text:p>
          </table:table-cell>
          <table:table-cell office:value-type="string">
            <text:p>CostTableValue5</text:p>
          </table:table-cell>
          <table:table-cell office:value-type="string">
            <text:p>Param1Value5</text:p>
          </table:table-cell>
          <table:table-cell office:value-type="string">
            <text:p>Type6</text:p>
          </table:table-cell>
          <table:table-cell office:value-type="string">
            <text:p>SubType6</text:p>
          </table:table-cell>
          <table:table-cell office:value-type="string">
            <text:p>CostTableValue6</text:p>
          </table:table-cell>
          <table:table-cell office:value-type="string">
            <text:p>Param1Value6</text:p>
          </table:table-cell>
          <table:table-cell table:style-name="Default" office:value-type="string">
            <text:p>Epic</text:p>
          </table:table-cell>
          <table:table-cell office:value-type="string">
            <text:p>Special</text:p>
          </table:table-cell>
          <table:table-cell table:number-columns-repeated="21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828912">
            <text:p>16828912</text:p>
          </table:table-cell>
          <table:table-cell office:value-type="string">
            <text:p>Amulet_of_Health_+2</text:p>
          </table:table-cell>
          <table:table-cell office:value-type="float" office:value="16828979">
            <text:p>16828979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number-columns-repeated="7" office:value-type="string">
            <text:p>****</text:p>
          </table:table-cell>
          <table:table-cell office:value-type="float" office:value="4000">
            <text:p>400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1" office:value-type="string">
            <text:p>****</text:p>
          </table:table-cell>
          <table:table-cell table:formula="oooc:=(OR([.F4]&gt;=20;AND(NOT([.Q4]=&quot;****&quot;);[.Q4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1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828913">
            <text:p>16828913</text:p>
          </table:table-cell>
          <table:table-cell office:value-type="string">
            <text:p>Amulet_of_Health_+4</text:p>
          </table:table-cell>
          <table:table-cell office:value-type="float" office:value="16828980">
            <text:p>16828980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number-columns-repeated="7" office:value-type="string">
            <text:p>****</text:p>
          </table:table-cell>
          <table:table-cell office:value-type="float" office:value="16000">
            <text:p>1600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1" office:value-type="string">
            <text:p>****</text:p>
          </table:table-cell>
          <table:table-cell table:formula="oooc:=(OR([.F5]&gt;=20;AND(NOT([.Q5]=&quot;****&quot;);[.Q5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1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828914">
            <text:p>16828914</text:p>
          </table:table-cell>
          <table:table-cell office:value-type="string">
            <text:p>Amulet_of_Health_+6</text:p>
          </table:table-cell>
          <table:table-cell office:value-type="float" office:value="16828981">
            <text:p>16828981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number-columns-repeated="7" office:value-type="string">
            <text:p>****</text:p>
          </table:table-cell>
          <table:table-cell office:value-type="float" office:value="36000">
            <text:p>3600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1" office:value-type="string">
            <text:p>****</text:p>
          </table:table-cell>
          <table:table-cell table:formula="oooc:=(OR([.F6]&gt;=20;AND(NOT([.Q6]=&quot;****&quot;);[.Q6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1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3380">
            <text:p>13380</text:p>
          </table:table-cell>
          <table:table-cell office:value-type="string">
            <text:p>Amulet_of_Natural_Armor_+1</text:p>
          </table:table-cell>
          <table:table-cell office:value-type="float" office:value="16828982">
            <text:p>16828982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7" office:value-type="string">
            <text:p>****</text:p>
          </table:table-cell>
          <table:table-cell office:value-type="float" office:value="2000">
            <text:p>200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21" office:value-type="string">
            <text:p>****</text:p>
          </table:table-cell>
          <table:table-cell table:formula="oooc:=(OR([.F7]&gt;=20;AND(NOT([.Q7]=&quot;****&quot;);[.Q7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3398">
            <text:p>13398</text:p>
          </table:table-cell>
          <table:table-cell office:value-type="string">
            <text:p>Amulet_of_Natural_Armor_+2</text:p>
          </table:table-cell>
          <table:table-cell office:value-type="float" office:value="16828983">
            <text:p>16828983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7" office:value-type="string">
            <text:p>****</text:p>
          </table:table-cell>
          <table:table-cell office:value-type="float" office:value="8000">
            <text:p>800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21" office:value-type="string">
            <text:p>****</text:p>
          </table:table-cell>
          <table:table-cell table:formula="oooc:=(OR([.F8]&gt;=20;AND(NOT([.Q8]=&quot;****&quot;);[.Q8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1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3399">
            <text:p>13399</text:p>
          </table:table-cell>
          <table:table-cell office:value-type="string">
            <text:p>Amulet_of_Natural_Armor_+3</text:p>
          </table:table-cell>
          <table:table-cell office:value-type="float" office:value="16828984">
            <text:p>16828984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7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table:number-columns-repeated="21" office:value-type="string">
            <text:p>****</text:p>
          </table:table-cell>
          <table:table-cell table:formula="oooc:=(OR([.F9]&gt;=20;AND(NOT([.Q9]=&quot;****&quot;);[.Q9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11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400">
            <text:p>13400</text:p>
          </table:table-cell>
          <table:table-cell office:value-type="string">
            <text:p>Amulet_of_Natural_Armor_+4</text:p>
          </table:table-cell>
          <table:table-cell office:value-type="float" office:value="16828985">
            <text:p>16828985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7" office:value-type="string">
            <text:p>****</text:p>
          </table:table-cell>
          <table:table-cell office:value-type="float" office:value="32000">
            <text:p>3200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table:number-columns-repeated="21" office:value-type="string">
            <text:p>****</text:p>
          </table:table-cell>
          <table:table-cell table:formula="oooc:=(OR([.F10]&gt;=20;AND(NOT([.Q10]=&quot;****&quot;);[.Q10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11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401">
            <text:p>13401</text:p>
          </table:table-cell>
          <table:table-cell office:value-type="string">
            <text:p>Amulet_of_Natural_Armor_+5</text:p>
          </table:table-cell>
          <table:table-cell office:value-type="float" office:value="16828986">
            <text:p>16828986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7" office:value-type="string">
            <text:p>****</text:p>
          </table:table-cell>
          <table:table-cell office:value-type="float" office:value="50000">
            <text:p>5000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table:number-columns-repeated="21" office:value-type="string">
            <text:p>****</text:p>
          </table:table-cell>
          <table:table-cell table:formula="oooc:=(OR([.F11]&gt;=20;AND(NOT([.Q11]=&quot;****&quot;);[.Q11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828915">
            <text:p>16828915</text:p>
          </table:table-cell>
          <table:table-cell office:value-type="string">
            <text:p>Amulet_of_Epic_Natural_Armor_+6</text:p>
          </table:table-cell>
          <table:table-cell office:value-type="float" office:value="16828987">
            <text:p>16828987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7" office:value-type="string">
            <text:p>****</text:p>
          </table:table-cell>
          <table:table-cell office:value-type="float" office:value="720000">
            <text:p>72000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6">
            <text:p>6</text:p>
          </table:table-cell>
          <table:table-cell table:number-columns-repeated="21" office:value-type="string">
            <text:p>****</text:p>
          </table:table-cell>
          <table:table-cell table:formula="oooc:=(OR([.F12]&gt;=20;AND(NOT([.Q12]=&quot;****&quot;);[.Q12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11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828916">
            <text:p>16828916</text:p>
          </table:table-cell>
          <table:table-cell office:value-type="string">
            <text:p>Amulet_of_Epic_Natural_Armor_+7</text:p>
          </table:table-cell>
          <table:table-cell office:value-type="float" office:value="16828988">
            <text:p>16828988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7" office:value-type="string">
            <text:p>****</text:p>
          </table:table-cell>
          <table:table-cell office:value-type="float" office:value="980000">
            <text:p>98000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7">
            <text:p>7</text:p>
          </table:table-cell>
          <table:table-cell table:number-columns-repeated="21" office:value-type="string">
            <text:p>****</text:p>
          </table:table-cell>
          <table:table-cell table:formula="oooc:=(OR([.F13]&gt;=20;AND(NOT([.Q13]=&quot;****&quot;);[.Q13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11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828917">
            <text:p>16828917</text:p>
          </table:table-cell>
          <table:table-cell office:value-type="string">
            <text:p>Amulet_of_Epic_Natural_Armor_+8</text:p>
          </table:table-cell>
          <table:table-cell office:value-type="float" office:value="16828989">
            <text:p>16828989</text:p>
          </table:table-cell>
          <table:table-cell office:value-type="string">
            <text:p>M</text:p>
          </table:table-cell>
          <table:table-cell office:value-type="float" office:value="24">
            <text:p>24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7" office:value-type="string">
            <text:p>****</text:p>
          </table:table-cell>
          <table:table-cell office:value-type="float" office:value="1280000">
            <text:p>128000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table:number-columns-repeated="21" office:value-type="string">
            <text:p>****</text:p>
          </table:table-cell>
          <table:table-cell table:formula="oooc:=(OR([.F14]&gt;=20;AND(NOT([.Q14]=&quot;****&quot;);[.Q14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11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6828918">
            <text:p>16828918</text:p>
          </table:table-cell>
          <table:table-cell office:value-type="string">
            <text:p>Amulet_of_Epic_Natural_Armor_+9</text:p>
          </table:table-cell>
          <table:table-cell office:value-type="float" office:value="16828990">
            <text:p>16828990</text:p>
          </table:table-cell>
          <table:table-cell office:value-type="string">
            <text:p>M</text:p>
          </table:table-cell>
          <table:table-cell office:value-type="float" office:value="27">
            <text:p>27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7" office:value-type="string">
            <text:p>****</text:p>
          </table:table-cell>
          <table:table-cell office:value-type="float" office:value="1620000">
            <text:p>162000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9">
            <text:p>9</text:p>
          </table:table-cell>
          <table:table-cell table:number-columns-repeated="21" office:value-type="string">
            <text:p>****</text:p>
          </table:table-cell>
          <table:table-cell table:formula="oooc:=(OR([.F15]&gt;=20;AND(NOT([.Q15]=&quot;****&quot;);[.Q15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11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6828919">
            <text:p>16828919</text:p>
          </table:table-cell>
          <table:table-cell office:value-type="string">
            <text:p>Amulet_of_Epic_Natural_Armor_+10</text:p>
          </table:table-cell>
          <table:table-cell office:value-type="float" office:value="16828991">
            <text:p>16828991</text:p>
          </table:table-cell>
          <table:table-cell office:value-type="string">
            <text:p>M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7" office:value-type="string">
            <text:p>****</text:p>
          </table:table-cell>
          <table:table-cell office:value-type="float" office:value="2000000">
            <text:p>200000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0">
            <text:p>10</text:p>
          </table:table-cell>
          <table:table-cell table:number-columns-repeated="21" office:value-type="string">
            <text:p>****</text:p>
          </table:table-cell>
          <table:table-cell table:formula="oooc:=(OR([.F16]&gt;=20;AND(NOT([.Q16]=&quot;****&quot;);[.Q16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11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828920">
            <text:p>16828920</text:p>
          </table:table-cell>
          <table:table-cell office:value-type="string">
            <text:p>Belt_of_Giant_Strength_+4</text:p>
          </table:table-cell>
          <table:table-cell office:value-type="float" office:value="16828992">
            <text:p>16828992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7" office:value-type="string">
            <text:p>****</text:p>
          </table:table-cell>
          <table:table-cell office:value-type="float" office:value="16000">
            <text:p>1600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1" office:value-type="string">
            <text:p>****</text:p>
          </table:table-cell>
          <table:table-cell table:formula="oooc:=(OR([.F17]&gt;=20;AND(NOT([.Q17]=&quot;****&quot;);[.Q17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1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828921">
            <text:p>16828921</text:p>
          </table:table-cell>
          <table:table-cell office:value-type="string">
            <text:p>Belt_of_Giant_Strength_+6</text:p>
          </table:table-cell>
          <table:table-cell office:value-type="float" office:value="16828993">
            <text:p>16828993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7" office:value-type="string">
            <text:p>****</text:p>
          </table:table-cell>
          <table:table-cell office:value-type="float" office:value="36000">
            <text:p>3600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1" office:value-type="string">
            <text:p>****</text:p>
          </table:table-cell>
          <table:table-cell table:formula="oooc:=(OR([.F18]&gt;=20;AND(NOT([.Q18]=&quot;****&quot;);[.Q18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1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828922">
            <text:p>16828922</text:p>
          </table:table-cell>
          <table:table-cell office:value-type="string">
            <text:p>Belt_of_Epic_Strength_+8</text:p>
          </table:table-cell>
          <table:table-cell office:value-type="float" office:value="16828994">
            <text:p>16828994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7" office:value-type="string">
            <text:p>****</text:p>
          </table:table-cell>
          <table:table-cell office:value-type="float" office:value="640000">
            <text:p>64000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1" office:value-type="string">
            <text:p>****</text:p>
          </table:table-cell>
          <table:table-cell table:formula="oooc:=(OR([.F19]&gt;=20;AND(NOT([.Q19]=&quot;****&quot;);[.Q19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828923">
            <text:p>16828923</text:p>
          </table:table-cell>
          <table:table-cell office:value-type="string">
            <text:p>Belt_of_Epic_Strength_+10</text:p>
          </table:table-cell>
          <table:table-cell office:value-type="float" office:value="16828995">
            <text:p>16828995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7" office:value-type="string">
            <text:p>****</text:p>
          </table:table-cell>
          <table:table-cell office:value-type="float" office:value="1000000">
            <text:p>100000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1" office:value-type="string">
            <text:p>****</text:p>
          </table:table-cell>
          <table:table-cell table:formula="oooc:=(OR([.F20]&gt;=20;AND(NOT([.Q20]=&quot;****&quot;);[.Q20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11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828924">
            <text:p>16828924</text:p>
          </table:table-cell>
          <table:table-cell office:value-type="string">
            <text:p>Belt_of_Epic_Strength_+12</text:p>
          </table:table-cell>
          <table:table-cell office:value-type="float" office:value="16828996">
            <text:p>16828996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7" office:value-type="string">
            <text:p>****</text:p>
          </table:table-cell>
          <table:table-cell office:value-type="float" office:value="1440000">
            <text:p>144000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1" office:value-type="string">
            <text:p>****</text:p>
          </table:table-cell>
          <table:table-cell table:formula="oooc:=(OR([.F21]&gt;=20;AND(NOT([.Q21]=&quot;****&quot;);[.Q21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11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337">
            <text:p>13337</text:p>
          </table:table-cell>
          <table:table-cell office:value-type="string">
            <text:p>Boots_of_Elvenkind</text:p>
          </table:table-cell>
          <table:table-cell office:value-type="float" office:value="16828997">
            <text:p>16828997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" office:value-type="string">
            <text:p>****</text:p>
          </table:table-cell>
          <table:table-cell office:value-type="float" office:value="2500">
            <text:p>2500</text:p>
          </table:table-cell>
          <table:table-cell office:value-type="float" office:value="26">
            <text:p>26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1" office:value-type="string">
            <text:p>****</text:p>
          </table:table-cell>
          <table:table-cell table:formula="oooc:=(OR([.F22]&gt;=20;AND(NOT([.Q22]=&quot;****&quot;);[.Q22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11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343">
            <text:p>13343</text:p>
          </table:table-cell>
          <table:table-cell office:value-type="string">
            <text:p>Boots_of_Speed</text:p>
          </table:table-cell>
          <table:table-cell office:value-type="float" office:value="16828998">
            <text:p>16828998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table:number-columns-repeated="7" office:value-type="string">
            <text:p>****</text:p>
          </table:table-cell>
          <table:table-cell office:value-type="float" office:value="12000">
            <text:p>12000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138">
            <text:p>138</text:p>
          </table:table-cell>
          <table:table-cell office:value-type="float" office:value="8">
            <text:p>8</text:p>
          </table:table-cell>
          <table:table-cell table:number-columns-repeated="21" office:value-type="string">
            <text:p>****</text:p>
          </table:table-cell>
          <table:table-cell table:formula="oooc:=(OR([.F23]&gt;=20;AND(NOT([.Q23]=&quot;****&quot;);[.Q23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11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828925">
            <text:p>16828925</text:p>
          </table:table-cell>
          <table:table-cell office:value-type="string">
            <text:p>Boots_of_Swiftness</text:p>
          </table:table-cell>
          <table:table-cell office:value-type="float" office:value="16828999">
            <text:p>16828999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456">
            <text:p>456</text:p>
          </table:table-cell>
          <table:table-cell office:value-type="float" office:value="78">
            <text:p>78</text:p>
          </table:table-cell>
          <table:table-cell office:value-type="string">
            <text:p>JUMP</text:p>
          </table:table-cell>
          <table:table-cell table:number-columns-repeated="4" office:value-type="string">
            <text:p>****</text:p>
          </table:table-cell>
          <table:table-cell office:value-type="float" office:value="256000">
            <text:p>25600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33">
            <text:p>133</text:p>
          </table:table-cell>
          <table:table-cell office:value-type="string">
            <text:p>DOUBLE_SPEED</text:p>
          </table:table-cell>
          <table:table-cell office:value-type="float" office:value="9">
            <text:p>9</text:p>
          </table:table-cell>
          <table:table-cell office:value-type="string">
            <text:p>****</text:p>
          </table:table-cell>
          <table:table-cell office:value-type="float" office:value="12">
            <text:p>12</text:p>
          </table:table-cell>
          <table:table-cell office:value-type="float" office:value="386">
            <text:p>386</text:p>
          </table:table-cell>
          <table:table-cell table:number-columns-repeated="2" office:value-type="string">
            <text:p>****</text:p>
          </table:table-cell>
          <table:table-cell office:value-type="float" office:value="52">
            <text:p>52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string">
            <text:p>****</text:p>
          </table:table-cell>
          <table:table-cell office:value-type="float" office:value="52">
            <text:p>52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138">
            <text:p>138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table:formula="oooc:=(OR([.F24]&gt;=20;AND(NOT([.Q24]=&quot;****&quot;);[.Q24]&gt;5)))*1" office:value-type="float" office:value="1">
            <text:p>1</text:p>
          </table:table-cell>
          <table:table-cell office:value-type="string">
            <text:p>****</text:p>
          </table:table-cell>
          <table:table-cell office:value-type="string">
            <text:p>FIX</text:p>
          </table:table-cell>
          <table:table-cell office:value-type="string">
            <text:p>add speed increase itemprop function</text:p>
          </table:table-cell>
          <table:table-cell table:number-columns-repeated="20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6828926">
            <text:p>16828926</text:p>
          </table:table-cell>
          <table:table-cell office:value-type="string">
            <text:p>Boots_of_Teleportation</text:p>
          </table:table-cell>
          <table:table-cell office:value-type="float" office:value="16829000">
            <text:p>16829000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2874">
            <text:p>2874</text:p>
          </table:table-cell>
          <table:table-cell table:number-columns-repeated="7" office:value-type="string">
            <text:p>****</text:p>
          </table:table-cell>
          <table:table-cell office:value-type="float" office:value="49000">
            <text:p>49000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1169">
            <text:p>1169</text:p>
          </table:table-cell>
          <table:table-cell office:value-type="float" office:value="10">
            <text:p>10</text:p>
          </table:table-cell>
          <table:table-cell table:number-columns-repeated="21" office:value-type="string">
            <text:p>****</text:p>
          </table:table-cell>
          <table:table-cell table:formula="oooc:=(OR([.F25]&gt;=20;AND(NOT([.Q25]=&quot;****&quot;);[.Q25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11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8314">
            <text:p>48314</text:p>
          </table:table-cell>
          <table:table-cell office:value-type="string">
            <text:p>Boots_of_the_Winterlands</text:p>
          </table:table-cell>
          <table:table-cell office:value-type="float" office:value="16829001">
            <text:p>16829001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50">
            <text:p>50</text:p>
          </table:table-cell>
          <table:table-cell table:number-columns-repeated="6" office:value-type="string">
            <text:p>****</text:p>
          </table:table-cell>
          <table:table-cell office:value-type="float" office:value="2500">
            <text:p>2500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7" office:value-type="string">
            <text:p>****</text:p>
          </table:table-cell>
          <table:table-cell table:formula="oooc:=(OR([.F26]&gt;=20;AND(NOT([.Q26]=&quot;****&quot;);[.Q26]&gt;5)))*1" office:value-type="float" office:value="0">
            <text:p>0</text:p>
          </table:table-cell>
          <table:table-cell office:value-type="string">
            <text:p>****</text:p>
          </table:table-cell>
          <table:table-cell office:value-type="string">
            <text:p>Approximated along bioware lines</text:p>
          </table:table-cell>
          <table:table-cell office:value-type="string">
            <text:p>add spell</text:p>
          </table:table-cell>
          <table:table-cell table:number-columns-repeated="20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3350">
            <text:p>13350</text:p>
          </table:table-cell>
          <table:table-cell office:value-type="string">
            <text:p>Bracers_of_Armor_+1</text:p>
          </table:table-cell>
          <table:table-cell office:value-type="float" office:value="16829002">
            <text:p>16829002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table:number-columns-repeated="7" office:value-type="string">
            <text:p>****</text:p>
          </table:table-cell>
          <table:table-cell office:value-type="float" office:value="1000">
            <text:p>1000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21" office:value-type="string">
            <text:p>****</text:p>
          </table:table-cell>
          <table:table-cell table:formula="oooc:=(OR([.F27]&gt;=20;AND(NOT([.Q27]=&quot;****&quot;);[.Q27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11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3356">
            <text:p>13356</text:p>
          </table:table-cell>
          <table:table-cell office:value-type="string">
            <text:p>Bracers_of_Armor_+2</text:p>
          </table:table-cell>
          <table:table-cell office:value-type="float" office:value="16829003">
            <text:p>16829003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table:number-columns-repeated="7" office:value-type="string">
            <text:p>****</text:p>
          </table:table-cell>
          <table:table-cell office:value-type="float" office:value="4000">
            <text:p>4000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21" office:value-type="string">
            <text:p>****</text:p>
          </table:table-cell>
          <table:table-cell table:formula="oooc:=(OR([.F28]&gt;=20;AND(NOT([.Q28]=&quot;****&quot;);[.Q28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11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3357">
            <text:p>13357</text:p>
          </table:table-cell>
          <table:table-cell office:value-type="string">
            <text:p>Bracers_of_Armor_+3</text:p>
          </table:table-cell>
          <table:table-cell office:value-type="float" office:value="16829004">
            <text:p>16829004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table:number-columns-repeated="7" office:value-type="string">
            <text:p>****</text:p>
          </table:table-cell>
          <table:table-cell office:value-type="float" office:value="9000">
            <text:p>9000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table:number-columns-repeated="21" office:value-type="string">
            <text:p>****</text:p>
          </table:table-cell>
          <table:table-cell table:formula="oooc:=(OR([.F29]&gt;=20;AND(NOT([.Q29]=&quot;****&quot;);[.Q29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11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3358">
            <text:p>13358</text:p>
          </table:table-cell>
          <table:table-cell office:value-type="string">
            <text:p>Bracers_of_Armor_+4</text:p>
          </table:table-cell>
          <table:table-cell office:value-type="float" office:value="16829005">
            <text:p>16829005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table:number-columns-repeated="7" office:value-type="string">
            <text:p>****</text:p>
          </table:table-cell>
          <table:table-cell office:value-type="float" office:value="16000">
            <text:p>16000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table:number-columns-repeated="21" office:value-type="string">
            <text:p>****</text:p>
          </table:table-cell>
          <table:table-cell table:formula="oooc:=(OR([.F30]&gt;=20;AND(NOT([.Q30]=&quot;****&quot;);[.Q30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1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3359">
            <text:p>13359</text:p>
          </table:table-cell>
          <table:table-cell office:value-type="string">
            <text:p>Bracers_of_Armor_+5</text:p>
          </table:table-cell>
          <table:table-cell office:value-type="float" office:value="16829006">
            <text:p>16829006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table:number-columns-repeated="7" office:value-type="string">
            <text:p>****</text:p>
          </table:table-cell>
          <table:table-cell office:value-type="float" office:value="25000">
            <text:p>25000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table:number-columns-repeated="21" office:value-type="string">
            <text:p>****</text:p>
          </table:table-cell>
          <table:table-cell table:formula="oooc:=(OR([.F31]&gt;=20;AND(NOT([.Q31]=&quot;****&quot;);[.Q31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1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90846">
            <text:p>90846</text:p>
          </table:table-cell>
          <table:table-cell office:value-type="string">
            <text:p>Bracers_of_Armor_+6</text:p>
          </table:table-cell>
          <table:table-cell office:value-type="float" office:value="16829007">
            <text:p>16829007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table:number-columns-repeated="7" office:value-type="string">
            <text:p>****</text:p>
          </table:table-cell>
          <table:table-cell office:value-type="float" office:value="36000">
            <text:p>36000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6">
            <text:p>6</text:p>
          </table:table-cell>
          <table:table-cell table:number-columns-repeated="21" office:value-type="string">
            <text:p>****</text:p>
          </table:table-cell>
          <table:table-cell table:formula="oooc:=(OR([.F32]&gt;=20;AND(NOT([.Q32]=&quot;****&quot;);[.Q32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1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90847">
            <text:p>90847</text:p>
          </table:table-cell>
          <table:table-cell office:value-type="string">
            <text:p>Bracers_of_Armor_+7</text:p>
          </table:table-cell>
          <table:table-cell office:value-type="float" office:value="16829008">
            <text:p>16829008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table:number-columns-repeated="7" office:value-type="string">
            <text:p>****</text:p>
          </table:table-cell>
          <table:table-cell office:value-type="float" office:value="49000">
            <text:p>49000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7">
            <text:p>7</text:p>
          </table:table-cell>
          <table:table-cell table:number-columns-repeated="21" office:value-type="string">
            <text:p>****</text:p>
          </table:table-cell>
          <table:table-cell table:formula="oooc:=(OR([.F33]&gt;=20;AND(NOT([.Q33]=&quot;****&quot;);[.Q33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0848">
            <text:p>90848</text:p>
          </table:table-cell>
          <table:table-cell office:value-type="string">
            <text:p>Bracers_of_Armor_+8</text:p>
          </table:table-cell>
          <table:table-cell office:value-type="float" office:value="16829009">
            <text:p>16829009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table:number-columns-repeated="7" office:value-type="string">
            <text:p>****</text:p>
          </table:table-cell>
          <table:table-cell office:value-type="float" office:value="64000">
            <text:p>64000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table:number-columns-repeated="21" office:value-type="string">
            <text:p>****</text:p>
          </table:table-cell>
          <table:table-cell table:formula="oooc:=(OR([.F34]&gt;=20;AND(NOT([.Q34]=&quot;****&quot;);[.Q34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11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6828927">
            <text:p>16828927</text:p>
          </table:table-cell>
          <table:table-cell office:value-type="string">
            <text:p>Bracers_of_Epic_Armor_+11</text:p>
          </table:table-cell>
          <table:table-cell office:value-type="float" office:value="16829010">
            <text:p>16829010</text:p>
          </table:table-cell>
          <table:table-cell office:value-type="string">
            <text:p>M</text:p>
          </table:table-cell>
          <table:table-cell office:value-type="float" office:value="22">
            <text:p>22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table:number-columns-repeated="7" office:value-type="string">
            <text:p>****</text:p>
          </table:table-cell>
          <table:table-cell office:value-type="float" office:value="1210000">
            <text:p>1210000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1">
            <text:p>11</text:p>
          </table:table-cell>
          <table:table-cell table:number-columns-repeated="21" office:value-type="string">
            <text:p>****</text:p>
          </table:table-cell>
          <table:table-cell table:formula="oooc:=(OR([.F35]&gt;=20;AND(NOT([.Q35]=&quot;****&quot;);[.Q35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11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6828928">
            <text:p>16828928</text:p>
          </table:table-cell>
          <table:table-cell office:value-type="string">
            <text:p>Bracers_of_Epic_Armor_+12</text:p>
          </table:table-cell>
          <table:table-cell office:value-type="float" office:value="16829011">
            <text:p>16829011</text:p>
          </table:table-cell>
          <table:table-cell office:value-type="string">
            <text:p>M</text:p>
          </table:table-cell>
          <table:table-cell office:value-type="float" office:value="24">
            <text:p>24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table:number-columns-repeated="7" office:value-type="string">
            <text:p>****</text:p>
          </table:table-cell>
          <table:table-cell office:value-type="float" office:value="1440000">
            <text:p>1440000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2">
            <text:p>12</text:p>
          </table:table-cell>
          <table:table-cell table:number-columns-repeated="21" office:value-type="string">
            <text:p>****</text:p>
          </table:table-cell>
          <table:table-cell table:formula="oooc:=(OR([.F36]&gt;=20;AND(NOT([.Q36]=&quot;****&quot;);[.Q36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11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6828929">
            <text:p>16828929</text:p>
          </table:table-cell>
          <table:table-cell office:value-type="string">
            <text:p>Bracers_of_Epic_Armor_+13</text:p>
          </table:table-cell>
          <table:table-cell office:value-type="float" office:value="16829012">
            <text:p>16829012</text:p>
          </table:table-cell>
          <table:table-cell office:value-type="string">
            <text:p>M</text:p>
          </table:table-cell>
          <table:table-cell office:value-type="float" office:value="26">
            <text:p>26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table:number-columns-repeated="7" office:value-type="string">
            <text:p>****</text:p>
          </table:table-cell>
          <table:table-cell office:value-type="float" office:value="1690000">
            <text:p>1690000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3">
            <text:p>13</text:p>
          </table:table-cell>
          <table:table-cell table:number-columns-repeated="21" office:value-type="string">
            <text:p>****</text:p>
          </table:table-cell>
          <table:table-cell table:formula="oooc:=(OR([.F37]&gt;=20;AND(NOT([.Q37]=&quot;****&quot;);[.Q37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11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6828930">
            <text:p>16828930</text:p>
          </table:table-cell>
          <table:table-cell office:value-type="string">
            <text:p>Bracers_of_Epic_Armor_+14</text:p>
          </table:table-cell>
          <table:table-cell office:value-type="float" office:value="16829013">
            <text:p>16829013</text:p>
          </table:table-cell>
          <table:table-cell office:value-type="string">
            <text:p>M</text:p>
          </table:table-cell>
          <table:table-cell office:value-type="float" office:value="28">
            <text:p>28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table:number-columns-repeated="7" office:value-type="string">
            <text:p>****</text:p>
          </table:table-cell>
          <table:table-cell office:value-type="float" office:value="1960000">
            <text:p>1960000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4">
            <text:p>14</text:p>
          </table:table-cell>
          <table:table-cell table:number-columns-repeated="21" office:value-type="string">
            <text:p>****</text:p>
          </table:table-cell>
          <table:table-cell table:formula="oooc:=(OR([.F38]&gt;=20;AND(NOT([.Q38]=&quot;****&quot;);[.Q38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11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6828931">
            <text:p>16828931</text:p>
          </table:table-cell>
          <table:table-cell office:value-type="string">
            <text:p>Bracers_of_Epic_Armor_+15</text:p>
          </table:table-cell>
          <table:table-cell office:value-type="float" office:value="16829014">
            <text:p>16829014</text:p>
          </table:table-cell>
          <table:table-cell office:value-type="string">
            <text:p>M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table:number-columns-repeated="7" office:value-type="string">
            <text:p>****</text:p>
          </table:table-cell>
          <table:table-cell office:value-type="float" office:value="2250000">
            <text:p>2250000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table:number-columns-repeated="21" office:value-type="string">
            <text:p>****</text:p>
          </table:table-cell>
          <table:table-cell table:formula="oooc:=(OR([.F39]&gt;=20;AND(NOT([.Q39]=&quot;****&quot;);[.Q39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11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6828932">
            <text:p>16828932</text:p>
          </table:table-cell>
          <table:table-cell office:value-type="string">
            <text:p>Bracers_of_Epic_Health_+8</text:p>
          </table:table-cell>
          <table:table-cell office:value-type="float" office:value="16829015">
            <text:p>16829015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number-columns-repeated="7" office:value-type="string">
            <text:p>****</text:p>
          </table:table-cell>
          <table:table-cell office:value-type="float" office:value="640000">
            <text:p>640000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1" office:value-type="string">
            <text:p>****</text:p>
          </table:table-cell>
          <table:table-cell table:formula="oooc:=(OR([.F40]&gt;=20;AND(NOT([.Q40]=&quot;****&quot;);[.Q40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11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6828933">
            <text:p>16828933</text:p>
          </table:table-cell>
          <table:table-cell office:value-type="string">
            <text:p>Bracers_of_Epic_Health_+10</text:p>
          </table:table-cell>
          <table:table-cell office:value-type="float" office:value="16829016">
            <text:p>16829016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number-columns-repeated="7" office:value-type="string">
            <text:p>****</text:p>
          </table:table-cell>
          <table:table-cell office:value-type="float" office:value="1000000">
            <text:p>1000000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1" office:value-type="string">
            <text:p>****</text:p>
          </table:table-cell>
          <table:table-cell table:formula="oooc:=(OR([.F41]&gt;=20;AND(NOT([.Q41]=&quot;****&quot;);[.Q41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11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6828934">
            <text:p>16828934</text:p>
          </table:table-cell>
          <table:table-cell office:value-type="string">
            <text:p>Bracers_of_Epic_Health_+12</text:p>
          </table:table-cell>
          <table:table-cell office:value-type="float" office:value="16829017">
            <text:p>16829017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number-columns-repeated="7" office:value-type="string">
            <text:p>****</text:p>
          </table:table-cell>
          <table:table-cell office:value-type="float" office:value="1440000">
            <text:p>1440000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1" office:value-type="string">
            <text:p>****</text:p>
          </table:table-cell>
          <table:table-cell table:formula="oooc:=(OR([.F42]&gt;=20;AND(NOT([.Q42]=&quot;****&quot;);[.Q42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11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6828935">
            <text:p>16828935</text:p>
          </table:table-cell>
          <table:table-cell office:value-type="string">
            <text:p>Bracers_of_Relentless_Might</text:p>
          </table:table-cell>
          <table:table-cell office:value-type="float" office:value="16829018">
            <text:p>16829018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****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9">
            <text:p>49</text:p>
          </table:table-cell>
          <table:table-cell office:value-type="string">
            <text:p>ENLARGE</text:p>
          </table:table-cell>
          <table:table-cell table:number-columns-repeated="5" office:value-type="string">
            <text:p>****</text:p>
          </table:table-cell>
          <table:table-cell office:value-type="float" office:value="4384000">
            <text:p>4384000</text:p>
          </table:table-cell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****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string">
            <text:p>CASTSPELL_ENLARGE_UNLIMITED</text:p>
          </table:table-cell>
          <table:table-cell office:value-type="float" office:value="13">
            <text:p>13</text:p>
          </table:table-cell>
          <table:table-cell table:number-columns-repeated="13" office:value-type="string">
            <text:p>****</text:p>
          </table:table-cell>
          <table:table-cell table:formula="oooc:=(OR([.F43]&gt;=20;AND(NOT([.Q43]=&quot;****&quot;);[.Q43]&gt;5)))*1" office:value-type="float" office:value="1">
            <text:p>1</text:p>
          </table:table-cell>
          <table:table-cell office:value-type="string">
            <text:p>****</text:p>
          </table:table-cell>
          <table:table-cell office:value-type="string">
            <text:p>FIX</text:p>
          </table:table-cell>
          <table:table-cell office:value-type="string">
            <text:p>Add enlarge spell/castspell</text:p>
          </table:table-cell>
          <table:table-cell table:number-columns-repeated="209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8887">
            <text:p>48887</text:p>
          </table:table-cell>
          <table:table-cell office:value-type="string">
            <text:p>Brooch_of_Shielding</text:p>
          </table:table-cell>
          <table:table-cell office:value-type="float" office:value="16829019">
            <text:p>16829019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table:number-columns-repeated="7" office:value-type="string">
            <text:p>****</text:p>
          </table:table-cell>
          <table:table-cell office:value-type="float" office:value="1500">
            <text:p>1500</text:p>
          </table:table-cell>
          <table:table-cell office:value-type="float" office:value="19">
            <text:p>19</text:p>
          </table:table-cell>
          <table:table-cell office:value-type="float" office:value="53">
            <text:p>53</text:p>
          </table:table-cell>
          <table:table-cell office:value-type="string">
            <text:p>****</text:p>
          </table:table-cell>
          <table:table-cell office:value-type="float" office:value="97">
            <text:p>97</text:p>
          </table:table-cell>
          <table:table-cell office:value-type="string">
            <text:p>****</text:p>
          </table:table-cell>
          <table:table-cell office:value-type="float" office:value="53">
            <text:p>53</text:p>
          </table:table-cell>
          <table:table-cell office:value-type="string">
            <text:p>****</text:p>
          </table:table-cell>
          <table:table-cell office:value-type="float" office:value="206">
            <text:p>206</text:p>
          </table:table-cell>
          <table:table-cell office:value-type="string">
            <text:p>****</text:p>
          </table:table-cell>
          <table:table-cell office:value-type="float" office:value="53">
            <text:p>53</text:p>
          </table:table-cell>
          <table:table-cell office:value-type="string">
            <text:p>****</text:p>
          </table:table-cell>
          <table:table-cell office:value-type="float" office:value="207">
            <text:p>207</text:p>
          </table:table-cell>
          <table:table-cell table:number-columns-repeated="13" office:value-type="string">
            <text:p>****</text:p>
          </table:table-cell>
          <table:table-cell table:formula="oooc:=(OR([.F44]&gt;=20;AND(NOT([.Q44]=&quot;****&quot;);[.Q44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11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0646">
            <text:p>40646</text:p>
          </table:table-cell>
          <table:table-cell office:value-type="string">
            <text:p>Circlet_of_Blasting_Minor</text:p>
          </table:table-cell>
          <table:table-cell office:value-type="float" office:value="16829020">
            <text:p>16829020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6">
            <text:p>156</text:p>
          </table:table-cell>
          <table:table-cell table:number-columns-repeated="7" office:value-type="string">
            <text:p>****</text:p>
          </table:table-cell>
          <table:table-cell office:value-type="float" office:value="6480">
            <text:p>648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242">
            <text:p>242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85">
            <text:p>85</text:p>
          </table:table-cell>
          <table:table-cell office:value-type="float" office:value="156">
            <text:p>156</text:p>
          </table:table-cell>
          <table:table-cell office:value-type="float" office:value="6">
            <text:p>6</text:p>
          </table:table-cell>
          <table:table-cell table:number-columns-repeated="17" office:value-type="string">
            <text:p>****</text:p>
          </table:table-cell>
          <table:table-cell table:formula="oooc:=(OR([.F45]&gt;=20;AND(NOT([.Q45]=&quot;****&quot;);[.Q45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11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0648">
            <text:p>40648</text:p>
          </table:table-cell>
          <table:table-cell office:value-type="string">
            <text:p>Circlet_of_Blasting_Major</text:p>
          </table:table-cell>
          <table:table-cell office:value-type="float" office:value="16829021">
            <text:p>16829021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6">
            <text:p>156</text:p>
          </table:table-cell>
          <table:table-cell table:number-columns-repeated="7" office:value-type="string">
            <text:p>****</text:p>
          </table:table-cell>
          <table:table-cell office:value-type="float" office:value="23760">
            <text:p>2376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242">
            <text:p>242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85">
            <text:p>85</text:p>
          </table:table-cell>
          <table:table-cell office:value-type="float" office:value="156">
            <text:p>156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office:value-type="float" office:value="92">
            <text:p>92</text:p>
          </table:table-cell>
          <table:table-cell office:value-type="float" office:value="156">
            <text:p>156</text:p>
          </table:table-cell>
          <table:table-cell office:value-type="float" office:value="4">
            <text:p>4</text:p>
          </table:table-cell>
          <table:table-cell table:number-columns-repeated="13" office:value-type="string">
            <text:p>****</text:p>
          </table:table-cell>
          <table:table-cell table:formula="oooc:=(OR([.F46]&gt;=20;AND(NOT([.Q46]=&quot;****&quot;);[.Q46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11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6828936">
            <text:p>16828936</text:p>
          </table:table-cell>
          <table:table-cell office:value-type="string">
            <text:p>Circlet_of_Persuasion</text:p>
          </table:table-cell>
          <table:table-cell office:value-type="float" office:value="16829022">
            <text:p>16829022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54">
            <text:p>354</text:p>
          </table:table-cell>
          <table:table-cell table:number-columns-repeated="7" office:value-type="string">
            <text:p>****</text:p>
          </table:table-cell>
          <table:table-cell office:value-type="float" office:value="4500">
            <text:p>4500</text:p>
          </table:table-cell>
          <table:table-cell office:value-type="float" office:value="17">
            <text:p>17</text:p>
          </table:table-cell>
          <table:table-cell table:number-columns-repeated="24" office:value-type="string">
            <text:p>****</text:p>
          </table:table-cell>
          <table:table-cell table:formula="oooc:=(OR([.F47]&gt;=20;AND(NOT([.Q47]=&quot;****&quot;);[.Q47]&gt;5)))*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11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66543">
            <text:p>66543</text:p>
          </table:table-cell>
          <table:table-cell office:value-type="string">
            <text:p>Cloak_of_Arachnida</text:p>
          </table:table-cell>
          <table:table-cell office:value-type="float" office:value="16829023">
            <text:p>16829023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/>
          <table:table-cell table:number-columns-repeated="6" office:value-type="string">
            <text:p>****</text:p>
          </table:table-cell>
          <table:table-cell office:value-type="float" office:value="14000">
            <text:p>14000</text:p>
          </table:table-cell>
          <table:table-cell office:value-type="float" office:value="80">
            <text:p>80</text:p>
          </table:table-cell>
          <table:table-cell office:value-type="float" office:value="53">
            <text:p>53</text:p>
          </table:table-cell>
          <table:table-cell office:value-type="string">
            <text:p>****</text:p>
          </table:table-cell>
          <table:table-cell office:value-type="float" office:value="167">
            <text:p>167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281">
            <text:p>281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13" office:value-type="string">
            <text:p>****</text:p>
          </table:table-cell>
          <table:table-cell table:formula="oooc:=(OR([.F48]&gt;=20;AND(NOT([.Q48]=&quot;****&quot;);[.Q48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11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6828937">
            <text:p>16828937</text:p>
          </table:table-cell>
          <table:table-cell office:value-type="string">
            <text:p>Cloak_of_Charisma_+2</text:p>
          </table:table-cell>
          <table:table-cell office:value-type="float" office:value="16829025">
            <text:p>16829025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54">
            <text:p>354</text:p>
          </table:table-cell>
          <table:table-cell table:number-columns-repeated="7" office:value-type="string">
            <text:p>****</text:p>
          </table:table-cell>
          <table:table-cell office:value-type="float" office:value="4000">
            <text:p>400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1" office:value-type="string">
            <text:p>****</text:p>
          </table:table-cell>
          <table:table-cell table:formula="oooc:=(OR([.F49]&gt;=20;AND(NOT([.Q49]=&quot;****&quot;);[.Q49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11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6828938">
            <text:p>16828938</text:p>
          </table:table-cell>
          <table:table-cell office:value-type="string">
            <text:p>Cloak_of_Charisma_+4</text:p>
          </table:table-cell>
          <table:table-cell office:value-type="float" office:value="16829026">
            <text:p>16829026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54">
            <text:p>354</text:p>
          </table:table-cell>
          <table:table-cell table:number-columns-repeated="7" office:value-type="string">
            <text:p>****</text:p>
          </table:table-cell>
          <table:table-cell office:value-type="float" office:value="16000">
            <text:p>1600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1" office:value-type="string">
            <text:p>****</text:p>
          </table:table-cell>
          <table:table-cell table:formula="oooc:=(OR([.F50]&gt;=20;AND(NOT([.Q50]=&quot;****&quot;);[.Q50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11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6828939">
            <text:p>16828939</text:p>
          </table:table-cell>
          <table:table-cell office:value-type="string">
            <text:p>Cloak_of_Charisma_+6</text:p>
          </table:table-cell>
          <table:table-cell office:value-type="float" office:value="16829027">
            <text:p>16829027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54">
            <text:p>354</text:p>
          </table:table-cell>
          <table:table-cell table:number-columns-repeated="7" office:value-type="string">
            <text:p>****</text:p>
          </table:table-cell>
          <table:table-cell office:value-type="float" office:value="36000">
            <text:p>3600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1" office:value-type="string">
            <text:p>****</text:p>
          </table:table-cell>
          <table:table-cell table:formula="oooc:=(OR([.F51]&gt;=20;AND(NOT([.Q51]=&quot;****&quot;);[.Q51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11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6828940">
            <text:p>16828940</text:p>
          </table:table-cell>
          <table:table-cell office:value-type="string">
            <text:p>Cloak_of_Epic_Charisma_+8</text:p>
          </table:table-cell>
          <table:table-cell office:value-type="float" office:value="16829028">
            <text:p>16829028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7" office:value-type="string">
            <text:p>****</text:p>
          </table:table-cell>
          <table:table-cell office:value-type="float" office:value="640000">
            <text:p>64000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1" office:value-type="string">
            <text:p>****</text:p>
          </table:table-cell>
          <table:table-cell table:formula="oooc:=(OR([.F52]&gt;=20;AND(NOT([.Q52]=&quot;****&quot;);[.Q52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11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6828941">
            <text:p>16828941</text:p>
          </table:table-cell>
          <table:table-cell office:value-type="string">
            <text:p>Cloak_of_Epic_Charisma_+10</text:p>
          </table:table-cell>
          <table:table-cell office:value-type="float" office:value="16829029">
            <text:p>16829029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7" office:value-type="string">
            <text:p>****</text:p>
          </table:table-cell>
          <table:table-cell office:value-type="float" office:value="1000000">
            <text:p>100000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1" office:value-type="string">
            <text:p>****</text:p>
          </table:table-cell>
          <table:table-cell table:formula="oooc:=(OR([.F53]&gt;=20;AND(NOT([.Q53]=&quot;****&quot;);[.Q53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11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6828942">
            <text:p>16828942</text:p>
          </table:table-cell>
          <table:table-cell office:value-type="string">
            <text:p>Cloak_of_Epic_Charisma_+12</text:p>
          </table:table-cell>
          <table:table-cell office:value-type="float" office:value="16829030">
            <text:p>16829030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7" office:value-type="string">
            <text:p>****</text:p>
          </table:table-cell>
          <table:table-cell office:value-type="float" office:value="1440000">
            <text:p>144000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21" office:value-type="string">
            <text:p>****</text:p>
          </table:table-cell>
          <table:table-cell table:formula="oooc:=(OR([.F54]&gt;=20;AND(NOT([.Q54]=&quot;****&quot;);[.Q54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11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6828943">
            <text:p>16828943</text:p>
          </table:table-cell>
          <table:table-cell office:value-type="string">
            <text:p>Cloak_of_Displacement_Minor</text:p>
          </table:table-cell>
          <table:table-cell office:value-type="float" office:value="16829031">
            <text:p>16829031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458">
            <text:p>458</text:p>
          </table:table-cell>
          <table:table-cell table:number-columns-repeated="7" office:value-type="string">
            <text:p>****</text:p>
          </table:table-cell>
          <table:table-cell office:value-type="float" office:value="24000">
            <text:p>24000</text:p>
          </table:table-cell>
          <table:table-cell office:value-type="float" office:value="80">
            <text:p>80</text:p>
          </table:table-cell>
          <table:table-cell office:value-type="float" office:value="15">
            <text:p>15</text:p>
          </table:table-cell>
          <table:table-cell office:value-type="float" office:value="1163">
            <text:p>1163</text:p>
          </table:table-cell>
          <table:table-cell office:value-type="float" office:value="13">
            <text:p>13</text:p>
          </table:table-cell>
          <table:table-cell table:number-columns-repeated="21" office:value-type="string">
            <text:p>****</text:p>
          </table:table-cell>
          <table:table-cell table:formula="oooc:=(OR([.F55]&gt;=20;AND(NOT([.Q55]=&quot;****&quot;);[.Q55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11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6828944">
            <text:p>16828944</text:p>
          </table:table-cell>
          <table:table-cell office:value-type="string">
            <text:p>Cloak_of_Displacement_Major</text:p>
          </table:table-cell>
          <table:table-cell office:value-type="float" office:value="16829032">
            <text:p>16829032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458">
            <text:p>458</text:p>
          </table:table-cell>
          <table:table-cell table:number-columns-repeated="7" office:value-type="string">
            <text:p>****</text:p>
          </table:table-cell>
          <table:table-cell office:value-type="float" office:value="50000">
            <text:p>50000</text:p>
          </table:table-cell>
          <table:table-cell office:value-type="float" office:value="80">
            <text:p>80</text:p>
          </table:table-cell>
          <table:table-cell office:value-type="float" office:value="15">
            <text:p>15</text:p>
          </table:table-cell>
          <table:table-cell office:value-type="float" office:value="389">
            <text:p>389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85">
            <text:p>85</text:p>
          </table:table-cell>
          <table:table-cell office:value-type="float" office:value="458">
            <text:p>458</text:p>
          </table:table-cell>
          <table:table-cell office:value-type="float" office:value="15">
            <text:p>15</text:p>
          </table:table-cell>
          <table:table-cell table:number-columns-repeated="17" office:value-type="string">
            <text:p>****</text:p>
          </table:table-cell>
          <table:table-cell table:formula="oooc:=(OR([.F56]&gt;=20;AND(NOT([.Q56]=&quot;****&quot;);[.Q56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11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3806">
            <text:p>13806</text:p>
          </table:table-cell>
          <table:table-cell office:value-type="string">
            <text:p>Cloak_of_Elvenkind</text:p>
          </table:table-cell>
          <table:table-cell office:value-type="float" office:value="16829033">
            <text:p>16829033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7" office:value-type="string">
            <text:p>****</text:p>
          </table:table-cell>
          <table:table-cell office:value-type="float" office:value="2500">
            <text:p>2500</text:p>
          </table:table-cell>
          <table:table-cell office:value-type="float" office:value="80">
            <text:p>80</text:p>
          </table:table-cell>
          <table:table-cell office:value-type="float" office:value="52">
            <text:p>52</text:p>
          </table:table-cell>
          <table:table-cell table:number-columns-repeated="2" office:value-type="float" office:value="5">
            <text:p>5</text:p>
          </table:table-cell>
          <table:table-cell table:number-columns-repeated="21" office:value-type="string">
            <text:p>****</text:p>
          </table:table-cell>
          <table:table-cell table:formula="oooc:=(OR([.F57]&gt;=20;AND(NOT([.Q57]=&quot;****&quot;);[.Q57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11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6828945">
            <text:p>16828945</text:p>
          </table:table-cell>
          <table:table-cell office:value-type="string">
            <text:p>Cloak_of_Etherealness</text:p>
          </table:table-cell>
          <table:table-cell office:value-type="float" office:value="16829034">
            <text:p>16829034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443">
            <text:p>443</text:p>
          </table:table-cell>
          <table:table-cell table:number-columns-repeated="7" office:value-type="string">
            <text:p>****</text:p>
          </table:table-cell>
          <table:table-cell office:value-type="float" office:value="55000">
            <text:p>55000</text:p>
          </table:table-cell>
          <table:table-cell office:value-type="float" office:value="80">
            <text:p>80</text:p>
          </table:table-cell>
          <table:table-cell office:value-type="float" office:value="15">
            <text:p>15</text:p>
          </table:table-cell>
          <table:table-cell office:value-type="float" office:value="374">
            <text:p>374</text:p>
          </table:table-cell>
          <table:table-cell office:value-type="float" office:value="8">
            <text:p>8</text:p>
          </table:table-cell>
          <table:table-cell table:number-columns-repeated="21" office:value-type="string">
            <text:p>****</text:p>
          </table:table-cell>
          <table:table-cell table:formula="oooc:=(OR([.F58]&gt;=20;AND(NOT([.Q58]=&quot;****&quot;);[.Q58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11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66097">
            <text:p>66097</text:p>
          </table:table-cell>
          <table:table-cell office:value-type="string">
            <text:p>Cloak_of_Resistance_+1</text:p>
          </table:table-cell>
          <table:table-cell office:value-type="float" office:value="16829035">
            <text:p>16829035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table:number-columns-repeated="7" office:value-type="string">
            <text:p>****</text:p>
          </table:table-cell>
          <table:table-cell office:value-type="float" office:value="1000">
            <text:p>1000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1" office:value-type="string">
            <text:p>****</text:p>
          </table:table-cell>
          <table:table-cell table:formula="oooc:=(OR([.F59]&gt;=20;AND(NOT([.Q59]=&quot;****&quot;);[.Q59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11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66539">
            <text:p>66539</text:p>
          </table:table-cell>
          <table:table-cell office:value-type="string">
            <text:p>Cloak_of_Resistance_+2</text:p>
          </table:table-cell>
          <table:table-cell office:value-type="float" office:value="16829036">
            <text:p>16829036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table:number-columns-repeated="7" office:value-type="string">
            <text:p>****</text:p>
          </table:table-cell>
          <table:table-cell office:value-type="float" office:value="4000">
            <text:p>4000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1" office:value-type="string">
            <text:p>****</text:p>
          </table:table-cell>
          <table:table-cell table:formula="oooc:=(OR([.F60]&gt;=20;AND(NOT([.Q60]=&quot;****&quot;);[.Q60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11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66540">
            <text:p>66540</text:p>
          </table:table-cell>
          <table:table-cell office:value-type="string">
            <text:p>Cloak_of_Resistance_+3</text:p>
          </table:table-cell>
          <table:table-cell office:value-type="float" office:value="16829037">
            <text:p>16829037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table:number-columns-repeated="7" office:value-type="string">
            <text:p>****</text:p>
          </table:table-cell>
          <table:table-cell office:value-type="float" office:value="9000">
            <text:p>9000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1" office:value-type="string">
            <text:p>****</text:p>
          </table:table-cell>
          <table:table-cell table:formula="oooc:=(OR([.F61]&gt;=20;AND(NOT([.Q61]=&quot;****&quot;);[.Q61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11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66541">
            <text:p>66541</text:p>
          </table:table-cell>
          <table:table-cell office:value-type="string">
            <text:p>Cloak_of_Resistance_+4</text:p>
          </table:table-cell>
          <table:table-cell office:value-type="float" office:value="16829038">
            <text:p>16829038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table:number-columns-repeated="7" office:value-type="string">
            <text:p>****</text:p>
          </table:table-cell>
          <table:table-cell office:value-type="float" office:value="16000">
            <text:p>16000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1" office:value-type="string">
            <text:p>****</text:p>
          </table:table-cell>
          <table:table-cell table:formula="oooc:=(OR([.F62]&gt;=20;AND(NOT([.Q62]=&quot;****&quot;);[.Q62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11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66542">
            <text:p>66542</text:p>
          </table:table-cell>
          <table:table-cell office:value-type="string">
            <text:p>Cloak_of_Resistance_+5</text:p>
          </table:table-cell>
          <table:table-cell office:value-type="float" office:value="16829039">
            <text:p>16829039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table:number-columns-repeated="7" office:value-type="string">
            <text:p>****</text:p>
          </table:table-cell>
          <table:table-cell office:value-type="float" office:value="25000">
            <text:p>25000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1" office:value-type="string">
            <text:p>****</text:p>
          </table:table-cell>
          <table:table-cell table:formula="oooc:=(OR([.F63]&gt;=20;AND(NOT([.Q63]=&quot;****&quot;);[.Q63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11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6828946">
            <text:p>16828946</text:p>
          </table:table-cell>
          <table:table-cell office:value-type="string">
            <text:p>Cloak_of_Epic_Resistance_+6</text:p>
          </table:table-cell>
          <table:table-cell office:value-type="float" office:value="16829040">
            <text:p>16829040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table:number-columns-repeated="7" office:value-type="string">
            <text:p>****</text:p>
          </table:table-cell>
          <table:table-cell office:value-type="float" office:value="360000">
            <text:p>360000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1" office:value-type="string">
            <text:p>****</text:p>
          </table:table-cell>
          <table:table-cell table:formula="oooc:=(OR([.F64]&gt;=20;AND(NOT([.Q64]=&quot;****&quot;);[.Q64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11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6828947">
            <text:p>16828947</text:p>
          </table:table-cell>
          <table:table-cell office:value-type="string">
            <text:p>Cloak_of_Epic_Resistance_+7</text:p>
          </table:table-cell>
          <table:table-cell office:value-type="float" office:value="16829041">
            <text:p>16829041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table:number-columns-repeated="7" office:value-type="string">
            <text:p>****</text:p>
          </table:table-cell>
          <table:table-cell office:value-type="float" office:value="490000">
            <text:p>490000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1" office:value-type="string">
            <text:p>****</text:p>
          </table:table-cell>
          <table:table-cell table:formula="oooc:=(OR([.F65]&gt;=20;AND(NOT([.Q65]=&quot;****&quot;);[.Q65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11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6828948">
            <text:p>16828948</text:p>
          </table:table-cell>
          <table:table-cell office:value-type="string">
            <text:p>Cloak_of_Epic_Resistance_+8</text:p>
          </table:table-cell>
          <table:table-cell office:value-type="float" office:value="16829042">
            <text:p>16829042</text:p>
          </table:table-cell>
          <table:table-cell office:value-type="string">
            <text:p>M</text:p>
          </table:table-cell>
          <table:table-cell office:value-type="float" office:value="24">
            <text:p>24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table:number-columns-repeated="7" office:value-type="string">
            <text:p>****</text:p>
          </table:table-cell>
          <table:table-cell office:value-type="float" office:value="640000">
            <text:p>640000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1" office:value-type="string">
            <text:p>****</text:p>
          </table:table-cell>
          <table:table-cell table:formula="oooc:=(OR([.F66]&gt;=20;AND(NOT([.Q66]=&quot;****&quot;);[.Q66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11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6828949">
            <text:p>16828949</text:p>
          </table:table-cell>
          <table:table-cell office:value-type="string">
            <text:p>Cloak_of_Epic_Resistance_+9</text:p>
          </table:table-cell>
          <table:table-cell office:value-type="float" office:value="16829043">
            <text:p>16829043</text:p>
          </table:table-cell>
          <table:table-cell office:value-type="string">
            <text:p>M</text:p>
          </table:table-cell>
          <table:table-cell office:value-type="float" office:value="27">
            <text:p>27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table:number-columns-repeated="7" office:value-type="string">
            <text:p>****</text:p>
          </table:table-cell>
          <table:table-cell office:value-type="float" office:value="810000">
            <text:p>810000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1" office:value-type="string">
            <text:p>****</text:p>
          </table:table-cell>
          <table:table-cell table:formula="oooc:=(OR([.F67]&gt;=20;AND(NOT([.Q67]=&quot;****&quot;);[.Q67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11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6828950">
            <text:p>16828950</text:p>
          </table:table-cell>
          <table:table-cell office:value-type="string">
            <text:p>Cloak_of_Epic_Resistance_+10</text:p>
          </table:table-cell>
          <table:table-cell office:value-type="float" office:value="16829044">
            <text:p>16829044</text:p>
          </table:table-cell>
          <table:table-cell office:value-type="string">
            <text:p>M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table:number-columns-repeated="7" office:value-type="string">
            <text:p>****</text:p>
          </table:table-cell>
          <table:table-cell office:value-type="float" office:value="1000000">
            <text:p>1000000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1" office:value-type="string">
            <text:p>****</text:p>
          </table:table-cell>
          <table:table-cell table:formula="oooc:=(OR([.F68]&gt;=20;AND(NOT([.Q68]=&quot;****&quot;);[.Q68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11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40650">
            <text:p>40650</text:p>
          </table:table-cell>
          <table:table-cell office:value-type="string">
            <text:p>Eyes_of_Charming</text:p>
          </table:table-cell>
          <table:table-cell office:value-type="float" office:value="16829045">
            <text:p>16829045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7" office:value-type="string">
            <text:p>****</text:p>
          </table:table-cell>
          <table:table-cell office:value-type="float" office:value="56000">
            <text:p>5600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office:value-type="float" office:value="13">
            <text:p>13</text:p>
          </table:table-cell>
          <table:table-cell office:value-type="string">
            <text:p>****</text:p>
          </table:table-cell>
          <table:table-cell office:value-type="float" office:value="93">
            <text:p>93</text:p>
          </table:table-cell>
          <table:table-cell table:number-columns-repeated="2" office:value-type="float" office:value="16">
            <text:p>16</text:p>
          </table:table-cell>
          <table:table-cell table:number-columns-repeated="17" office:value-type="string">
            <text:p>****</text:p>
          </table:table-cell>
          <table:table-cell table:formula="oooc:=(OR([.F69]&gt;=20;AND(NOT([.Q69]=&quot;****&quot;);[.Q69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11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40652">
            <text:p>40652</text:p>
          </table:table-cell>
          <table:table-cell office:value-type="string">
            <text:p>Eyes_of_Doom</text:p>
          </table:table-cell>
          <table:table-cell office:value-type="float" office:value="16829046">
            <text:p>16829046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float" office:value="54">
            <text:p>54</text:p>
          </table:table-cell>
          <table:table-cell table:number-columns-repeated="6" office:value-type="string">
            <text:p>****</text:p>
          </table:table-cell>
          <table:table-cell office:value-type="float" office:value="25000">
            <text:p>2500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91">
            <text:p>91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103">
            <text:p>103</text:p>
          </table:table-cell>
          <table:table-cell office:value-type="float" office:value="8">
            <text:p>8</text:p>
          </table:table-cell>
          <table:table-cell table:number-columns-repeated="17" office:value-type="string">
            <text:p>****</text:p>
          </table:table-cell>
          <table:table-cell table:formula="oooc:=(OR([.F70]&gt;=20;AND(NOT([.Q70]=&quot;****&quot;);[.Q70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11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40654">
            <text:p>40654</text:p>
          </table:table-cell>
          <table:table-cell office:value-type="string">
            <text:p>Eyes_of_the_Eagle</text:p>
          </table:table-cell>
          <table:table-cell office:value-type="float" office:value="16829047">
            <text:p>16829047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7" office:value-type="string">
            <text:p>****</text:p>
          </table:table-cell>
          <table:table-cell office:value-type="float" office:value="2500">
            <text:p>2500</text:p>
          </table:table-cell>
          <table:table-cell office:value-type="float" office:value="17">
            <text:p>17</text:p>
          </table:table-cell>
          <table:table-cell office:value-type="float" office:value="52">
            <text:p>52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table:number-columns-repeated="21" office:value-type="string">
            <text:p>****</text:p>
          </table:table-cell>
          <table:table-cell table:formula="oooc:=(OR([.F71]&gt;=20;AND(NOT([.Q71]=&quot;****&quot;);[.Q71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11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40656">
            <text:p>40656</text:p>
          </table:table-cell>
          <table:table-cell office:value-type="string">
            <text:p>Eyes_of_Petrification</text:p>
          </table:table-cell>
          <table:table-cell office:value-type="float" office:value="16829048">
            <text:p>16829048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485">
            <text:p>485</text:p>
          </table:table-cell>
          <table:table-cell table:number-columns-repeated="7" office:value-type="string">
            <text:p>****</text:p>
          </table:table-cell>
          <table:table-cell office:value-type="float" office:value="98000">
            <text:p>9800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398">
            <text:p>398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93">
            <text:p>93</text:p>
          </table:table-cell>
          <table:table-cell office:value-type="float" office:value="485">
            <text:p>485</text:p>
          </table:table-cell>
          <table:table-cell office:value-type="float" office:value="19">
            <text:p>19</text:p>
          </table:table-cell>
          <table:table-cell table:number-columns-repeated="17" office:value-type="string">
            <text:p>****</text:p>
          </table:table-cell>
          <table:table-cell table:formula="oooc:=(OR([.F72]&gt;=20;AND(NOT([.Q72]=&quot;****&quot;);[.Q72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11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7783">
            <text:p>67783</text:p>
          </table:table-cell>
          <table:table-cell office:value-type="string">
            <text:p>Gauntlets_of_Ogre_Power</text:p>
          </table:table-cell>
          <table:table-cell office:value-type="float" office:value="16829049">
            <text:p>16829049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7" office:value-type="string">
            <text:p>****</text:p>
          </table:table-cell>
          <table:table-cell office:value-type="float" office:value="4000">
            <text:p>4000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1" office:value-type="string">
            <text:p>****</text:p>
          </table:table-cell>
          <table:table-cell table:formula="oooc:=(OR([.F73]&gt;=20;AND(NOT([.Q73]=&quot;****&quot;);[.Q73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11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6828951">
            <text:p>16828951</text:p>
          </table:table-cell>
          <table:table-cell office:value-type="string">
            <text:p>Gloves_of_Dexterity_+2</text:p>
          </table:table-cell>
          <table:table-cell office:value-type="float" office:value="16829050">
            <text:p>16829050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7" office:value-type="string">
            <text:p>****</text:p>
          </table:table-cell>
          <table:table-cell office:value-type="float" office:value="4000">
            <text:p>400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1" office:value-type="string">
            <text:p>****</text:p>
          </table:table-cell>
          <table:table-cell table:formula="oooc:=(OR([.F74]&gt;=20;AND(NOT([.Q74]=&quot;****&quot;);[.Q74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11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6828952">
            <text:p>16828952</text:p>
          </table:table-cell>
          <table:table-cell office:value-type="string">
            <text:p>Gloves_of_Dexterity_+4</text:p>
          </table:table-cell>
          <table:table-cell office:value-type="float" office:value="16829051">
            <text:p>16829051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7" office:value-type="string">
            <text:p>****</text:p>
          </table:table-cell>
          <table:table-cell office:value-type="float" office:value="16000">
            <text:p>1600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1" office:value-type="string">
            <text:p>****</text:p>
          </table:table-cell>
          <table:table-cell table:formula="oooc:=(OR([.F75]&gt;=20;AND(NOT([.Q75]=&quot;****&quot;);[.Q75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11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6828953">
            <text:p>16828953</text:p>
          </table:table-cell>
          <table:table-cell office:value-type="string">
            <text:p>Gloves_of_Dexterity_+6</text:p>
          </table:table-cell>
          <table:table-cell office:value-type="float" office:value="16829052">
            <text:p>16829052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7" office:value-type="string">
            <text:p>****</text:p>
          </table:table-cell>
          <table:table-cell office:value-type="float" office:value="36000">
            <text:p>3600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1" office:value-type="string">
            <text:p>****</text:p>
          </table:table-cell>
          <table:table-cell table:formula="oooc:=(OR([.F76]&gt;=20;AND(NOT([.Q76]=&quot;****&quot;);[.Q76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11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6828954">
            <text:p>16828954</text:p>
          </table:table-cell>
          <table:table-cell office:value-type="string">
            <text:p>Gloves_of_Epic_Dexterity_+8</text:p>
          </table:table-cell>
          <table:table-cell office:value-type="float" office:value="16829053">
            <text:p>16829053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7" office:value-type="string">
            <text:p>****</text:p>
          </table:table-cell>
          <table:table-cell office:value-type="float" office:value="640000">
            <text:p>64000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1" office:value-type="string">
            <text:p>****</text:p>
          </table:table-cell>
          <table:table-cell table:formula="oooc:=(OR([.F77]&gt;=20;AND(NOT([.Q77]=&quot;****&quot;);[.Q77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11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6828955">
            <text:p>16828955</text:p>
          </table:table-cell>
          <table:table-cell office:value-type="string">
            <text:p>Gloves_of_Epic_Dexterity_+10</text:p>
          </table:table-cell>
          <table:table-cell office:value-type="float" office:value="16829054">
            <text:p>16829054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7" office:value-type="string">
            <text:p>****</text:p>
          </table:table-cell>
          <table:table-cell office:value-type="float" office:value="1000000">
            <text:p>100000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1" office:value-type="string">
            <text:p>****</text:p>
          </table:table-cell>
          <table:table-cell table:formula="oooc:=(OR([.F78]&gt;=20;AND(NOT([.Q78]=&quot;****&quot;);[.Q78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11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6828956">
            <text:p>16828956</text:p>
          </table:table-cell>
          <table:table-cell office:value-type="string">
            <text:p>Gloves_of_Epic_Dexterity_+12</text:p>
          </table:table-cell>
          <table:table-cell office:value-type="float" office:value="16829055">
            <text:p>16829055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7" office:value-type="string">
            <text:p>****</text:p>
          </table:table-cell>
          <table:table-cell office:value-type="float" office:value="1440000">
            <text:p>144000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1" office:value-type="string">
            <text:p>****</text:p>
          </table:table-cell>
          <table:table-cell table:formula="oooc:=(OR([.F79]&gt;=20;AND(NOT([.Q79]=&quot;****&quot;);[.Q79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11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40658">
            <text:p>40658</text:p>
          </table:table-cell>
          <table:table-cell office:value-type="string">
            <text:p>Goggles_of_Minute_Seeing</text:p>
          </table:table-cell>
          <table:table-cell office:value-type="float" office:value="16829056">
            <text:p>16829056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table:number-columns-repeated="7" office:value-type="string">
            <text:p>****</text:p>
          </table:table-cell>
          <table:table-cell office:value-type="float" office:value="1250">
            <text:p>1250</text:p>
          </table:table-cell>
          <table:table-cell office:value-type="float" office:value="17">
            <text:p>17</text:p>
          </table:table-cell>
          <table:table-cell office:value-type="float" office:value="52">
            <text:p>52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21" office:value-type="string">
            <text:p>****</text:p>
          </table:table-cell>
          <table:table-cell table:formula="oooc:=(OR([.F80]&gt;=20;AND(NOT([.Q80]=&quot;****&quot;);[.Q80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11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40660">
            <text:p>40660</text:p>
          </table:table-cell>
          <table:table-cell office:value-type="string">
            <text:p>Goggles_of_Night</text:p>
          </table:table-cell>
          <table:table-cell office:value-type="float" office:value="16829057">
            <text:p>16829057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string">
            <text:p>DARKVISION</text:p>
          </table:table-cell>
          <table:table-cell table:number-columns-repeated="7" office:value-type="string">
            <text:p>****</text:p>
          </table:table-cell>
          <table:table-cell office:value-type="float" office:value="12000">
            <text:p>12000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table:number-columns-repeated="23" office:value-type="string">
            <text:p>****</text:p>
          </table:table-cell>
          <table:table-cell table:formula="oooc:=(OR([.F81]&gt;=20;AND(NOT([.Q81]=&quot;****&quot;);[.Q81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11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6828958">
            <text:p>16828958</text:p>
          </table:table-cell>
          <table:table-cell office:value-type="string">
            <text:p>Hand_of_the_Mage</text:p>
          </table:table-cell>
          <table:table-cell office:value-type="float" office:value="16829059">
            <text:p>16829059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string">
            <text:p>MAGE_HAND</text:p>
          </table:table-cell>
          <table:table-cell table:number-columns-repeated="7" office:value-type="string">
            <text:p>****</text:p>
          </table:table-cell>
          <table:table-cell office:value-type="float" office:value="900">
            <text:p>900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string">
            <text:p>****</text:p>
          </table:table-cell>
          <table:table-cell office:value-type="float" office:value="13">
            <text:p>13</text:p>
          </table:table-cell>
          <table:table-cell table:number-columns-repeated="21" office:value-type="string">
            <text:p>****</text:p>
          </table:table-cell>
          <table:table-cell table:style-name="Default" table:formula="oooc:=(OR([.F82]&gt;=20;AND(NOT([.Q82]=&quot;****&quot;);[.Q82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11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40662">
            <text:p>40662</text:p>
          </table:table-cell>
          <table:table-cell office:value-type="string">
            <text:p>Headband_of_Intellect_+2</text:p>
          </table:table-cell>
          <table:table-cell office:value-type="float" office:value="16829060">
            <text:p>16829060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56">
            <text:p>356</text:p>
          </table:table-cell>
          <table:table-cell table:number-columns-repeated="7" office:value-type="string">
            <text:p>****</text:p>
          </table:table-cell>
          <table:table-cell office:value-type="float" office:value="4000">
            <text:p>400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1" office:value-type="string">
            <text:p>****</text:p>
          </table:table-cell>
          <table:table-cell table:style-name="Default" table:formula="oooc:=(OR([.F83]&gt;=20;AND(NOT([.Q83]=&quot;****&quot;);[.Q83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11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0664">
            <text:p>40664</text:p>
          </table:table-cell>
          <table:table-cell office:value-type="string">
            <text:p>Headband_of_Intellect_+4</text:p>
          </table:table-cell>
          <table:table-cell office:value-type="float" office:value="16829061">
            <text:p>16829061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56">
            <text:p>356</text:p>
          </table:table-cell>
          <table:table-cell table:number-columns-repeated="7" office:value-type="string">
            <text:p>****</text:p>
          </table:table-cell>
          <table:table-cell office:value-type="float" office:value="16000">
            <text:p>1600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1" office:value-type="string">
            <text:p>****</text:p>
          </table:table-cell>
          <table:table-cell table:style-name="Default" table:formula="oooc:=(OR([.F84]&gt;=20;AND(NOT([.Q84]=&quot;****&quot;);[.Q84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11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40665">
            <text:p>40665</text:p>
          </table:table-cell>
          <table:table-cell office:value-type="string">
            <text:p>Headband_of_Intellect_+6</text:p>
          </table:table-cell>
          <table:table-cell office:value-type="float" office:value="16829062">
            <text:p>16829062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56">
            <text:p>356</text:p>
          </table:table-cell>
          <table:table-cell table:number-columns-repeated="7" office:value-type="string">
            <text:p>****</text:p>
          </table:table-cell>
          <table:table-cell office:value-type="float" office:value="36000">
            <text:p>3600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1" office:value-type="string">
            <text:p>****</text:p>
          </table:table-cell>
          <table:table-cell table:style-name="Default" table:formula="oooc:=(OR([.F85]&gt;=20;AND(NOT([.Q85]=&quot;****&quot;);[.Q85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11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6828959">
            <text:p>16828959</text:p>
          </table:table-cell>
          <table:table-cell office:value-type="string">
            <text:p>Headband_of_Epic_Intellect_+8</text:p>
          </table:table-cell>
          <table:table-cell office:value-type="float" office:value="16829063">
            <text:p>16829063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76">
            <text:p>376</text:p>
          </table:table-cell>
          <table:table-cell table:number-columns-repeated="7" office:value-type="string">
            <text:p>****</text:p>
          </table:table-cell>
          <table:table-cell office:value-type="float" office:value="640000">
            <text:p>64000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21" office:value-type="string">
            <text:p>****</text:p>
          </table:table-cell>
          <table:table-cell table:style-name="Default" table:formula="oooc:=(OR([.F86]&gt;=20;AND(NOT([.Q86]=&quot;****&quot;);[.Q86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11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6828960">
            <text:p>16828960</text:p>
          </table:table-cell>
          <table:table-cell office:value-type="string">
            <text:p>Headband_of_Epic_Intellect_+10</text:p>
          </table:table-cell>
          <table:table-cell office:value-type="float" office:value="16829064">
            <text:p>16829064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76">
            <text:p>376</text:p>
          </table:table-cell>
          <table:table-cell table:number-columns-repeated="7" office:value-type="string">
            <text:p>****</text:p>
          </table:table-cell>
          <table:table-cell office:value-type="float" office:value="1000000">
            <text:p>100000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1" office:value-type="string">
            <text:p>****</text:p>
          </table:table-cell>
          <table:table-cell table:style-name="Default" table:formula="oooc:=(OR([.F87]&gt;=20;AND(NOT([.Q87]=&quot;****&quot;);[.Q87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11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6828961">
            <text:p>16828961</text:p>
          </table:table-cell>
          <table:table-cell office:value-type="string">
            <text:p>Headband_of_Epic_Intellect_+12</text:p>
          </table:table-cell>
          <table:table-cell office:value-type="float" office:value="16829065">
            <text:p>16829065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76">
            <text:p>376</text:p>
          </table:table-cell>
          <table:table-cell table:number-columns-repeated="7" office:value-type="string">
            <text:p>****</text:p>
          </table:table-cell>
          <table:table-cell office:value-type="float" office:value="1440000">
            <text:p>144000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1" office:value-type="string">
            <text:p>****</text:p>
          </table:table-cell>
          <table:table-cell table:style-name="Default" table:formula="oooc:=(OR([.F88]&gt;=20;AND(NOT([.Q88]=&quot;****&quot;);[.Q88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11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40666">
            <text:p>40666</text:p>
          </table:table-cell>
          <table:table-cell office:value-type="string">
            <text:p>Helm_of_Brilliance</text:p>
          </table:table-cell>
          <table:table-cell office:value-type="float" office:value="16829066">
            <text:p>16829066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8" office:value-type="string">
            <text:p>****</text:p>
          </table:table-cell>
          <table:table-cell office:value-type="float" office:value="125000">
            <text:p>125000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213">
            <text:p>213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280">
            <text:p>280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109">
            <text:p>109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string">
            <text:p>DETECT_UNDEAD</text:p>
          </table:table-cell>
          <table:table-cell office:value-type="float" office:value="13">
            <text:p>13</text:p>
          </table:table-cell>
          <table:table-cell table:number-columns-repeated="5" office:value-type="string">
            <text:p>****</text:p>
          </table:table-cell>
          <table:table-cell table:style-name="Default" table:formula="oooc:=(OR([.F89]&gt;=20;AND(NOT([.Q89]=&quot;****&quot;);[.Q89]&gt;5)))*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IX</text:p>
          </table:table-cell>
          <table:table-cell office:value-type="string">
            <text:p>add detect undead</text:p>
          </table:table-cell>
          <table:table-cell table:number-columns-repeated="209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6828962">
            <text:p>16828962</text:p>
          </table:table-cell>
          <table:table-cell office:value-type="string">
            <text:p>Helm_of_Teleportation</text:p>
          </table:table-cell>
          <table:table-cell office:value-type="float" office:value="16829067">
            <text:p>16829067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2874">
            <text:p>2874</text:p>
          </table:table-cell>
          <table:table-cell table:number-columns-repeated="7" office:value-type="string">
            <text:p>****</text:p>
          </table:table-cell>
          <table:table-cell office:value-type="float" office:value="73500">
            <text:p>73500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1169">
            <text:p>1169</text:p>
          </table:table-cell>
          <table:table-cell office:value-type="float" office:value="10">
            <text:p>10</text:p>
          </table:table-cell>
          <table:table-cell table:number-columns-repeated="21" office:value-type="string">
            <text:p>****</text:p>
          </table:table-cell>
          <table:table-cell table:style-name="Default" table:formula="oooc:=(OR([.F90]&gt;=20;AND(NOT([.Q90]=&quot;****&quot;);[.Q90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11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6828963">
            <text:p>16828963</text:p>
          </table:table-cell>
          <table:table-cell office:value-type="string">
            <text:p>Mantle_of_Spell_Resistance</text:p>
          </table:table-cell>
          <table:table-cell office:value-type="float" office:value="16829068">
            <text:p>16829068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7" office:value-type="string">
            <text:p>****</text:p>
          </table:table-cell>
          <table:table-cell office:value-type="float" office:value="90000">
            <text:p>90000</text:p>
          </table:table-cell>
          <table:table-cell office:value-type="float" office:value="80">
            <text:p>80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1">
            <text:p>31</text:p>
          </table:table-cell>
          <table:table-cell table:number-columns-repeated="21" office:value-type="string">
            <text:p>****</text:p>
          </table:table-cell>
          <table:table-cell table:style-name="Default" table:formula="oooc:=(OR([.F91]&gt;=20;AND(NOT([.Q91]=&quot;****&quot;);[.Q91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11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91028">
            <text:p>91028</text:p>
          </table:table-cell>
          <table:table-cell office:value-type="string">
            <text:p>Mantle_of_Epic_Spell_Resistance</text:p>
          </table:table-cell>
          <table:table-cell office:value-type="float" office:value="16829069">
            <text:p>16829069</text:p>
          </table:table-cell>
          <table:table-cell office:value-type="string">
            <text:p>M</text:p>
          </table:table-cell>
          <table:table-cell office:value-type="float" office:value="29">
            <text:p>29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7" office:value-type="string">
            <text:p>****</text:p>
          </table:table-cell>
          <table:table-cell office:value-type="float" office:value="290000">
            <text:p>290000</text:p>
          </table:table-cell>
          <table:table-cell office:value-type="float" office:value="80">
            <text:p>80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table:number-columns-repeated="21" office:value-type="string">
            <text:p>****</text:p>
          </table:table-cell>
          <table:table-cell table:style-name="Default" table:formula="oooc:=(OR([.F92]&gt;=20;AND(NOT([.Q92]=&quot;****&quot;);[.Q92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11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90860">
            <text:p>90860</text:p>
          </table:table-cell>
          <table:table-cell office:value-type="string">
            <text:p>Mantle_of_Great_Stealth</text:p>
          </table:table-cell>
          <table:table-cell office:value-type="float" office:value="16829070">
            <text:p>16829070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3208">
            <text:p>3208</text:p>
          </table:table-cell>
          <table:table-cell office:value-type="float" office:value="90">
            <text:p>90</text:p>
          </table:table-cell>
          <table:table-cell office:value-type="float" office:value="163">
            <text:p>163</text:p>
          </table:table-cell>
          <table:table-cell office:value-type="string">
            <text:p>NONDETECTION</text:p>
          </table:table-cell>
          <table:table-cell table:number-columns-repeated="4" office:value-type="string">
            <text:p>****</text:p>
          </table:table-cell>
          <table:table-cell office:value-type="float" office:value="242000">
            <text:p>242000</text:p>
          </table:table-cell>
          <table:table-cell office:value-type="float" office:value="80">
            <text:p>80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****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1163">
            <text:p>1163</text:p>
          </table:table-cell>
          <table:table-cell office:value-type="float" office:value="13">
            <text:p>13</text:p>
          </table:table-cell>
          <table:table-cell table:number-columns-repeated="13" office:value-type="string">
            <text:p>****</text:p>
          </table:table-cell>
          <table:table-cell table:style-name="Default" table:formula="oooc:=(OR([.F93]&gt;=20;AND(NOT([.Q93]=&quot;****&quot;);[.Q93]&gt;5)))*1" office:value-type="float" office:value="1">
            <text:p>1</text:p>
          </table:table-cell>
          <table:table-cell office:value-type="string">
            <text:p>****</text:p>
          </table:table-cell>
          <table:table-cell office:value-type="string">
            <text:p>FIX</text:p>
          </table:table-cell>
          <table:table-cell office:value-type="string">
            <text:p>add non-detection</text:p>
          </table:table-cell>
          <table:table-cell table:number-columns-repeated="209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0452">
            <text:p>90452</text:p>
          </table:table-cell>
          <table:table-cell office:value-type="string">
            <text:p>Mask_of_the_Skull</text:p>
          </table:table-cell>
          <table:table-cell office:value-type="float" office:value="16829071">
            <text:p>16829071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1790">
            <text:p>1790</text:p>
          </table:table-cell>
          <table:table-cell office:value-type="float" office:value="56">
            <text:p>56</text:p>
          </table:table-cell>
          <table:table-cell table:number-columns-repeated="6" office:value-type="string">
            <text:p>****</text:p>
          </table:table-cell>
          <table:table-cell office:value-type="float" office:value="22000">
            <text:p>2200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93">
            <text:p>93</text:p>
          </table:table-cell>
          <table:table-cell office:value-type="float" office:value="56">
            <text:p>56</text:p>
          </table:table-cell>
          <table:table-cell office:value-type="float" office:value="20">
            <text:p>20</text:p>
          </table:table-cell>
          <table:table-cell table:number-columns-repeated="17" office:value-type="string">
            <text:p>****</text:p>
          </table:table-cell>
          <table:table-cell table:style-name="Default" table:formula="oooc:=(OR([.F94]&gt;=20;AND(NOT([.Q94]=&quot;****&quot;);[.Q94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11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6828965">
            <text:p>16828965</text:p>
          </table:table-cell>
          <table:table-cell office:value-type="string">
            <text:p>Necklace_of_Fireballs_I</text:p>
          </table:table-cell>
          <table:table-cell office:value-type="float" office:value="16829073">
            <text:p>16829073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7" office:value-type="string">
            <text:p>****</text:p>
          </table:table-cell>
          <table:table-cell office:value-type="float" office:value="1650">
            <text:p>1650</text:p>
          </table:table-cell>
          <table:table-cell office:value-type="float" office:value="19">
            <text:p>19</text:p>
          </table:table-cell>
          <table:table-cell table:number-columns-repeated="24" office:value-type="string">
            <text:p>****</text:p>
          </table:table-cell>
          <table:table-cell table:formula="oooc:=(OR([.F95]&gt;=20;AND(NOT([.Q95]=&quot;****&quot;);[.Q95]&gt;5)))*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11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6828966">
            <text:p>16828966</text:p>
          </table:table-cell>
          <table:table-cell office:value-type="string">
            <text:p>Necklace_of_Fireballs_II</text:p>
          </table:table-cell>
          <table:table-cell office:value-type="float" office:value="16829074">
            <text:p>16829074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7" office:value-type="string">
            <text:p>****</text:p>
          </table:table-cell>
          <table:table-cell office:value-type="float" office:value="2700">
            <text:p>2700</text:p>
          </table:table-cell>
          <table:table-cell office:value-type="float" office:value="19">
            <text:p>19</text:p>
          </table:table-cell>
          <table:table-cell table:number-columns-repeated="24" office:value-type="string">
            <text:p>****</text:p>
          </table:table-cell>
          <table:table-cell table:formula="oooc:=(OR([.F96]&gt;=20;AND(NOT([.Q96]=&quot;****&quot;);[.Q96]&gt;5)))*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11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6828967">
            <text:p>16828967</text:p>
          </table:table-cell>
          <table:table-cell office:value-type="string">
            <text:p>Necklace_of_Fireballs_III</text:p>
          </table:table-cell>
          <table:table-cell office:value-type="float" office:value="16829075">
            <text:p>16829075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7" office:value-type="string">
            <text:p>****</text:p>
          </table:table-cell>
          <table:table-cell office:value-type="float" office:value="4350">
            <text:p>4350</text:p>
          </table:table-cell>
          <table:table-cell office:value-type="float" office:value="19">
            <text:p>19</text:p>
          </table:table-cell>
          <table:table-cell table:number-columns-repeated="24" office:value-type="string">
            <text:p>****</text:p>
          </table:table-cell>
          <table:table-cell table:formula="oooc:=(OR([.F97]&gt;=20;AND(NOT([.Q97]=&quot;****&quot;);[.Q97]&gt;5)))*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11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6828968">
            <text:p>16828968</text:p>
          </table:table-cell>
          <table:table-cell office:value-type="string">
            <text:p>Necklace_of_Fireballs_IV</text:p>
          </table:table-cell>
          <table:table-cell office:value-type="float" office:value="16829076">
            <text:p>16829076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7" office:value-type="string">
            <text:p>****</text:p>
          </table:table-cell>
          <table:table-cell office:value-type="float" office:value="5400">
            <text:p>5400</text:p>
          </table:table-cell>
          <table:table-cell office:value-type="float" office:value="19">
            <text:p>19</text:p>
          </table:table-cell>
          <table:table-cell table:number-columns-repeated="24" office:value-type="string">
            <text:p>****</text:p>
          </table:table-cell>
          <table:table-cell table:formula="oooc:=(OR([.F98]&gt;=20;AND(NOT([.Q98]=&quot;****&quot;);[.Q98]&gt;5)))*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11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6828969">
            <text:p>16828969</text:p>
          </table:table-cell>
          <table:table-cell office:value-type="string">
            <text:p>Necklace_of_Fireballs_V</text:p>
          </table:table-cell>
          <table:table-cell office:value-type="float" office:value="16829077">
            <text:p>16829077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7" office:value-type="string">
            <text:p>****</text:p>
          </table:table-cell>
          <table:table-cell office:value-type="float" office:value="5850">
            <text:p>5850</text:p>
          </table:table-cell>
          <table:table-cell office:value-type="float" office:value="19">
            <text:p>19</text:p>
          </table:table-cell>
          <table:table-cell table:number-columns-repeated="24" office:value-type="string">
            <text:p>****</text:p>
          </table:table-cell>
          <table:table-cell table:formula="oooc:=(OR([.F99]&gt;=20;AND(NOT([.Q99]=&quot;****&quot;);[.Q99]&gt;5)))*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11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6828970">
            <text:p>16828970</text:p>
          </table:table-cell>
          <table:table-cell office:value-type="string">
            <text:p>Necklace_of_Fireballs_VI</text:p>
          </table:table-cell>
          <table:table-cell office:value-type="float" office:value="16829078">
            <text:p>16829078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7" office:value-type="string">
            <text:p>****</text:p>
          </table:table-cell>
          <table:table-cell office:value-type="float" office:value="8100">
            <text:p>8100</text:p>
          </table:table-cell>
          <table:table-cell office:value-type="float" office:value="19">
            <text:p>19</text:p>
          </table:table-cell>
          <table:table-cell table:number-columns-repeated="24" office:value-type="string">
            <text:p>****</text:p>
          </table:table-cell>
          <table:table-cell table:formula="oooc:=(OR([.F100]&gt;=20;AND(NOT([.Q100]=&quot;****&quot;);[.Q100]&gt;5)))*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11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6828971">
            <text:p>16828971</text:p>
          </table:table-cell>
          <table:table-cell office:value-type="string">
            <text:p>Necklace_of_Fireballs_VII</text:p>
          </table:table-cell>
          <table:table-cell office:value-type="float" office:value="16829079">
            <text:p>16829079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7" office:value-type="string">
            <text:p>****</text:p>
          </table:table-cell>
          <table:table-cell office:value-type="float" office:value="8700">
            <text:p>8700</text:p>
          </table:table-cell>
          <table:table-cell office:value-type="float" office:value="19">
            <text:p>19</text:p>
          </table:table-cell>
          <table:table-cell table:number-columns-repeated="24" office:value-type="string">
            <text:p>****</text:p>
          </table:table-cell>
          <table:table-cell table:formula="oooc:=(OR([.F101]&gt;=20;AND(NOT([.Q101]=&quot;****&quot;);[.Q101]&gt;5)))*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11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6828972">
            <text:p>16828972</text:p>
          </table:table-cell>
          <table:table-cell office:value-type="string">
            <text:p>Periapt_of_Health</text:p>
          </table:table-cell>
          <table:table-cell office:value-type="float" office:value="16829080">
            <text:p>16829080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47">
            <text:p>147</text:p>
          </table:table-cell>
          <table:table-cell table:number-columns-repeated="7" office:value-type="string">
            <text:p>****</text:p>
          </table:table-cell>
          <table:table-cell office:value-type="float" office:value="7500">
            <text:p>7500</text:p>
          </table:table-cell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table:number-columns-repeated="22" office:value-type="string">
            <text:p>****</text:p>
          </table:table-cell>
          <table:table-cell table:formula="oooc:=(OR([.F102]&gt;=20;AND(NOT([.Q102]=&quot;****&quot;);[.Q102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11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6828973">
            <text:p>16828973</text:p>
          </table:table-cell>
          <table:table-cell office:value-type="string">
            <text:p>Periapt_of_Proof_against_Poison</text:p>
          </table:table-cell>
          <table:table-cell office:value-type="float" office:value="16829081">
            <text:p>16829081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26">
            <text:p>126</text:p>
          </table:table-cell>
          <table:table-cell table:number-columns-repeated="7" office:value-type="string">
            <text:p>****</text:p>
          </table:table-cell>
          <table:table-cell office:value-type="float" office:value="27000">
            <text:p>27000</text:p>
          </table:table-cell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table:number-columns-repeated="22" office:value-type="string">
            <text:p>****</text:p>
          </table:table-cell>
          <table:table-cell table:formula="oooc:=(OR([.F103]&gt;=20;AND(NOT([.Q103]=&quot;****&quot;);[.Q103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11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3394">
            <text:p>13394</text:p>
          </table:table-cell>
          <table:table-cell office:value-type="string">
            <text:p>Periapt_of_Wisdom_+2</text:p>
          </table:table-cell>
          <table:table-cell office:value-type="float" office:value="16829082">
            <text:p>16829082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55">
            <text:p>355</text:p>
          </table:table-cell>
          <table:table-cell table:number-columns-repeated="7" office:value-type="string">
            <text:p>****</text:p>
          </table:table-cell>
          <table:table-cell office:value-type="float" office:value="4000">
            <text:p>400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1" office:value-type="string">
            <text:p>****</text:p>
          </table:table-cell>
          <table:table-cell table:formula="oooc:=(OR([.F104]&gt;=20;AND(NOT([.Q104]=&quot;****&quot;);[.Q104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11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3396">
            <text:p>13396</text:p>
          </table:table-cell>
          <table:table-cell office:value-type="string">
            <text:p>Periapt_of_Wisdom_+4</text:p>
          </table:table-cell>
          <table:table-cell office:value-type="float" office:value="16829083">
            <text:p>16829083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55">
            <text:p>355</text:p>
          </table:table-cell>
          <table:table-cell table:number-columns-repeated="7" office:value-type="string">
            <text:p>****</text:p>
          </table:table-cell>
          <table:table-cell office:value-type="float" office:value="16000">
            <text:p>1600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1" office:value-type="string">
            <text:p>****</text:p>
          </table:table-cell>
          <table:table-cell table:formula="oooc:=(OR([.F105]&gt;=20;AND(NOT([.Q105]=&quot;****&quot;);[.Q105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11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90901">
            <text:p>90901</text:p>
          </table:table-cell>
          <table:table-cell office:value-type="string">
            <text:p>Periapt_of_Wisdom_+6</text:p>
          </table:table-cell>
          <table:table-cell office:value-type="float" office:value="16829084">
            <text:p>16829084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55">
            <text:p>355</text:p>
          </table:table-cell>
          <table:table-cell table:number-columns-repeated="7" office:value-type="string">
            <text:p>****</text:p>
          </table:table-cell>
          <table:table-cell office:value-type="float" office:value="36000">
            <text:p>3600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1" office:value-type="string">
            <text:p>****</text:p>
          </table:table-cell>
          <table:table-cell table:formula="oooc:=(OR([.F106]&gt;=20;AND(NOT([.Q106]=&quot;****&quot;);[.Q106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11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6828974">
            <text:p>16828974</text:p>
          </table:table-cell>
          <table:table-cell office:value-type="string">
            <text:p>Periapt_of_Epic_Wisdom_+8</text:p>
          </table:table-cell>
          <table:table-cell office:value-type="float" office:value="16829085">
            <text:p>16829085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76">
            <text:p>376</text:p>
          </table:table-cell>
          <table:table-cell table:number-columns-repeated="7" office:value-type="string">
            <text:p>****</text:p>
          </table:table-cell>
          <table:table-cell office:value-type="float" office:value="640000">
            <text:p>64000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1" office:value-type="string">
            <text:p>****</text:p>
          </table:table-cell>
          <table:table-cell table:formula="oooc:=(OR([.F107]&gt;=20;AND(NOT([.Q107]=&quot;****&quot;);[.Q107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11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6828975">
            <text:p>16828975</text:p>
          </table:table-cell>
          <table:table-cell office:value-type="string">
            <text:p>Periapt_of_Epic_Wisdom_+10</text:p>
          </table:table-cell>
          <table:table-cell office:value-type="float" office:value="16829086">
            <text:p>16829086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76">
            <text:p>376</text:p>
          </table:table-cell>
          <table:table-cell table:number-columns-repeated="7" office:value-type="string">
            <text:p>****</text:p>
          </table:table-cell>
          <table:table-cell office:value-type="float" office:value="1000000">
            <text:p>100000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21" office:value-type="string">
            <text:p>****</text:p>
          </table:table-cell>
          <table:table-cell table:formula="oooc:=(OR([.F108]&gt;=20;AND(NOT([.Q108]=&quot;****&quot;);[.Q108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11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6828976">
            <text:p>16828976</text:p>
          </table:table-cell>
          <table:table-cell office:value-type="string">
            <text:p>Periapt_of_Epic_Wisdom_+12</text:p>
          </table:table-cell>
          <table:table-cell office:value-type="float" office:value="16829087">
            <text:p>16829087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76">
            <text:p>376</text:p>
          </table:table-cell>
          <table:table-cell table:number-columns-repeated="7" office:value-type="string">
            <text:p>****</text:p>
          </table:table-cell>
          <table:table-cell office:value-type="float" office:value="1440000">
            <text:p>144000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1" office:value-type="string">
            <text:p>****</text:p>
          </table:table-cell>
          <table:table-cell table:formula="oooc:=(OR([.F109]&gt;=20;AND(NOT([.Q109]=&quot;****&quot;);[.Q109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11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6828977">
            <text:p>16828977</text:p>
          </table:table-cell>
          <table:table-cell office:value-type="string">
            <text:p>Periapt_of_Wound_Closure</text:p>
          </table:table-cell>
          <table:table-cell office:value-type="float" office:value="16829088">
            <text:p>16829088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table:number-columns-repeated="7" office:value-type="string">
            <text:p>****</text:p>
          </table:table-cell>
          <table:table-cell office:value-type="float" office:value="15000">
            <text:p>15000</text:p>
          </table:table-cell>
          <table:table-cell office:value-type="float" office:value="19">
            <text:p>19</text:p>
          </table:table-cell>
          <table:table-cell office:value-type="float" office:value="51">
            <text:p>5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21" office:value-type="string">
            <text:p>****</text:p>
          </table:table-cell>
          <table:table-cell table:formula="oooc:=(OR([.F110]&gt;=20;AND(NOT([.Q110]=&quot;****&quot;);[.Q110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11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3850">
            <text:p>13850</text:p>
          </table:table-cell>
          <table:table-cell office:value-type="string">
            <text:p>Robe_of_the_Archmagi_White</text:p>
          </table:table-cell>
          <table:table-cell office:value-type="float" office:value="16829089">
            <text:p>16829089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****</text:p>
          </table:table-cell>
          <table:table-cell office:value-type="float" office:value="25">
            <text:p>25</text:p>
          </table:table-cell>
          <table:table-cell office:value-type="string">
            <text:p>ANTI_MAGIC_FIELD</text:p>
          </table:table-cell>
          <table:table-cell table:number-columns-repeated="2" office:value-type="string">
            <text:p>****</text:p>
          </table:table-cell>
          <table:table-cell office:value-type="float" office:value="102">
            <text:p>102</text:p>
          </table:table-cell>
          <table:table-cell office:value-type="float" office:value="450">
            <text:p>450</text:p>
          </table:table-cell>
          <table:table-cell office:value-type="string">
            <text:p>G</text:p>
          </table:table-cell>
          <table:table-cell table:number-columns-repeated="2" office:value-type="string">
            <text:p>****</text:p>
          </table:table-cell>
          <table:table-cell office:value-type="float" office:value="75000">
            <text:p>7500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****</text:p>
          </table:table-cell>
          <table:table-cell office:value-type="float" office:value="62">
            <text:p>62</text:p>
          </table:table-cell>
          <table:table-cell office:value-type="float" office:value="4">
            <text:p>4</text:p>
          </table:table-cell>
          <table:table-cell table:number-columns-repeated="6" office:value-type="string">
            <text:p>****</text:p>
          </table:table-cell>
          <table:table-cell table:formula="oooc:=(OR([.F111]&gt;=20;AND(NOT([.Q111]=&quot;****&quot;);[.Q111]&gt;5)))*1" office:value-type="float" office:value="0">
            <text:p>0</text:p>
          </table:table-cell>
          <table:table-cell office:value-type="string">
            <text:p>****</text:p>
          </table:table-cell>
          <table:table-cell office:value-type="string">
            <text:p>FIX</text:p>
          </table:table-cell>
          <table:table-cell office:value-type="string">
            <text:p>add antimagic field</text:p>
          </table:table-cell>
          <table:table-cell table:number-columns-repeated="209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3852">
            <text:p>13852</text:p>
          </table:table-cell>
          <table:table-cell office:value-type="string">
            <text:p>Robe_of_the_Archmagi_Grey</text:p>
          </table:table-cell>
          <table:table-cell office:value-type="float" office:value="16829090">
            <text:p>16829090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****</text:p>
          </table:table-cell>
          <table:table-cell office:value-type="float" office:value="25">
            <text:p>25</text:p>
          </table:table-cell>
          <table:table-cell office:value-type="string">
            <text:p>ANTI_MAGIC_FIELD</text:p>
          </table:table-cell>
          <table:table-cell table:number-columns-repeated="2" office:value-type="string">
            <text:p>****</text:p>
          </table:table-cell>
          <table:table-cell office:value-type="float" office:value="102">
            <text:p>102</text:p>
          </table:table-cell>
          <table:table-cell office:value-type="float" office:value="450">
            <text:p>450</text:p>
          </table:table-cell>
          <table:table-cell office:value-type="string">
            <text:p>N</text:p>
          </table:table-cell>
          <table:table-cell table:number-columns-repeated="2" office:value-type="string">
            <text:p>****</text:p>
          </table:table-cell>
          <table:table-cell office:value-type="float" office:value="75000">
            <text:p>7500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****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****</text:p>
          </table:table-cell>
          <table:table-cell office:value-type="float" office:value="65">
            <text:p>65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****</text:p>
          </table:table-cell>
          <table:table-cell table:formula="oooc:=(OR([.F112]&gt;=20;AND(NOT([.Q112]=&quot;****&quot;);[.Q112]&gt;5)))*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IX</text:p>
          </table:table-cell>
          <table:table-cell office:value-type="string">
            <text:p>add antimagic field</text:p>
          </table:table-cell>
          <table:table-cell table:number-columns-repeated="209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3854">
            <text:p>13854</text:p>
          </table:table-cell>
          <table:table-cell office:value-type="string">
            <text:p>Robe_of_the_Archmagi_Black</text:p>
          </table:table-cell>
          <table:table-cell office:value-type="float" office:value="16829091">
            <text:p>16829091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****</text:p>
          </table:table-cell>
          <table:table-cell office:value-type="float" office:value="25">
            <text:p>25</text:p>
          </table:table-cell>
          <table:table-cell office:value-type="string">
            <text:p>ANTI_MAGIC_FIELD</text:p>
          </table:table-cell>
          <table:table-cell table:number-columns-repeated="2" office:value-type="string">
            <text:p>****</text:p>
          </table:table-cell>
          <table:table-cell office:value-type="float" office:value="102">
            <text:p>102</text:p>
          </table:table-cell>
          <table:table-cell office:value-type="float" office:value="450">
            <text:p>450</text:p>
          </table:table-cell>
          <table:table-cell office:value-type="string">
            <text:p>E</text:p>
          </table:table-cell>
          <table:table-cell table:number-columns-repeated="2" office:value-type="string">
            <text:p>****</text:p>
          </table:table-cell>
          <table:table-cell office:value-type="float" office:value="75000">
            <text:p>7500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****</text:p>
          </table:table-cell>
          <table:table-cell office:value-type="float" office:value="62">
            <text:p>62</text:p>
          </table:table-cell>
          <table:table-cell office:value-type="float" office:value="5">
            <text:p>5</text:p>
          </table:table-cell>
          <table:table-cell table:number-columns-repeated="6" office:value-type="string">
            <text:p>****</text:p>
          </table:table-cell>
          <table:table-cell table:formula="oooc:=(OR([.F113]&gt;=20;AND(NOT([.Q113]=&quot;****&quot;);[.Q113]&gt;5)))*1" office:value-type="float" office:value="0">
            <text:p>0</text:p>
          </table:table-cell>
          <table:table-cell office:value-type="string">
            <text:p>****</text:p>
          </table:table-cell>
          <table:table-cell office:value-type="string">
            <text:p>FIX</text:p>
          </table:table-cell>
          <table:table-cell office:value-type="string">
            <text:p>add antimagic field</text:p>
          </table:table-cell>
          <table:table-cell table:number-columns-repeated="209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6828978">
            <text:p>16828978</text:p>
          </table:table-cell>
          <table:table-cell office:value-type="string">
            <text:p>Robe_of_Eyes</text:p>
          </table:table-cell>
          <table:table-cell office:value-type="float" office:value="16829092">
            <text:p>16829092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table:number-columns-repeated="7" office:value-type="string">
            <text:p>****</text:p>
          </table:table-cell>
          <table:table-cell office:value-type="float" office:value="120000">
            <text:p>120000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table:number-columns-repeated="3" office:value-type="string">
            <text:p>****</text:p>
          </table:table-cell>
          <table:table-cell office:value-type="float" office:value="71">
            <text:p>71</text:p>
          </table:table-cell>
          <table:table-cell table:number-columns-repeated="3" office:value-type="string">
            <text:p>****</text:p>
          </table:table-cell>
          <table:table-cell office:value-type="float" office:value="52">
            <text:p>52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office:value-type="float" office:value="52">
            <text:p>52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office:value-type="float" office:value="12">
            <text:p>12</text:p>
          </table:table-cell>
          <table:table-cell office:value-type="float" office:value="382">
            <text:p>382</text:p>
          </table:table-cell>
          <table:table-cell table:number-columns-repeated="6" office:value-type="string">
            <text:p>****</text:p>
          </table:table-cell>
          <table:table-cell table:formula="oooc:=(OR([.F114]&gt;=20;AND(NOT([.Q114]=&quot;****&quot;);[.Q114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11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47614">
            <text:p>47614</text:p>
          </table:table-cell>
          <table:table-cell office:value-type="string">
            <text:p>Robe_of_Scintillating_Colors</text:p>
          </table:table-cell>
          <table:table-cell office:value-type="float" office:value="16829093">
            <text:p>16829093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3208">
            <text:p>3208</text:p>
          </table:table-cell>
          <table:table-cell office:value-type="string">
            <text:p>RAINBOW_PATTERN</text:p>
          </table:table-cell>
          <table:table-cell table:number-columns-repeated="6" office:value-type="string">
            <text:p>****</text:p>
          </table:table-cell>
          <table:table-cell office:value-type="float" office:value="27000">
            <text:p>27000</text:p>
          </table:table-cell>
          <table:table-cell office:value-type="float" office:value="16">
            <text:p>16</text:p>
          </table:table-cell>
          <table:table-cell table:number-columns-repeated="24" office:value-type="string">
            <text:p>****</text:p>
          </table:table-cell>
          <table:table-cell table:formula="oooc:=(OR([.F115]&gt;=20;AND(NOT([.Q115]=&quot;****&quot;);[.Q115]&gt;5)))*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IX</text:p>
          </table:table-cell>
          <table:table-cell office:value-type="string">
            <text:p>add rainbow pattern</text:p>
          </table:table-cell>
          <table:table-cell table:number-columns-repeated="209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48908">
            <text:p>48908</text:p>
          </table:table-cell>
          <table:table-cell office:value-type="string">
            <text:p>Scarab_of_Protection</text:p>
          </table:table-cell>
          <table:table-cell office:value-type="float" office:value="16829094">
            <text:p>16829094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float" office:value="168">
            <text:p>168</text:p>
          </table:table-cell>
          <table:table-cell table:number-columns-repeated="6" office:value-type="string">
            <text:p>****</text:p>
          </table:table-cell>
          <table:table-cell office:value-type="float" office:value="38000">
            <text:p>38000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****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table:number-columns-repeated="14" office:value-type="string">
            <text:p>****</text:p>
          </table:table-cell>
          <table:table-cell table:formula="oooc:=(OR([.F116]&gt;=20;AND(NOT([.Q116]=&quot;****&quot;);[.Q116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11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47617">
            <text:p>47617</text:p>
          </table:table-cell>
          <table:table-cell office:value-type="string">
            <text:p>Vest_of_Escape</text:p>
          </table:table-cell>
          <table:table-cell office:value-type="float" office:value="16829095">
            <text:p>16829095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  <table:table-cell office:value-type="float" office:value="93">
            <text:p>93</text:p>
          </table:table-cell>
          <table:table-cell table:number-columns-repeated="6" office:value-type="string">
            <text:p>****</text:p>
          </table:table-cell>
          <table:table-cell office:value-type="float" office:value="5200">
            <text:p>5200</text:p>
          </table:table-cell>
          <table:table-cell office:value-type="float" office:value="16">
            <text:p>16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office:value-type="float" office:value="52">
            <text:p>52</text:p>
          </table:table-cell>
          <table:table-cell office:value-type="string">
            <text:p>****</text:p>
          </table:table-cell>
          <table:table-cell office:value-type="float" office:value="6">
            <text:p>6</text:p>
          </table:table-cell>
          <table:table-cell table:number-columns-repeated="17" office:value-type="string">
            <text:p>****</text:p>
          </table:table-cell>
          <table:table-cell table:formula="oooc:=(OR([.F117]&gt;=20;AND(NOT([.Q117]=&quot;****&quot;);[.Q117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11"/>
        </table:table-row>
        <table:table-row table:style-name="ro1" table:number-rows-repeated="3">
          <table:table-cell table:number-columns-repeated="43"/>
          <table:table-cell table:style-name="Default"/>
          <table:table-cell table:number-columns-repeated="212"/>
        </table:table-row>
        <table:table-row table:style-name="ro1" table:number-rows-repeated="2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raft_ring" table:style-name="ta4" table:print="false">
        <table:table-column table:style-name="co9" table:number-columns-repeated="256" table:default-cell-style-name="Default"/>
        <table:table-row table:style-name="ro1">
          <table:table-cell table:number-columns-repeated="256"/>
        </table:table-row>
      </table:table>
      <table:table table:name="prc_craft_gen_it" table:style-name="ta5" table:print="false">
        <table:table-column table:style-name="co46" table:default-cell-style-name="Default"/>
        <table:table-column table:style-name="co47" table:default-cell-style-name="Default"/>
        <table:table-column table:style-name="co48" table:number-columns-repeated="2" table:default-cell-style-name="Default"/>
        <table:table-column table:style-name="co49" table:default-cell-style-name="Default"/>
        <table:table-row table:style-name="ro1">
          <table:table-cell office:value-type="string">
            <text:p>2DA</text:p>
          </table:table-cell>
          <table:table-cell office:value-type="string">
            <text:p>V2.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label</text:p>
          </table:table-cell>
          <table:table-cell office:value-type="string">
            <text:p>Blueprint</text:p>
          </table:table-cell>
          <table:table-cell office:value-type="string">
            <text:p>Typ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string">
            <text:p>shortsword</text:p>
          </table:table-cell>
          <table:table-cell office:value-type="string">
            <text:p>nw_wswss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6">
            <text:p>166</text:p>
          </table:table-cell>
          <table:table-cell office:value-type="string">
            <text:p>longsword</text:p>
          </table:table-cell>
          <table:table-cell office:value-type="string">
            <text:p>nw_wswls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9">
            <text:p>169</text:p>
          </table:table-cell>
          <table:table-cell office:value-type="string">
            <text:p>battleaxe</text:p>
          </table:table-cell>
          <table:table-cell office:value-type="string">
            <text:p>nw_waxbt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8">
            <text:p>168</text:p>
          </table:table-cell>
          <table:table-cell office:value-type="string">
            <text:p>bastardsword</text:p>
          </table:table-cell>
          <table:table-cell office:value-type="string">
            <text:p>nw_wswbs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76">
            <text:p>176</text:p>
          </table:table-cell>
          <table:table-cell office:value-type="string">
            <text:p>lightflail</text:p>
          </table:table-cell>
          <table:table-cell office:value-type="string">
            <text:p>nw_wblfl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78">
            <text:p>178</text:p>
          </table:table-cell>
          <table:table-cell office:value-type="string">
            <text:p>warhammer</text:p>
          </table:table-cell>
          <table:table-cell office:value-type="string">
            <text:p>nw_wblhw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73">
            <text:p>173</text:p>
          </table:table-cell>
          <table:table-cell office:value-type="string">
            <text:p>heavycrossbow</text:p>
          </table:table-cell>
          <table:table-cell office:value-type="string">
            <text:p>nw_wbwxh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74">
            <text:p>174</text:p>
          </table:table-cell>
          <table:table-cell office:value-type="string">
            <text:p>lightcrossbow</text:p>
          </table:table-cell>
          <table:table-cell office:value-type="string">
            <text:p>nw_wbwxl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0">
            <text:p>170</text:p>
          </table:table-cell>
          <table:table-cell office:value-type="string">
            <text:p>longbow</text:p>
          </table:table-cell>
          <table:table-cell office:value-type="string">
            <text:p>nw_wbwln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7">
            <text:p>177</text:p>
          </table:table-cell>
          <table:table-cell office:value-type="string">
            <text:p>lightmace</text:p>
          </table:table-cell>
          <table:table-cell office:value-type="string">
            <text:p>nw_wblml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5">
            <text:p>175</text:p>
          </table:table-cell>
          <table:table-cell office:value-type="string">
            <text:p>halberd</text:p>
          </table:table-cell>
          <table:table-cell office:value-type="string">
            <text:p>nw_wplhb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71">
            <text:p>171</text:p>
          </table:table-cell>
          <table:table-cell office:value-type="string">
            <text:p>shortbow</text:p>
          </table:table-cell>
          <table:table-cell office:value-type="string">
            <text:p>nw_wbwsh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72">
            <text:p>172</text:p>
          </table:table-cell>
          <table:table-cell office:value-type="string">
            <text:p>twobladedsword</text:p>
          </table:table-cell>
          <table:table-cell office:value-type="string">
            <text:p>nw_wdbsw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">
            <text:p>167</text:p>
          </table:table-cell>
          <table:table-cell office:value-type="string">
            <text:p>greatsword</text:p>
          </table:table-cell>
          <table:table-cell office:value-type="string">
            <text:p>nw_wswgs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79">
            <text:p>179</text:p>
          </table:table-cell>
          <table:table-cell office:value-type="string">
            <text:p>smallshield</text:p>
          </table:table-cell>
          <table:table-cell office:value-type="string">
            <text:p>nw_ashsw00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35">
            <text:p>335</text:p>
          </table:table-cell>
          <table:table-cell office:value-type="string">
            <text:p>armor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82">
            <text:p>182</text:p>
          </table:table-cell>
          <table:table-cell office:value-type="string">
            <text:p>helmet</text:p>
          </table:table-cell>
          <table:table-cell office:value-type="string">
            <text:p>craft_helme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15">
            <text:p>515</text:p>
          </table:table-cell>
          <table:table-cell office:value-type="string">
            <text:p>greataxe</text:p>
          </table:table-cell>
          <table:table-cell office:value-type="string">
            <text:p>nw_waxgr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16">
            <text:p>1516</text:p>
          </table:table-cell>
          <table:table-cell office:value-type="string">
            <text:p>amulet</text:p>
          </table:table-cell>
          <table:table-cell office:value-type="string">
            <text:p>craft_amule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517">
            <text:p>1517</text:p>
          </table:table-cell>
          <table:table-cell office:value-type="string">
            <text:p>arrow</text:p>
          </table:table-cell>
          <table:table-cell office:value-type="string">
            <text:p>nw_wamar00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518">
            <text:p>1518</text:p>
          </table:table-cell>
          <table:table-cell office:value-type="string">
            <text:p>belt</text:p>
          </table:table-cell>
          <table:table-cell office:value-type="string">
            <text:p>craft_bel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1">
            <text:p>191</text:p>
          </table:table-cell>
          <table:table-cell office:value-type="string">
            <text:p>dagger</text:p>
          </table:table-cell>
          <table:table-cell office:value-type="string">
            <text:p>nw_wswdg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519">
            <text:p>1519</text:p>
          </table:table-cell>
          <table:table-cell office:value-type="string">
            <text:p>bolt</text:p>
          </table:table-cell>
          <table:table-cell office:value-type="string">
            <text:p>nw_wambo00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520">
            <text:p>1520</text:p>
          </table:table-cell>
          <table:table-cell office:value-type="string">
            <text:p>boots</text:p>
          </table:table-cell>
          <table:table-cell office:value-type="string">
            <text:p>craft_boots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521">
            <text:p>1521</text:p>
          </table:table-cell>
          <table:table-cell office:value-type="string">
            <text:p>bullet</text:p>
          </table:table-cell>
          <table:table-cell office:value-type="string">
            <text:p>nw_wambu00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522">
            <text:p>1522</text:p>
          </table:table-cell>
          <table:table-cell office:value-type="string">
            <text:p>club</text:p>
          </table:table-cell>
          <table:table-cell office:value-type="string">
            <text:p>nw_wblcl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525">
            <text:p>1525</text:p>
          </table:table-cell>
          <table:table-cell office:value-type="string">
            <text:p>dart</text:p>
          </table:table-cell>
          <table:table-cell office:value-type="string">
            <text:p>nw_wthdt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526">
            <text:p>1526</text:p>
          </table:table-cell>
          <table:table-cell office:value-type="string">
            <text:p>diremace</text:p>
          </table:table-cell>
          <table:table-cell office:value-type="string">
            <text:p>nw_wdbma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527">
            <text:p>1527</text:p>
          </table:table-cell>
          <table:table-cell office:value-type="string">
            <text:p>doubleaxe</text:p>
          </table:table-cell>
          <table:table-cell office:value-type="string">
            <text:p>nw_wdbax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529">
            <text:p>1529</text:p>
          </table:table-cell>
          <table:table-cell office:value-type="string">
            <text:p>heavyflail</text:p>
          </table:table-cell>
          <table:table-cell office:value-type="string">
            <text:p>nw_wblfh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530">
            <text:p>1530</text:p>
          </table:table-cell>
          <table:table-cell office:value-type="string">
            <text:p>gloves</text:p>
          </table:table-cell>
          <table:table-cell office:value-type="string">
            <text:p>craft_gloves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531">
            <text:p>1531</text:p>
          </table:table-cell>
          <table:table-cell office:value-type="string">
            <text:p>lighthammer</text:p>
          </table:table-cell>
          <table:table-cell office:value-type="string">
            <text:p>nw_wblhl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532">
            <text:p>1532</text:p>
          </table:table-cell>
          <table:table-cell office:value-type="string">
            <text:p>handaxe</text:p>
          </table:table-cell>
          <table:table-cell office:value-type="string">
            <text:p>nw_waxhn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534">
            <text:p>1534</text:p>
          </table:table-cell>
          <table:table-cell office:value-type="string">
            <text:p>kama</text:p>
          </table:table-cell>
          <table:table-cell office:value-type="string">
            <text:p>nw_wspka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535">
            <text:p>1535</text:p>
          </table:table-cell>
          <table:table-cell office:value-type="string">
            <text:p>katana</text:p>
          </table:table-cell>
          <table:table-cell office:value-type="string">
            <text:p>nw_wswka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536">
            <text:p>1536</text:p>
          </table:table-cell>
          <table:table-cell office:value-type="string">
            <text:p>kukri</text:p>
          </table:table-cell>
          <table:table-cell office:value-type="string">
            <text:p>nw_wspku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541">
            <text:p>1541</text:p>
          </table:table-cell>
          <table:table-cell office:value-type="string">
            <text:p>morningstar</text:p>
          </table:table-cell>
          <table:table-cell office:value-type="string">
            <text:p>nw_wblms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544">
            <text:p>1544</text:p>
          </table:table-cell>
          <table:table-cell office:value-type="string">
            <text:p>quarterstaff</text:p>
          </table:table-cell>
          <table:table-cell office:value-type="string">
            <text:p>nw_wdbqs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545">
            <text:p>1545</text:p>
          </table:table-cell>
          <table:table-cell office:value-type="string">
            <text:p>rapier</text:p>
          </table:table-cell>
          <table:table-cell office:value-type="string">
            <text:p>nw_wswrp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546">
            <text:p>1546</text:p>
          </table:table-cell>
          <table:table-cell office:value-type="string">
            <text:p>ring</text:p>
          </table:table-cell>
          <table:table-cell office:value-type="string">
            <text:p>craft_ring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547">
            <text:p>1547</text:p>
          </table:table-cell>
          <table:table-cell office:value-type="string">
            <text:p>scimitar</text:p>
          </table:table-cell>
          <table:table-cell office:value-type="string">
            <text:p>nw_wswsc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549">
            <text:p>1549</text:p>
          </table:table-cell>
          <table:table-cell office:value-type="string">
            <text:p>scythe</text:p>
          </table:table-cell>
          <table:table-cell office:value-type="string">
            <text:p>nw_wplsc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550">
            <text:p>1550</text:p>
          </table:table-cell>
          <table:table-cell office:value-type="string">
            <text:p>largeshield</text:p>
          </table:table-cell>
          <table:table-cell office:value-type="string">
            <text:p>nw_ashlw00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551">
            <text:p>1551</text:p>
          </table:table-cell>
          <table:table-cell office:value-type="string">
            <text:p>towershield</text:p>
          </table:table-cell>
          <table:table-cell office:value-type="string">
            <text:p>nw_ashto00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552">
            <text:p>1552</text:p>
          </table:table-cell>
          <table:table-cell office:value-type="string">
            <text:p>shortspear</text:p>
          </table:table-cell>
          <table:table-cell office:value-type="string">
            <text:p>nw_wplss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553">
            <text:p>1553</text:p>
          </table:table-cell>
          <table:table-cell office:value-type="string">
            <text:p>shuriken</text:p>
          </table:table-cell>
          <table:table-cell office:value-type="string">
            <text:p>nw_wthsh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554">
            <text:p>1554</text:p>
          </table:table-cell>
          <table:table-cell office:value-type="string">
            <text:p>sickle</text:p>
          </table:table-cell>
          <table:table-cell office:value-type="string">
            <text:p>nw_wspsc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555">
            <text:p>1555</text:p>
          </table:table-cell>
          <table:table-cell office:value-type="string">
            <text:p>sling</text:p>
          </table:table-cell>
          <table:table-cell office:value-type="string">
            <text:p>nw_wbwsl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557">
            <text:p>1557</text:p>
          </table:table-cell>
          <table:table-cell office:value-type="string">
            <text:p>throwingaxe</text:p>
          </table:table-cell>
          <table:table-cell office:value-type="string">
            <text:p>nw_wthax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66">
            <text:p>66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67">
            <text:p>67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68">
            <text:p>68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74">
            <text:p>74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76">
            <text:p>76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2194">
            <text:p>2194</text:p>
          </table:table-cell>
          <table:table-cell office:value-type="string">
            <text:p>bracer</text:p>
          </table:table-cell>
          <table:table-cell office:value-type="string">
            <text:p>craft_bracers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9">
            <text:p>79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220">
            <text:p>2220</text:p>
          </table:table-cell>
          <table:table-cell office:value-type="string">
            <text:p>cloak</text:p>
          </table:table-cell>
          <table:table-cell office:value-type="string">
            <text:p>craft_cloak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82">
            <text:p>82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83">
            <text:p>83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89">
            <text:p>89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93">
            <text:p>93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94">
            <text:p>94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98">
            <text:p>98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83310">
            <text:p>83310</text:p>
          </table:table-cell>
          <table:table-cell office:value-type="string">
            <text:p>dwarvenwaraxe</text:p>
          </table:table-cell>
          <table:table-cell office:value-type="string">
            <text:p>x2_wdwraxe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83617">
            <text:p>83617</text:p>
          </table:table-cell>
          <table:table-cell office:value-type="string">
            <text:p>Whip</text:p>
          </table:table-cell>
          <table:table-cell office:value-type="string">
            <text:p>x2_it_wpwhip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table:number-columns-repeated="4" office:value-type="string">
            <text:p>****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6P0" style:volatile="true">
      <number:text>$</number:text>
      <number:number number:decimal-places="0" number:min-integer-digits="1" number:grouping="true"/>
    </number:number-style>
    <number:number-style style:name="N116">
      <number:text>-$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</number:number-style>
    <number:number-style style:name="N117">
      <style:text-properties fo:color="#ff0000"/>
      <number:text>-$</number:text>
      <number:number number:decimal-places="0" number:min-integer-digits="1" number:grouping="true"/>
      <style:map style:condition="value()&gt;=0" style:apply-style-name="N117P0"/>
    </number:number-style>
    <number:number-style style:name="N119P0" style:volatile="true">
      <number:text>$</number:text>
      <number:number number:decimal-places="2" number:min-integer-digits="1" number:grouping="true"/>
    </number:number-style>
    <number:number-style style:name="N119">
      <number:text>-$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</number:number-style>
    <number:number-style style:name="N120">
      <style:text-properties fo:color="#ff0000"/>
      <number:text>-$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-</number:text>
      <number:number number:decimal-places="0" number:min-integer-digits="1" number:grouping="true"/>
      <number:text> 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0" number:min-integer-digits="1" number:grouping="true"/>
      <number:text> </number:text>
    </number:number-style>
    <number:number-style style:name="N128P1" style:volatile="true">
      <number:text>-$</number:text>
      <number:number number:decimal-places="0" number:min-integer-digits="1" number:grouping="true"/>
      <number:text> </number:text>
    </number:number-style>
    <number:number-style style:name="N128P2" style:volatile="true">
      <number:text> $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</number:text>
    </number:number-style>
    <number:number-style style:name="N132P1" style:volatile="true">
      <number:text>-</number:text>
      <number:number number:decimal-places="2" number:min-integer-digits="1" number:grouping="true"/>
      <number:text> </number:text>
    </number:number-style>
    <number:number-style style:name="N132P2" style:volatile="true">
      <number:text>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2" number:min-integer-digits="1" number:grouping="true"/>
      <number:text> </number:text>
    </number:number-style>
    <number:number-style style:name="N136P1" style:volatile="true">
      <number:text>-$</number:text>
      <number:number number:decimal-places="2" number:min-integer-digits="1" number:grouping="true"/>
      <number:text> </number:text>
    </number:number-style>
    <number:number-style style:name="N136P2" style:volatile="true">
      <number:text> $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date-style style:name="N5106" number:language="en" number:country="AU">
      <number:day/>
      <number:text>/</number:text>
      <number:month number:style="long"/>
      <number:text>/</number:text>
      <number:year number:style="long"/>
    </number:date-style>
    <number:date-style style:name="N5107" number:language="en" number:country="AU">
      <number:day/>
      <number:text>-</number:text>
      <number:month number:textual="true"/>
      <number:text>-</number:text>
      <number:year/>
    </number:date-style>
    <number:date-style style:name="N5108" number:language="en" number:country="AU">
      <number:day/>
      <number:text>-</number:text>
      <number:month number:textual="true"/>
    </number:date-style>
    <number:date-style style:name="N5109" number:language="en" number:country="AU">
      <number:month number:textual="true"/>
      <number:text>-</number:text>
      <number:year/>
    </number:date-style>
    <number:time-style style:name="N5110" number:language="en" number:country="AU">
      <number:hours/>
      <number:text>:</number:text>
      <number:minutes number:style="long"/>
      <number:text> </number:text>
      <number:am-pm/>
    </number:time-style>
    <number:time-style style:name="N5111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AU">
      <number:hours/>
      <number:text>:</number:text>
      <number:minutes number:style="long"/>
    </number:time-style>
    <number:time-style style:name="N5113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9-19">19/09/2006</text:date>, <text:time>23:36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raft_5f_armour" style:display-name="PageStyle_craft_armour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craft_5f_weapon" style:display-name="PageStyle_craft_weapon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craft_5f_wondrous" style:display-name="PageStyle_craft_wondrous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craft_5f_ring" style:display-name="PageStyle_craft_ring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creation-date>2006-07-19T17:32:31</meta:creation-date>
    <dc:date>2006-09-19T23:36:20</dc:date>
    <meta:print-date>1601-01-01T10:06:07</meta:print-date>
    <dc:language>en-US</dc:language>
    <meta:editing-cycles>181</meta:editing-cycles>
    <meta:editing-duration>P1DT3H1M23S</meta:editing-duration>
    <meta:user-defined meta:name="Info 1"/>
    <meta:user-defined meta:name="Info 2"/>
    <meta:user-defined meta:name="Info 3"/>
    <meta:user-defined meta:name="Info 4"/>
    <meta:document-statistic meta:table-count="5" meta:cell-count="9377"/>
  </office:meta>
</office:document-meta>
</file>